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select correct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Chateau la Confession Saint Emilion Grand Cru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9900">
            <text:p>99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1pe0rzy8eg0hagymx9</text:p>
          </table:table-cell>
          <table:table-cell office:value-type="string">
            <text:p>RED</text:p>
          </table:table-cell>
          <table:table-cell office:value-type="string">
            <text:p>Saint-Émilion Grand Cru</text:p>
          </table:table-cell>
          <table:table-cell office:value-type="string">
            <text:p>Château La Confession</text:p>
          </table:table-cell>
          <table:table-cell office:value-type="float" office:value="48.392826">
            <text:p>48.39282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>
            <text:p>Chateau Ormes De Pez saint esteph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6skgayzky81ms52aza</text:p>
          </table:table-cell>
          <table:table-cell office:value-type="string">
            <text:p>RED</text:p>
          </table:table-cell>
          <table:table-cell office:value-type="string">
            <text:p>Saint-Estèphe</text:p>
          </table:table-cell>
          <table:table-cell office:value-type="string">
            <text:p>Château Ormes de Pez</text:p>
          </table:table-cell>
          <table:table-cell office:value-type="float" office:value="50.292034">
            <text:p>50.29203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2">
            <text:p>22</text:p>
          </table:table-cell>
          <table:table-cell office:value-type="string">
            <text:p>SPARKLING</text:p>
          </table:table-cell>
          <table:table-cell office:value-type="string">
            <text:p>FRANCIACORTA CA‘ DEL BOSCO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5500">
            <text:p>5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ccghc75cyecdekrc9g</text:p>
          </table:table-cell>
          <table:table-cell office:value-type="string">
            <text:p>SPARKLING</text:p>
          </table:table-cell>
          <table:table-cell office:value-type="string">
            <text:p>Franciacorta</text:p>
          </table:table-cell>
          <table:table-cell office:value-type="string">
            <text:p>Ca' del Bosco</text:p>
          </table:table-cell>
          <table:table-cell office:value-type="float" office:value="35.184395">
            <text:p>35.18439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2">
            <text:p>22</text:p>
          </table:table-cell>
          <table:table-cell office:value-type="string">
            <text:p>SPARKLING</text:p>
          </table:table-cell>
          <table:table-cell office:value-type="string">
            <text:p>FRANCIACORTA CA‘ DEL BOSCO 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string">
            <text:p>0</text:p>
          </table:table-cell>
          <table:table-cell office:value-type="float" office:value="5500">
            <text:p>5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ccghc75cyecdekrc9g</text:p>
          </table:table-cell>
          <table:table-cell office:value-type="string">
            <text:p>SPARKLING</text:p>
          </table:table-cell>
          <table:table-cell office:value-type="string">
            <text:p>Franciacorta</text:p>
          </table:table-cell>
          <table:table-cell office:value-type="string">
            <text:p>Ca' del Bosco</text:p>
          </table:table-cell>
          <table:table-cell office:value-type="float" office:value="35.184395">
            <text:p>35.18439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30">
            <text:p>30</text:p>
          </table:table-cell>
          <table:table-cell office:value-type="string">
            <text:p>SPARKLING</text:p>
          </table:table-cell>
          <table:table-cell office:value-type="string">
            <text:p>CHAMPAGNE DE VENOGE Princes Rose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12000">
            <text:p>12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avwee2nsjwd6d805a7zcyk4</text:p>
          </table:table-cell>
          <table:table-cell office:value-type="string">
            <text:p>SPARKLING</text:p>
          </table:table-cell>
          <table:table-cell office:value-type="string">
            <text:p>Princes Rosé Champagne</text:p>
          </table:table-cell>
          <table:table-cell office:value-type="string">
            <text:p>De Venoge</text:p>
          </table:table-cell>
          <table:table-cell office:value-type="float" office:value="41.829437">
            <text:p>41.82943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41">
            <text:p>41</text:p>
          </table:table-cell>
          <table:table-cell office:value-type="string">
            <text:p>WHITE</text:p>
          </table:table-cell>
          <table:table-cell office:value-type="string">
            <text:p>BLATERLE - EBERLEHOF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2600">
            <text:p>26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ddpchz37phhyxhrgta</text:p>
          </table:table-cell>
          <table:table-cell office:value-type="string">
            <text:p>WHITE</text:p>
          </table:table-cell>
          <table:table-cell office:value-type="string">
            <text:p>Blaterle</text:p>
          </table:table-cell>
          <table:table-cell office:value-type="string">
            <text:p>Eberlehof</text:p>
          </table:table-cell>
          <table:table-cell office:value-type="float" office:value="48.096443">
            <text:p>48.09644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92">
            <text:p>92</text:p>
          </table:table-cell>
          <table:table-cell office:value-type="string">
            <text:p>RED</text:p>
          </table:table-cell>
          <table:table-cell office:value-type="string">
            <text:p>BLAUBURGUNDER „VINSCHGAU“ - KELLEREI MERA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3100">
            <text:p>31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r2pq1mme1g80nm4fwcj7ra</text:p>
          </table:table-cell>
          <table:table-cell office:value-type="string">
            <text:p>RED</text:p>
          </table:table-cell>
          <table:table-cell office:value-type="string">
            <text:p>Vinschgau Blauburgunder</text:p>
          </table:table-cell>
          <table:table-cell office:value-type="string">
            <text:p>Kellerei Meran</text:p>
          </table:table-cell>
          <table:table-cell office:value-type="float" office:value="54.830456">
            <text:p>54.83045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15">
            <text:p>115</text:p>
          </table:table-cell>
          <table:table-cell office:value-type="string">
            <text:p>RED</text:p>
          </table:table-cell>
          <table:table-cell office:value-type="string">
            <text:p>CABERNET „ISTRICE“ - ELENA WALCH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4300">
            <text:p>43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16820wjbdg9fbdw024</text:p>
          </table:table-cell>
          <table:table-cell office:value-type="string">
            <text:p>RED</text:p>
          </table:table-cell>
          <table:table-cell office:value-type="string">
            <text:p>Cabernet Istrice</text:p>
          </table:table-cell>
          <table:table-cell office:value-type="string">
            <text:p>Elena Walch</text:p>
          </table:table-cell>
          <table:table-cell office:value-type="float" office:value="51.93538">
            <text:p>51.9353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18">
            <text:p>118</text:p>
          </table:table-cell>
          <table:table-cell office:value-type="string">
            <text:p>RED</text:p>
          </table:table-cell>
          <table:table-cell office:value-type="string">
            <text:p>LAGREIN GRIES VILLA SCHMID - SCHMID OBERRAUTNER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3500">
            <text:p>3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sq48b3jve2v3bhek4vafnm</text:p>
          </table:table-cell>
          <table:table-cell office:value-type="string">
            <text:p>RED</text:p>
          </table:table-cell>
          <table:table-cell office:value-type="string">
            <text:p>Lagrein Gries Villa Schmid</text:p>
          </table:table-cell>
          <table:table-cell office:value-type="string">
            <text:p>Schmid Oberrautner</text:p>
          </table:table-cell>
          <table:table-cell office:value-type="float" office:value="96.266945">
            <text:p>96.26694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24">
            <text:p>124</text:p>
          </table:table-cell>
          <table:table-cell office:value-type="string">
            <text:p>RED</text:p>
          </table:table-cell>
          <table:table-cell office:value-type="string">
            <text:p>Lagrein Riserva “Weingarten Klosteranger” MURI-GRIES </text:p>
          </table:table-cell>
          <table:table-cell office:value-type="string"/>
          <table:table-cell office:value-type="string">
            <text:p> RobertParker 95 Punkte</text:p>
          </table:table-cell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9900">
            <text:p>99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4pmmfh93j1t0fkgezz7fazr</text:p>
          </table:table-cell>
          <table:table-cell office:value-type="string">
            <text:p>RED</text:p>
          </table:table-cell>
          <table:table-cell office:value-type="string">
            <text:p>Weingarten Klosteranger Lagrein Riserva</text:p>
          </table:table-cell>
          <table:table-cell office:value-type="string">
            <text:p>Muri-Gries</text:p>
          </table:table-cell>
          <table:table-cell office:value-type="float" office:value="68.885506">
            <text:p>68.88550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45">
            <text:p>145</text:p>
          </table:table-cell>
          <table:table-cell office:value-type="string">
            <text:p>RED</text:p>
          </table:table-cell>
          <table:table-cell office:value-type="string">
            <text:p>BRUNELLO DI MONTALCINO - COLLOSORBO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5800">
            <text:p>5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fgst7pg802das6cq32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ollosorbo</text:p>
          </table:table-cell>
          <table:table-cell office:value-type="float" office:value="44.95832">
            <text:p>44.9583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46">
            <text:p>146</text:p>
          </table:table-cell>
          <table:table-cell office:value-type="string">
            <text:p>RED</text:p>
          </table:table-cell>
          <table:table-cell office:value-type="string">
            <text:p>Brunello di Montalcino „La Casa Caparzo” </text:p>
          </table:table-cell>
          <table:table-cell office:value-type="string"/>
          <table:table-cell office:value-type="string">
            <text:p>James Suckling 97 Punkte , Robert Parker 93 Punkte</text:p>
          </table:table-cell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10000">
            <text:p>10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1pts0qc6257pa9w557</text:p>
          </table:table-cell>
          <table:table-cell office:value-type="string">
            <text:p>RED</text:p>
          </table:table-cell>
          <table:table-cell office:value-type="string">
            <text:p>La Casa Brunello di Montalcino</text:p>
          </table:table-cell>
          <table:table-cell office:value-type="string">
            <text:p>Caparzo</text:p>
          </table:table-cell>
          <table:table-cell office:value-type="float" office:value="45.829933">
            <text:p>45.82993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48">
            <text:p>148</text:p>
          </table:table-cell>
          <table:table-cell office:value-type="string">
            <text:p>RED</text:p>
          </table:table-cell>
          <table:table-cell office:value-type="string">
            <text:p>Brunello Di Montalcino Talenti ‘Piero’ </text:p>
          </table:table-cell>
          <table:table-cell office:value-type="string"/>
          <table:table-cell office:value-type="string">
            <text:p> James Suckling 100 Punkte, Falstaff 99 Punkte</text:p>
          </table:table-cell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15000">
            <text:p>15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f3cmb3kdn8xhtpbvng3mbs</text:p>
          </table:table-cell>
          <table:table-cell office:value-type="string">
            <text:p>RED</text:p>
          </table:table-cell>
          <table:table-cell office:value-type="string">
            <text:p>Piero Brunello di Montalcino</text:p>
          </table:table-cell>
          <table:table-cell office:value-type="string">
            <text:p>Talenti</text:p>
          </table:table-cell>
          <table:table-cell office:value-type="float" office:value="47.622253">
            <text:p>47.62225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55">
            <text:p>155</text:p>
          </table:table-cell>
          <table:table-cell office:value-type="string">
            <text:p>RED</text:p>
          </table:table-cell>
          <table:table-cell office:value-type="string">
            <text:p>BARBARESCO - GAJA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25000">
            <text:p>25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d3m8y62ggabzd1kdmg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Gaja</text:p>
          </table:table-cell>
          <table:table-cell office:value-type="float" office:value="31.459957">
            <text:p>31.45995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66">
            <text:p>166</text:p>
          </table:table-cell>
          <table:table-cell office:value-type="string"/>
          <table:table-cell office:value-type="string">
            <text:p>“FRANCIACORTA” CA‘ DEL BOSCO 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string">
            <text:p>0</text:p>
          </table:table-cell>
          <table:table-cell office:value-type="float" office:value="11400">
            <text:p>114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ccghc75cyecdekrc9g</text:p>
          </table:table-cell>
          <table:table-cell office:value-type="string">
            <text:p>SPARKLING</text:p>
          </table:table-cell>
          <table:table-cell office:value-type="string">
            <text:p>Franciacorta</text:p>
          </table:table-cell>
          <table:table-cell office:value-type="string">
            <text:p>Ca' del Bosco</text:p>
          </table:table-cell>
          <table:table-cell office:value-type="float" office:value="35.184395">
            <text:p>35.18439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69">
            <text:p>169</text:p>
          </table:table-cell>
          <table:table-cell office:value-type="string"/>
          <table:table-cell office:value-type="string">
            <text:p>Sylvaner „Alte Reben“ Pacherhof 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string">
            <text:p>0</text:p>
          </table:table-cell>
          <table:table-cell office:value-type="float" office:value="9400">
            <text:p>94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zm2wzyfdmfvtvp7c8x5fs</text:p>
          </table:table-cell>
          <table:table-cell office:value-type="string">
            <text:p>WHITE</text:p>
          </table:table-cell>
          <table:table-cell office:value-type="string">
            <text:p>Sylvaner Alte Reben</text:p>
          </table:table-cell>
          <table:table-cell office:value-type="string">
            <text:p>Pacherhof</text:p>
          </table:table-cell>
          <table:table-cell office:value-type="float" office:value="47.112045">
            <text:p>47.112045</text:p>
          </table:table-cell>
        </table:table-row>
        <table:table-row>
          <table:table-cell office:value-type="string"/>
          <table:table-cell office:value-type="float" office:value="0">
            <text:p>0</text:p>
          </table:table-cell>
          <table:table-cell office:value-type="string"/>
          <table:table-cell office:value-type="string">
            <text:p>Domaine Févre - Chablis Premiére Cru Vauloran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7900">
            <text:p>79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4pmmh36w3c0fbx3syphgq7m</text:p>
          </table:table-cell>
          <table:table-cell office:value-type="string">
            <text:p>WHITE</text:p>
          </table:table-cell>
          <table:table-cell office:value-type="string">
            <text:p>Chablis Premier Cru Vaulorent</text:p>
          </table:table-cell>
          <table:table-cell office:value-type="string">
            <text:p>Domaine William Fèvre</text:p>
          </table:table-cell>
          <table:table-cell office:value-type="float" office:value="39.557976">
            <text:p>39.557976</text:p>
          </table:table-cell>
        </table:table-row>
        <table:table-row>
          <table:table-cell office:value-type="string"/>
          <table:table-cell office:value-type="float" office:value="1">
            <text:p>1</text:p>
          </table:table-cell>
          <table:table-cell office:value-type="string"/>
          <table:table-cell office:value-type="string">
            <text:p>Merseult Les Clous Villages Bouchard Pére et Fil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9600">
            <text:p>96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xcbz5yyn79mp6j5wrj</text:p>
          </table:table-cell>
          <table:table-cell office:value-type="string">
            <text:p>WHITE</text:p>
          </table:table-cell>
          <table:table-cell office:value-type="string">
            <text:p>Meursault Les Clous</text:p>
          </table:table-cell>
          <table:table-cell office:value-type="string">
            <text:p>Bouchard Père &amp; Fils</text:p>
          </table:table-cell>
          <table:table-cell office:value-type="float" office:value="41.611816">
            <text:p>41.611816</text:p>
          </table:table-cell>
        </table:table-row>
        <table:table-row>
          <table:table-cell office:value-type="string"/>
          <table:table-cell office:value-type="float" office:value="2">
            <text:p>2</text:p>
          </table:table-cell>
          <table:table-cell office:value-type="string"/>
          <table:table-cell office:value-type="string">
            <text:p>Domaine de la Solitude Chateauneuf du Pap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7100">
            <text:p>71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n5ksh8fncpxmkxbsk3</text:p>
          </table:table-cell>
          <table:table-cell office:value-type="string">
            <text:p>RED</text:p>
          </table:table-cell>
          <table:table-cell office:value-type="string">
            <text:p>Les Vallons de la Solitude Châteauneuf-du-Pape</text:p>
          </table:table-cell>
          <table:table-cell office:value-type="string">
            <text:p>Domaine de la Solitude - Famille Lancon</text:p>
          </table:table-cell>
          <table:table-cell office:value-type="float" office:value="43.43712">
            <text:p>43.43712</text:p>
          </table:table-cell>
        </table:table-row>
        <table:table-row>
          <table:table-cell office:value-type="string"/>
          <table:table-cell office:value-type="float" office:value="3">
            <text:p>3</text:p>
          </table:table-cell>
          <table:table-cell office:value-type="string"/>
          <table:table-cell office:value-type="string">
            <text:p>Chassagne Montrachet Lamy Pillo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10400">
            <text:p>104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sxn69cmkmsh72gtkevj1n</text:p>
          </table:table-cell>
          <table:table-cell office:value-type="string">
            <text:p>WHITE</text:p>
          </table:table-cell>
          <table:table-cell office:value-type="string">
            <text:p>Chassagne-Montrachet Blanc</text:p>
          </table:table-cell>
          <table:table-cell office:value-type="string">
            <text:p>Lamy-Pillot</text:p>
          </table:table-cell>
          <table:table-cell office:value-type="float" office:value="45.5926">
            <text:p>45.5926</text:p>
          </table:table-cell>
        </table:table-row>
        <table:table-row>
          <table:table-cell office:value-type="string"/>
          <table:table-cell office:value-type="float" office:value="4">
            <text:p>4</text:p>
          </table:table-cell>
          <table:table-cell office:value-type="string"/>
          <table:table-cell office:value-type="string">
            <text:p>Chateau Grand Corbin Despagne Grand Cru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8700">
            <text:p>8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nt2w4ma4w9fqnt6qjt</text:p>
          </table:table-cell>
          <table:table-cell office:value-type="string">
            <text:p>RED</text:p>
          </table:table-cell>
          <table:table-cell office:value-type="string">
            <text:p>Petit Corbin-Despagne Saint-Émilion Grand Cru</text:p>
          </table:table-cell>
          <table:table-cell office:value-type="string">
            <text:p>Château Grand Corbin-Despagne</text:p>
          </table:table-cell>
          <table:table-cell office:value-type="float" office:value="75.297935">
            <text:p>75.297935</text:p>
          </table:table-cell>
        </table:table-row>
        <table:table-row>
          <table:table-cell office:value-type="string"/>
          <table:table-cell office:value-type="float" office:value="5">
            <text:p>5</text:p>
          </table:table-cell>
          <table:table-cell office:value-type="string"/>
          <table:table-cell office:value-type="string">
            <text:p>Chateau Grand Corbin Despagne Grand Cru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2008</text:p>
          </table:table-cell>
          <table:table-cell office:value-type="float" office:value="9300">
            <text:p>93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nt2w4ma4w9fqnt6qjt</text:p>
          </table:table-cell>
          <table:table-cell office:value-type="string">
            <text:p>RED</text:p>
          </table:table-cell>
          <table:table-cell office:value-type="string">
            <text:p>Petit Corbin-Despagne Saint-Émilion Grand Cru</text:p>
          </table:table-cell>
          <table:table-cell office:value-type="string">
            <text:p>Château Grand Corbin-Despagne</text:p>
          </table:table-cell>
          <table:table-cell office:value-type="float" office:value="75.297935">
            <text:p>75.297935</text:p>
          </table:table-cell>
        </table:table-row>
        <table:table-row>
          <table:table-cell office:value-type="string"/>
          <table:table-cell office:value-type="float" office:value="7">
            <text:p>7</text:p>
          </table:table-cell>
          <table:table-cell office:value-type="string"/>
          <table:table-cell office:value-type="string">
            <text:p>Chateau Talbot (4éme cru classé)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15000">
            <text:p>15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sa55mk7ps5yfve12av8</text:p>
          </table:table-cell>
          <table:table-cell office:value-type="string">
            <text:p>RED</text:p>
          </table:table-cell>
          <table:table-cell office:value-type="string">
            <text:p>Connétable Talbot Saint-Julien</text:p>
          </table:table-cell>
          <table:table-cell office:value-type="string">
            <text:p>Château Talbot</text:p>
          </table:table-cell>
          <table:table-cell office:value-type="float" office:value="39.17585">
            <text:p>39.17585</text:p>
          </table:table-cell>
        </table:table-row>
        <table:table-row>
          <table:table-cell office:value-type="string"/>
          <table:table-cell office:value-type="float" office:value="8">
            <text:p>8</text:p>
          </table:table-cell>
          <table:table-cell office:value-type="string"/>
          <table:table-cell office:value-type="string">
            <text:p>Vosne Romaneé – Domaine de Pedrix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17700">
            <text:p>17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zm1avphghcty0xcgezr3t</text:p>
          </table:table-cell>
          <table:table-cell office:value-type="string">
            <text:p>RED</text:p>
          </table:table-cell>
          <table:table-cell office:value-type="string">
            <text:p>Vosne-Romanée</text:p>
          </table:table-cell>
          <table:table-cell office:value-type="string">
            <text:p>Domaine des Perdrix</text:p>
          </table:table-cell>
          <table:table-cell office:value-type="float" office:value="35.664288">
            <text:p>35.664288</text:p>
          </table:table-cell>
        </table:table-row>
        <table:table-row>
          <table:table-cell office:value-type="string"/>
          <table:table-cell office:value-type="float" office:value="9">
            <text:p>9</text:p>
          </table:table-cell>
          <table:table-cell office:value-type="string"/>
          <table:table-cell office:value-type="string">
            <text:p>Chateau Lynch Bages 5eme cru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2011</text:p>
          </table:table-cell>
          <table:table-cell office:value-type="float" office:value="21900">
            <text:p>219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sfypwmqesw4e35engv</text:p>
          </table:table-cell>
          <table:table-cell office:value-type="string">
            <text:p>WHITE</text:p>
          </table:table-cell>
          <table:table-cell office:value-type="string">
            <text:p>Blanc de Lynch-Bages</text:p>
          </table:table-cell>
          <table:table-cell office:value-type="string">
            <text:p>Château Lynch-Bages</text:p>
          </table:table-cell>
          <table:table-cell office:value-type="float" office:value="57.509724">
            <text:p>57.509724</text:p>
          </table:table-cell>
        </table:table-row>
        <table:table-row>
          <table:table-cell office:value-type="string"/>
          <table:table-cell office:value-type="float" office:value="10">
            <text:p>10</text:p>
          </table:table-cell>
          <table:table-cell office:value-type="string"/>
          <table:table-cell office:value-type="string">
            <text:p>Château Daugay Saint-Émilion Grand Cru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fxnejyjfzq66w4yfweerkak</text:p>
          </table:table-cell>
          <table:table-cell office:value-type="string">
            <text:p>RED</text:p>
          </table:table-cell>
          <table:table-cell office:value-type="string">
            <text:p>Pavillon Daugay Saint-Émilion Grand Cru</text:p>
          </table:table-cell>
          <table:table-cell office:value-type="string">
            <text:p>Château Daugay</text:p>
          </table:table-cell>
          <table:table-cell office:value-type="float" office:value="50.843765">
            <text:p>50.843765</text:p>
          </table:table-cell>
        </table:table-row>
        <table:table-row>
          <table:table-cell office:value-type="string"/>
          <table:table-cell office:value-type="float" office:value="11">
            <text:p>11</text:p>
          </table:table-cell>
          <table:table-cell office:value-type="string"/>
          <table:table-cell office:value-type="string">
            <text:p>Bordeaux Rouge Supérieur AOP – Château Croix-Mouto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sa91z083za2w3db882g</text:p>
          </table:table-cell>
          <table:table-cell office:value-type="string">
            <text:p>RED</text:p>
          </table:table-cell>
          <table:table-cell office:value-type="string">
            <text:p>Bordeaux Supérieur</text:p>
          </table:table-cell>
          <table:table-cell office:value-type="string">
            <text:p>Château Croix Mouton</text:p>
          </table:table-cell>
          <table:table-cell office:value-type="float" office:value="44.82544">
            <text:p>44.82544</text:p>
          </table:table-cell>
        </table:table-row>
        <table:table-row>
          <table:table-cell office:value-type="string"/>
          <table:table-cell office:value-type="float" office:value="13">
            <text:p>13</text:p>
          </table:table-cell>
          <table:table-cell office:value-type="string"/>
          <table:table-cell office:value-type="string">
            <text:p>Troplong Mondot  1er Grand Cru Classe  saint emilio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nz7gd45kbwmcyzsf1d</text:p>
          </table:table-cell>
          <table:table-cell office:value-type="string">
            <text:p>RED</text:p>
          </table:table-cell>
          <table:table-cell office:value-type="string">
            <text:p>Mondot Saint-Émilion Grand Cru</text:p>
          </table:table-cell>
          <table:table-cell office:value-type="string">
            <text:p>Château Troplong Mondot</text:p>
          </table:table-cell>
          <table:table-cell office:value-type="float" office:value="57.209667">
            <text:p>57.209667</text:p>
          </table:table-cell>
        </table:table-row>
        <table:table-row>
          <table:table-cell office:value-type="string"/>
          <table:table-cell office:value-type="float" office:value="14">
            <text:p>14</text:p>
          </table:table-cell>
          <table:table-cell office:value-type="string"/>
          <table:table-cell office:value-type="string">
            <text:p>Château Brane-Cantenac Margaux (Grand Cru Classé) 2011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2011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d3nvjqp3f6f4hft91z</text:p>
          </table:table-cell>
          <table:table-cell office:value-type="string">
            <text:p>RED</text:p>
          </table:table-cell>
          <table:table-cell office:value-type="string">
            <text:p>Margaux (Grand Cru Classé)</text:p>
          </table:table-cell>
          <table:table-cell office:value-type="string">
            <text:p>Château Brane-Cantenac</text:p>
          </table:table-cell>
          <table:table-cell office:value-type="float" office:value="56.306816">
            <text:p>56.306816</text:p>
          </table:table-cell>
        </table:table-row>
        <table:table-row>
          <table:table-cell office:value-type="string"/>
          <table:table-cell office:value-type="float" office:value="15">
            <text:p>15</text:p>
          </table:table-cell>
          <table:table-cell office:value-type="string"/>
          <table:table-cell office:value-type="string">
            <text:p>Carillon d’Angelus - Saint-Emilion Grand Cru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nw2qjdzjxe8x2be4zn</text:p>
          </table:table-cell>
          <table:table-cell office:value-type="string">
            <text:p>RED</text:p>
          </table:table-cell>
          <table:table-cell office:value-type="string">
            <text:p>Saint-Émilion Grand Cru</text:p>
          </table:table-cell>
          <table:table-cell office:value-type="string">
            <text:p>Château Clos Saint Emilion Philippe</text:p>
          </table:table-cell>
          <table:table-cell office:value-type="float" office:value="32.23223">
            <text:p>32.23223</text:p>
          </table:table-cell>
        </table:table-row>
        <table:table-row>
          <table:table-cell office:value-type="string"/>
          <table:table-cell office:value-type="float" office:value="16">
            <text:p>16</text:p>
          </table:table-cell>
          <table:table-cell office:value-type="string"/>
          <table:table-cell office:value-type="string">
            <text:p>CHATEAU PIBRAN PAULILLAC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2011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cw4dgawxg5mkxpt9256xy75</text:p>
          </table:table-cell>
          <table:table-cell office:value-type="string">
            <text:p>RED</text:p>
          </table:table-cell>
          <table:table-cell office:value-type="string">
            <text:p>Tour Pibran Pauillac</text:p>
          </table:table-cell>
          <table:table-cell office:value-type="string">
            <text:p>Château Pibran</text:p>
          </table:table-cell>
          <table:table-cell office:value-type="float" office:value="46.95678">
            <text:p>46.95678</text:p>
          </table:table-cell>
        </table:table-row>
        <table:table-row>
          <table:table-cell office:value-type="string"/>
          <table:table-cell office:value-type="float" office:value="17">
            <text:p>17</text:p>
          </table:table-cell>
          <table:table-cell office:value-type="string">
            <text:p>SPARKLING</text:p>
          </table:table-cell>
          <table:table-cell office:value-type="string">
            <text:p>PROSECCO CARMINA „LOGGIA“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2200">
            <text:p>22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vpmaek2kxvp6gc1bphv</text:p>
          </table:table-cell>
          <table:table-cell office:value-type="string">
            <text:p>SPARKLING</text:p>
          </table:table-cell>
          <table:table-cell office:value-type="string">
            <text:p>Loggia Carmina Prosecco</text:p>
          </table:table-cell>
          <table:table-cell office:value-type="string">
            <text:p>Carmina</text:p>
          </table:table-cell>
          <table:table-cell office:value-type="float" office:value="45.503532">
            <text:p>45.503532</text:p>
          </table:table-cell>
        </table:table-row>
        <table:table-row>
          <table:table-cell office:value-type="string"/>
          <table:table-cell office:value-type="float" office:value="18">
            <text:p>18</text:p>
          </table:table-cell>
          <table:table-cell office:value-type="string">
            <text:p>SPARKLING</text:p>
          </table:table-cell>
          <table:table-cell office:value-type="string">
            <text:p>Sekt Castel Monreale Rosé Rametz Südtirol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4500">
            <text:p>4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sxmwcgnpj5rkht6k52xfp</text:p>
          </table:table-cell>
          <table:table-cell office:value-type="string">
            <text:p>SPARKLING</text:p>
          </table:table-cell>
          <table:table-cell office:value-type="string">
            <text:p>Castel Monreale Brut Rosé</text:p>
          </table:table-cell>
          <table:table-cell office:value-type="string">
            <text:p>Rametz</text:p>
          </table:table-cell>
          <table:table-cell office:value-type="float" office:value="45.83731">
            <text:p>45.83731</text:p>
          </table:table-cell>
        </table:table-row>
        <table:table-row>
          <table:table-cell office:value-type="string"/>
          <table:table-cell office:value-type="float" office:value="19">
            <text:p>19</text:p>
          </table:table-cell>
          <table:table-cell office:value-type="string">
            <text:p>SPARKLING</text:p>
          </table:table-cell>
          <table:table-cell office:value-type="string">
            <text:p>Arunda Rosé Sekt - Südtirol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4800">
            <text:p>4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qpe521fsdwks0g3yfq</text:p>
          </table:table-cell>
          <table:table-cell office:value-type="string">
            <text:p>SPARKLING</text:p>
          </table:table-cell>
          <table:table-cell office:value-type="string">
            <text:p>Brut Rosé</text:p>
          </table:table-cell>
          <table:table-cell office:value-type="string">
            <text:p>Arunda</text:p>
          </table:table-cell>
          <table:table-cell office:value-type="float" office:value="28.548937">
            <text:p>28.548937</text:p>
          </table:table-cell>
        </table:table-row>
        <table:table-row>
          <table:table-cell office:value-type="string"/>
          <table:table-cell office:value-type="float" office:value="20">
            <text:p>20</text:p>
          </table:table-cell>
          <table:table-cell office:value-type="string">
            <text:p>SPARKLING</text:p>
          </table:table-cell>
          <table:table-cell office:value-type="string">
            <text:p>Südtiroler Sekt Brut Riserva „36“ Kellerei Mera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4300">
            <text:p>43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r2pq1mddt3an3mny3988dd</text:p>
          </table:table-cell>
          <table:table-cell office:value-type="string">
            <text:p>SPARKLING</text:p>
          </table:table-cell>
          <table:table-cell office:value-type="string">
            <text:p>Riserva 36 Brut</text:p>
          </table:table-cell>
          <table:table-cell office:value-type="string">
            <text:p>Kellerei Meran</text:p>
          </table:table-cell>
          <table:table-cell office:value-type="float" office:value="48.857716">
            <text:p>48.857716</text:p>
          </table:table-cell>
        </table:table-row>
        <table:table-row>
          <table:table-cell office:value-type="string"/>
          <table:table-cell office:value-type="float" office:value="20">
            <text:p>20</text:p>
          </table:table-cell>
          <table:table-cell office:value-type="string">
            <text:p>SPARKLING</text:p>
          </table:table-cell>
          <table:table-cell office:value-type="string">
            <text:p>Südtiroler Sekt Brut Riserva „36“ Kellerei Meran 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string">
            <text:p>0</text:p>
          </table:table-cell>
          <table:table-cell office:value-type="float" office:value="4300">
            <text:p>43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r2pq1mddt3an3mny3988dd</text:p>
          </table:table-cell>
          <table:table-cell office:value-type="string">
            <text:p>SPARKLING</text:p>
          </table:table-cell>
          <table:table-cell office:value-type="string">
            <text:p>Riserva 36 Brut</text:p>
          </table:table-cell>
          <table:table-cell office:value-type="string">
            <text:p>Kellerei Meran</text:p>
          </table:table-cell>
          <table:table-cell office:value-type="float" office:value="48.857716">
            <text:p>48.857716</text:p>
          </table:table-cell>
        </table:table-row>
        <table:table-row>
          <table:table-cell office:value-type="string"/>
          <table:table-cell office:value-type="float" office:value="21">
            <text:p>21</text:p>
          </table:table-cell>
          <table:table-cell office:value-type="string">
            <text:p>SPARKLING</text:p>
          </table:table-cell>
          <table:table-cell office:value-type="string">
            <text:p>Comitissa Pas Dosé Riserva - Südtirol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4700">
            <text:p>4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f3cmbts4w0cgbm09zbfrjy</text:p>
          </table:table-cell>
          <table:table-cell office:value-type="string">
            <text:p>SPARKLING</text:p>
          </table:table-cell>
          <table:table-cell office:value-type="string">
            <text:p>Pas Dosè Riserva</text:p>
          </table:table-cell>
          <table:table-cell office:value-type="string">
            <text:p>Comitissa</text:p>
          </table:table-cell>
          <table:table-cell office:value-type="float" office:value="45.439007">
            <text:p>45.439007</text:p>
          </table:table-cell>
        </table:table-row>
        <table:table-row>
          <table:table-cell office:value-type="string"/>
          <table:table-cell office:value-type="float" office:value="21">
            <text:p>21</text:p>
          </table:table-cell>
          <table:table-cell office:value-type="string">
            <text:p>SPARKLING</text:p>
          </table:table-cell>
          <table:table-cell office:value-type="string">
            <text:p>Comitissa Pas Dosé Riserva - Südtirol 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string">
            <text:p>0</text:p>
          </table:table-cell>
          <table:table-cell office:value-type="float" office:value="4700">
            <text:p>4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f3cmbts4w0cgbm09zbfrjy</text:p>
          </table:table-cell>
          <table:table-cell office:value-type="string">
            <text:p>SPARKLING</text:p>
          </table:table-cell>
          <table:table-cell office:value-type="string">
            <text:p>Pas Dosè Riserva</text:p>
          </table:table-cell>
          <table:table-cell office:value-type="string">
            <text:p>Comitissa</text:p>
          </table:table-cell>
          <table:table-cell office:value-type="float" office:value="45.439007">
            <text:p>45.439007</text:p>
          </table:table-cell>
        </table:table-row>
        <table:table-row>
          <table:table-cell office:value-type="string"/>
          <table:table-cell office:value-type="float" office:value="23">
            <text:p>23</text:p>
          </table:table-cell>
          <table:table-cell office:value-type="string">
            <text:p>SPARKLING</text:p>
          </table:table-cell>
          <table:table-cell office:value-type="string">
            <text:p>Franciacorta Grande Cuvee „Bellavista“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5700">
            <text:p>5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fz8rdfpgmgkvghev9h</text:p>
          </table:table-cell>
          <table:table-cell office:value-type="string">
            <text:p>SPARKLING</text:p>
          </table:table-cell>
          <table:table-cell office:value-type="string">
            <text:p>Franciacorta Grande Cuvée Alma Brut</text:p>
          </table:table-cell>
          <table:table-cell office:value-type="string">
            <text:p>Bellavista</text:p>
          </table:table-cell>
          <table:table-cell office:value-type="float" office:value="34.369064">
            <text:p>34.369064</text:p>
          </table:table-cell>
        </table:table-row>
        <table:table-row>
          <table:table-cell office:value-type="string"/>
          <table:table-cell office:value-type="float" office:value="23">
            <text:p>23</text:p>
          </table:table-cell>
          <table:table-cell office:value-type="string">
            <text:p>SPARKLING</text:p>
          </table:table-cell>
          <table:table-cell office:value-type="string">
            <text:p>Franciacorta Grande Cuvee „Bellavista“ 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string">
            <text:p>0</text:p>
          </table:table-cell>
          <table:table-cell office:value-type="float" office:value="5700">
            <text:p>5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fz8rdfpgmgkvghev9h</text:p>
          </table:table-cell>
          <table:table-cell office:value-type="string">
            <text:p>SPARKLING</text:p>
          </table:table-cell>
          <table:table-cell office:value-type="string">
            <text:p>Franciacorta Grande Cuvée Alma Brut</text:p>
          </table:table-cell>
          <table:table-cell office:value-type="string">
            <text:p>Bellavista</text:p>
          </table:table-cell>
          <table:table-cell office:value-type="float" office:value="34.369064">
            <text:p>34.369064</text:p>
          </table:table-cell>
        </table:table-row>
        <table:table-row>
          <table:table-cell office:value-type="string"/>
          <table:table-cell office:value-type="float" office:value="23">
            <text:p>23</text:p>
          </table:table-cell>
          <table:table-cell office:value-type="string">
            <text:p>SPARKLING</text:p>
          </table:table-cell>
          <table:table-cell office:value-type="string">
            <text:p>Franciacorta Grande Cuvee „Bellavista“ 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string">
            <text:p>0</text:p>
          </table:table-cell>
          <table:table-cell office:value-type="float" office:value="5700">
            <text:p>5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fz8rdfpgmgkvghev9h</text:p>
          </table:table-cell>
          <table:table-cell office:value-type="string">
            <text:p>SPARKLING</text:p>
          </table:table-cell>
          <table:table-cell office:value-type="string">
            <text:p>Franciacorta Grande Cuvée Alma Brut</text:p>
          </table:table-cell>
          <table:table-cell office:value-type="string">
            <text:p>Bellavista</text:p>
          </table:table-cell>
          <table:table-cell office:value-type="float" office:value="34.369064">
            <text:p>34.369064</text:p>
          </table:table-cell>
        </table:table-row>
        <table:table-row>
          <table:table-cell office:value-type="string"/>
          <table:table-cell office:value-type="float" office:value="23">
            <text:p>23</text:p>
          </table:table-cell>
          <table:table-cell office:value-type="string">
            <text:p>SPARKLING</text:p>
          </table:table-cell>
          <table:table-cell office:value-type="string">
            <text:p>Franciacorta Grande Cuvee „Bellavista“ </text:p>
          </table:table-cell>
          <table:table-cell office:value-type="string"/>
          <table:table-cell office:value-type="string"/>
          <table:table-cell office:value-type="string">
            <text:p>MATHUSALEM</text:p>
          </table:table-cell>
          <table:table-cell office:value-type="string">
            <text:p>0</text:p>
          </table:table-cell>
          <table:table-cell office:value-type="float" office:value="5700">
            <text:p>5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fz8rdfpgmgkvghev9h</text:p>
          </table:table-cell>
          <table:table-cell office:value-type="string">
            <text:p>SPARKLING</text:p>
          </table:table-cell>
          <table:table-cell office:value-type="string">
            <text:p>Franciacorta Grande Cuvée Alma Brut</text:p>
          </table:table-cell>
          <table:table-cell office:value-type="string">
            <text:p>Bellavista</text:p>
          </table:table-cell>
          <table:table-cell office:value-type="float" office:value="34.369064">
            <text:p>34.369064</text:p>
          </table:table-cell>
        </table:table-row>
        <table:table-row>
          <table:table-cell office:value-type="string"/>
          <table:table-cell office:value-type="float" office:value="23">
            <text:p>23</text:p>
          </table:table-cell>
          <table:table-cell office:value-type="string">
            <text:p>SPARKLING</text:p>
          </table:table-cell>
          <table:table-cell office:value-type="string">
            <text:p>Franciacorta Grande Cuvee „Bellavista“ </text:p>
          </table:table-cell>
          <table:table-cell office:value-type="string"/>
          <table:table-cell office:value-type="string"/>
          <table:table-cell office:value-type="string">
            <text:p>SALMANAZAR</text:p>
          </table:table-cell>
          <table:table-cell office:value-type="string">
            <text:p>0</text:p>
          </table:table-cell>
          <table:table-cell office:value-type="float" office:value="5700">
            <text:p>5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fz8rdfpgmgkvghev9h</text:p>
          </table:table-cell>
          <table:table-cell office:value-type="string">
            <text:p>SPARKLING</text:p>
          </table:table-cell>
          <table:table-cell office:value-type="string">
            <text:p>Franciacorta Grande Cuvée Alma Brut</text:p>
          </table:table-cell>
          <table:table-cell office:value-type="string">
            <text:p>Bellavista</text:p>
          </table:table-cell>
          <table:table-cell office:value-type="float" office:value="34.369064">
            <text:p>34.369064</text:p>
          </table:table-cell>
        </table:table-row>
        <table:table-row>
          <table:table-cell office:value-type="string"/>
          <table:table-cell office:value-type="float" office:value="24">
            <text:p>24</text:p>
          </table:table-cell>
          <table:table-cell office:value-type="string">
            <text:p>SPARKLING</text:p>
          </table:table-cell>
          <table:table-cell office:value-type="string">
            <text:p>CHAMPAGNER LEGRAS &amp; HAAS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6900">
            <text:p>69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avwedmz0cfn438m5mf9zseq</text:p>
          </table:table-cell>
          <table:table-cell office:value-type="string">
            <text:p>SPARKLING</text:p>
          </table:table-cell>
          <table:table-cell office:value-type="string">
            <text:p>Intuition Brut Champagne</text:p>
          </table:table-cell>
          <table:table-cell office:value-type="string">
            <text:p>Legras &amp; Haas</text:p>
          </table:table-cell>
          <table:table-cell office:value-type="float" office:value="35.764496">
            <text:p>35.764496</text:p>
          </table:table-cell>
        </table:table-row>
        <table:table-row>
          <table:table-cell office:value-type="string"/>
          <table:table-cell office:value-type="float" office:value="25">
            <text:p>25</text:p>
          </table:table-cell>
          <table:table-cell office:value-type="string">
            <text:p>SPARKLING</text:p>
          </table:table-cell>
          <table:table-cell office:value-type="string">
            <text:p>CHAMPAGNER LEGRAS &amp; HAAS 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string">
            <text:p>0</text:p>
          </table:table-cell>
          <table:table-cell office:value-type="float" office:value="4500">
            <text:p>4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avwedmz0cfn438m5mf9zseq</text:p>
          </table:table-cell>
          <table:table-cell office:value-type="string">
            <text:p>SPARKLING</text:p>
          </table:table-cell>
          <table:table-cell office:value-type="string">
            <text:p>Intuition Brut Champagne</text:p>
          </table:table-cell>
          <table:table-cell office:value-type="string">
            <text:p>Legras &amp; Haas</text:p>
          </table:table-cell>
          <table:table-cell office:value-type="float" office:value="35.764496">
            <text:p>35.764496</text:p>
          </table:table-cell>
        </table:table-row>
        <table:table-row>
          <table:table-cell office:value-type="string"/>
          <table:table-cell office:value-type="float" office:value="26">
            <text:p>26</text:p>
          </table:table-cell>
          <table:table-cell office:value-type="string">
            <text:p>SPARKLING</text:p>
          </table:table-cell>
          <table:table-cell office:value-type="string">
            <text:p>Ruinart Brut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10500">
            <text:p>10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d4k2zha41rc9c9bb6c</text:p>
          </table:table-cell>
          <table:table-cell office:value-type="string">
            <text:p>SPARKLING</text:p>
          </table:table-cell>
          <table:table-cell office:value-type="string">
            <text:p>Brut (R de Ruinart) Champagne</text:p>
          </table:table-cell>
          <table:table-cell office:value-type="string">
            <text:p>Ruinart</text:p>
          </table:table-cell>
          <table:table-cell office:value-type="float" office:value="40.097427">
            <text:p>40.097427</text:p>
          </table:table-cell>
        </table:table-row>
        <table:table-row>
          <table:table-cell office:value-type="string"/>
          <table:table-cell office:value-type="float" office:value="27">
            <text:p>27</text:p>
          </table:table-cell>
          <table:table-cell office:value-type="string">
            <text:p>SPARKLING</text:p>
          </table:table-cell>
          <table:table-cell office:value-type="string">
            <text:p>Ruinart Brut Rose’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13000">
            <text:p>13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4pmmfdrsyc3d30fzdm74bn4</text:p>
          </table:table-cell>
          <table:table-cell office:value-type="string">
            <text:p>SPARKLING</text:p>
          </table:table-cell>
          <table:table-cell office:value-type="string">
            <text:p>Dom Ruinart Rosé Brut Champagne</text:p>
          </table:table-cell>
          <table:table-cell office:value-type="string">
            <text:p>Ruinart</text:p>
          </table:table-cell>
          <table:table-cell office:value-type="float" office:value="42.64077">
            <text:p>42.64077</text:p>
          </table:table-cell>
        </table:table-row>
        <table:table-row>
          <table:table-cell office:value-type="string"/>
          <table:table-cell office:value-type="float" office:value="28">
            <text:p>28</text:p>
          </table:table-cell>
          <table:table-cell office:value-type="string">
            <text:p>SPARKLING</text:p>
          </table:table-cell>
          <table:table-cell office:value-type="string">
            <text:p>CHAMPAGNER Dom Perignon VINTAGE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29000">
            <text:p>29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d1q5hvwrcr5dxtbzer</text:p>
          </table:table-cell>
          <table:table-cell office:value-type="string">
            <text:p>SPARKLING</text:p>
          </table:table-cell>
          <table:table-cell office:value-type="string">
            <text:p>Vintage Brut Champagne</text:p>
          </table:table-cell>
          <table:table-cell office:value-type="string">
            <text:p>Dom Pérignon</text:p>
          </table:table-cell>
          <table:table-cell office:value-type="float" office:value="44.29235">
            <text:p>44.29235</text:p>
          </table:table-cell>
        </table:table-row>
        <table:table-row>
          <table:table-cell office:value-type="string"/>
          <table:table-cell office:value-type="float" office:value="29">
            <text:p>29</text:p>
          </table:table-cell>
          <table:table-cell office:value-type="string">
            <text:p>SPARKLING</text:p>
          </table:table-cell>
          <table:table-cell office:value-type="string">
            <text:p>CHAMPAGNE DE VENOGE Princes De Blanc de Blanc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11500">
            <text:p>11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4pmmfe7qzp7rr0tzg52d4zm</text:p>
          </table:table-cell>
          <table:table-cell office:value-type="string">
            <text:p>SPARKLING</text:p>
          </table:table-cell>
          <table:table-cell office:value-type="string">
            <text:p>Princes Blanc de Blancs Champagne</text:p>
          </table:table-cell>
          <table:table-cell office:value-type="string">
            <text:p>De Venoge</text:p>
          </table:table-cell>
          <table:table-cell office:value-type="float" office:value="62.11169">
            <text:p>62.11169</text:p>
          </table:table-cell>
        </table:table-row>
        <table:table-row>
          <table:table-cell office:value-type="string"/>
          <table:table-cell office:value-type="float" office:value="31">
            <text:p>31</text:p>
          </table:table-cell>
          <table:table-cell office:value-type="string">
            <text:p>SPARKLING</text:p>
          </table:table-cell>
          <table:table-cell office:value-type="string">
            <text:p>CHAMPAGNE DE VENOGE Princes Blanc de Noirs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11500">
            <text:p>11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4pmmfe7qzp7rr0tzg52d4zm</text:p>
          </table:table-cell>
          <table:table-cell office:value-type="string">
            <text:p>SPARKLING</text:p>
          </table:table-cell>
          <table:table-cell office:value-type="string">
            <text:p>Princes Blanc de Blancs Champagne</text:p>
          </table:table-cell>
          <table:table-cell office:value-type="string">
            <text:p>De Venoge</text:p>
          </table:table-cell>
          <table:table-cell office:value-type="float" office:value="50.170937">
            <text:p>50.170937</text:p>
          </table:table-cell>
        </table:table-row>
        <table:table-row>
          <table:table-cell office:value-type="string"/>
          <table:table-cell office:value-type="float" office:value="32">
            <text:p>32</text:p>
          </table:table-cell>
          <table:table-cell office:value-type="string">
            <text:p>ROSE</text:p>
          </table:table-cell>
          <table:table-cell office:value-type="string">
            <text:p>ROSALIE Cuvee KELLEREI MERA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2500">
            <text:p>2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r2pq1m082yvd5nj668tj0m</text:p>
          </table:table-cell>
          <table:table-cell office:value-type="string">
            <text:p>ROSE</text:p>
          </table:table-cell>
          <table:table-cell office:value-type="string">
            <text:p>Festival Rosalie</text:p>
          </table:table-cell>
          <table:table-cell office:value-type="string">
            <text:p>Kellerei Meran</text:p>
          </table:table-cell>
          <table:table-cell office:value-type="float" office:value="44.2755">
            <text:p>44.2755</text:p>
          </table:table-cell>
        </table:table-row>
        <table:table-row>
          <table:table-cell office:value-type="string"/>
          <table:table-cell office:value-type="float" office:value="33">
            <text:p>33</text:p>
          </table:table-cell>
          <table:table-cell office:value-type="string">
            <text:p>ROSE</text:p>
          </table:table-cell>
          <table:table-cell office:value-type="string">
            <text:p>Merlot Rosé Meris St. Pauls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2800">
            <text:p>2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mtmbwdx4fxs7bp0bx6</text:p>
          </table:table-cell>
          <table:table-cell office:value-type="string">
            <text:p>ROSE</text:p>
          </table:table-cell>
          <table:table-cell office:value-type="string">
            <text:p>Meris Merlot Rosè</text:p>
          </table:table-cell>
          <table:table-cell office:value-type="string">
            <text:p>Kellerei St. Pauls</text:p>
          </table:table-cell>
          <table:table-cell office:value-type="float" office:value="33.807724">
            <text:p>33.807724</text:p>
          </table:table-cell>
        </table:table-row>
        <table:table-row>
          <table:table-cell office:value-type="string"/>
          <table:table-cell office:value-type="float" office:value="34">
            <text:p>34</text:p>
          </table:table-cell>
          <table:table-cell office:value-type="string">
            <text:p>ROSE</text:p>
          </table:table-cell>
          <table:table-cell office:value-type="string">
            <text:p>BLAUBURGUNDER ROSÉ - INNERLEITERHOF Schenna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3000">
            <text:p>3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zm217yqdqc2kcqqhen3rr</text:p>
          </table:table-cell>
          <table:table-cell office:value-type="string">
            <text:p>ROSE</text:p>
          </table:table-cell>
          <table:table-cell office:value-type="string">
            <text:p>Rosé Mathilde</text:p>
          </table:table-cell>
          <table:table-cell office:value-type="string">
            <text:p>Weingut Innerleiterhof</text:p>
          </table:table-cell>
          <table:table-cell office:value-type="float" office:value="27.22401">
            <text:p>27.22401</text:p>
          </table:table-cell>
        </table:table-row>
        <table:table-row>
          <table:table-cell office:value-type="string"/>
          <table:table-cell office:value-type="float" office:value="35">
            <text:p>35</text:p>
          </table:table-cell>
          <table:table-cell office:value-type="string">
            <text:p>ROSE</text:p>
          </table:table-cell>
          <table:table-cell office:value-type="string">
            <text:p>MEROSE Rosé Cuvee Weingut Kornell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3100">
            <text:p>31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arvcmk8pvw8a01g0mq1wzp2</text:p>
          </table:table-cell>
          <table:table-cell office:value-type="string">
            <text:p>WHITE</text:p>
          </table:table-cell>
          <table:table-cell office:value-type="string">
            <text:p>Cuvée Stella</text:p>
          </table:table-cell>
          <table:table-cell office:value-type="string">
            <text:p>Korrell</text:p>
          </table:table-cell>
          <table:table-cell office:value-type="float" office:value="25.326212">
            <text:p>25.326212</text:p>
          </table:table-cell>
        </table:table-row>
        <table:table-row>
          <table:table-cell office:value-type="string"/>
          <table:table-cell office:value-type="float" office:value="36">
            <text:p>36</text:p>
          </table:table-cell>
          <table:table-cell office:value-type="string">
            <text:p>ROSE</text:p>
          </table:table-cell>
          <table:table-cell office:value-type="string">
            <text:p>Lagrein Rose` - Pfannenstielhof (Sieger beim Autochtona Award) </text:p>
          </table:table-cell>
          <table:table-cell office:value-type="string"/>
          <table:table-cell office:value-type="string">
            <text:p>Sieger beim Autochtona Award</text:p>
          </table:table-cell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3600">
            <text:p>36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cw4dfxbzjkjwn1237yr18z6</text:p>
          </table:table-cell>
          <table:table-cell office:value-type="string">
            <text:p>ROSE</text:p>
          </table:table-cell>
          <table:table-cell office:value-type="string">
            <text:p>Lagrein Rosé</text:p>
          </table:table-cell>
          <table:table-cell office:value-type="string">
            <text:p>Pfannenstielhof</text:p>
          </table:table-cell>
          <table:table-cell office:value-type="float" office:value="41.665802">
            <text:p>41.665802</text:p>
          </table:table-cell>
        </table:table-row>
        <table:table-row>
          <table:table-cell office:value-type="string"/>
          <table:table-cell office:value-type="float" office:value="37">
            <text:p>37</text:p>
          </table:table-cell>
          <table:table-cell office:value-type="string">
            <text:p>ROSE</text:p>
          </table:table-cell>
          <table:table-cell office:value-type="string">
            <text:p>„ROTE ROSE“ KELLEREI NALS MARGREID Halbtrocke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2600">
            <text:p>26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pdzb94jpm7t501wmka</text:p>
          </table:table-cell>
          <table:table-cell office:value-type="string">
            <text:p>ROSE</text:p>
          </table:table-cell>
          <table:table-cell office:value-type="string">
            <text:p>Rote Rose</text:p>
          </table:table-cell>
          <table:table-cell office:value-type="string">
            <text:p>Nals Margreid</text:p>
          </table:table-cell>
          <table:table-cell office:value-type="float" office:value="48.1603">
            <text:p>48.1603</text:p>
          </table:table-cell>
        </table:table-row>
        <table:table-row>
          <table:table-cell office:value-type="string"/>
          <table:table-cell office:value-type="float" office:value="38">
            <text:p>38</text:p>
          </table:table-cell>
          <table:table-cell office:value-type="string">
            <text:p>WHITE</text:p>
          </table:table-cell>
          <table:table-cell office:value-type="string">
            <text:p>Soave Classico Bio Pieropan Veneto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2800">
            <text:p>2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j4ahty016zbqf90zeg</text:p>
          </table:table-cell>
          <table:table-cell office:value-type="string">
            <text:p>WHITE</text:p>
          </table:table-cell>
          <table:table-cell office:value-type="string">
            <text:p>Soave Classico</text:p>
          </table:table-cell>
          <table:table-cell office:value-type="string">
            <text:p>Pieropan</text:p>
          </table:table-cell>
          <table:table-cell office:value-type="float" office:value="40.617275">
            <text:p>40.617275</text:p>
          </table:table-cell>
        </table:table-row>
        <table:table-row>
          <table:table-cell office:value-type="string"/>
          <table:table-cell office:value-type="float" office:value="39">
            <text:p>39</text:p>
          </table:table-cell>
          <table:table-cell office:value-type="string">
            <text:p>WHITE</text:p>
          </table:table-cell>
          <table:table-cell office:value-type="string">
            <text:p>LUGANA - CA DEI FRATI Lombardai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3000">
            <text:p>3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d21816c7pdatn9v5fq</text:p>
          </table:table-cell>
          <table:table-cell office:value-type="string">
            <text:p>WHITE</text:p>
          </table:table-cell>
          <table:table-cell office:value-type="string">
            <text:p>I Frati Lugana</text:p>
          </table:table-cell>
          <table:table-cell office:value-type="string">
            <text:p>Cà dei Frati</text:p>
          </table:table-cell>
          <table:table-cell office:value-type="float" office:value="47.855896">
            <text:p>47.855896</text:p>
          </table:table-cell>
        </table:table-row>
        <table:table-row>
          <table:table-cell office:value-type="string"/>
          <table:table-cell office:value-type="float" office:value="40">
            <text:p>40</text:p>
          </table:table-cell>
          <table:table-cell office:value-type="string">
            <text:p>WHITE</text:p>
          </table:table-cell>
          <table:table-cell office:value-type="string">
            <text:p>CHARDONNAY ROSSJ BASS - GAJA PIEMONT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9500">
            <text:p>9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pp0wnh0289kv106za8</text:p>
          </table:table-cell>
          <table:table-cell office:value-type="string">
            <text:p>WHITE</text:p>
          </table:table-cell>
          <table:table-cell office:value-type="string">
            <text:p>Rossj-Bass Langhe</text:p>
          </table:table-cell>
          <table:table-cell office:value-type="string">
            <text:p>Gaja</text:p>
          </table:table-cell>
          <table:table-cell office:value-type="float" office:value="34.624954">
            <text:p>34.624954</text:p>
          </table:table-cell>
        </table:table-row>
        <table:table-row>
          <table:table-cell office:value-type="string"/>
          <table:table-cell office:value-type="float" office:value="42">
            <text:p>42</text:p>
          </table:table-cell>
          <table:table-cell office:value-type="string">
            <text:p>WHITE</text:p>
          </table:table-cell>
          <table:table-cell office:value-type="string">
            <text:p>GRÜNER VELTLINER - KELLEREI EISACKTAL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2700">
            <text:p>2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khs04rxp1dg440685b</text:p>
          </table:table-cell>
          <table:table-cell office:value-type="string">
            <text:p>WHITE</text:p>
          </table:table-cell>
          <table:table-cell office:value-type="string">
            <text:p>Grüner Veltliner</text:p>
          </table:table-cell>
          <table:table-cell office:value-type="string">
            <text:p>Kellerei Eisacktal - Cantina Valle Isarco</text:p>
          </table:table-cell>
          <table:table-cell office:value-type="float" office:value="34.204556">
            <text:p>34.204556</text:p>
          </table:table-cell>
        </table:table-row>
        <table:table-row>
          <table:table-cell office:value-type="string"/>
          <table:table-cell office:value-type="float" office:value="43">
            <text:p>43</text:p>
          </table:table-cell>
          <table:table-cell office:value-type="string">
            <text:p>WHITE</text:p>
          </table:table-cell>
          <table:table-cell office:value-type="string">
            <text:p>GRÜNER VELTLINER - EBNER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3200">
            <text:p>32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sq472jxv8ss0d30tn6ess3</text:p>
          </table:table-cell>
          <table:table-cell office:value-type="string">
            <text:p>WHITE</text:p>
          </table:table-cell>
          <table:table-cell office:value-type="string">
            <text:p>Grüner Veltliner</text:p>
          </table:table-cell>
          <table:table-cell office:value-type="string">
            <text:p>Ebner-Ebenauer</text:p>
          </table:table-cell>
          <table:table-cell office:value-type="float" office:value="33.370377">
            <text:p>33.370377</text:p>
          </table:table-cell>
        </table:table-row>
        <table:table-row>
          <table:table-cell office:value-type="string"/>
          <table:table-cell office:value-type="float" office:value="44">
            <text:p>44</text:p>
          </table:table-cell>
          <table:table-cell office:value-type="string">
            <text:p>WHITE</text:p>
          </table:table-cell>
          <table:table-cell office:value-type="string">
            <text:p>PINOT GRIGIO - Kellerei Girla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2600">
            <text:p>26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zm1pm821k2czmn9xt9zsc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Girlan</text:p>
          </table:table-cell>
          <table:table-cell office:value-type="float" office:value="32.80421">
            <text:p>32.80421</text:p>
          </table:table-cell>
        </table:table-row>
        <table:table-row>
          <table:table-cell office:value-type="string"/>
          <table:table-cell office:value-type="float" office:value="45">
            <text:p>45</text:p>
          </table:table-cell>
          <table:table-cell office:value-type="string">
            <text:p>WHITE</text:p>
          </table:table-cell>
          <table:table-cell office:value-type="string">
            <text:p>Pinot Grigio “Punggl” Kellerei Nals Margreid </text:p>
          </table:table-cell>
          <table:table-cell office:value-type="string"/>
          <table:table-cell office:value-type="string">
            <text:p>Gambero Rosso 3 Bicchieri</text:p>
          </table:table-cell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3500">
            <text:p>3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pd0bp2fctnk2bf86eg</text:p>
          </table:table-cell>
          <table:table-cell office:value-type="string">
            <text:p>WHITE</text:p>
          </table:table-cell>
          <table:table-cell office:value-type="string">
            <text:p>Punggl Pinot Grigio</text:p>
          </table:table-cell>
          <table:table-cell office:value-type="string">
            <text:p>Nals Margreid</text:p>
          </table:table-cell>
          <table:table-cell office:value-type="float" office:value="58.922432">
            <text:p>58.922432</text:p>
          </table:table-cell>
        </table:table-row>
        <table:table-row>
          <table:table-cell office:value-type="string"/>
          <table:table-cell office:value-type="float" office:value="46">
            <text:p>46</text:p>
          </table:table-cell>
          <table:table-cell office:value-type="string">
            <text:p>WHITE</text:p>
          </table:table-cell>
          <table:table-cell office:value-type="string">
            <text:p>PINOT GRIGIO UNTEREBNER - Kellerei TRAMI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4200">
            <text:p>42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sq47xg5g76922shspm60e7</text:p>
          </table:table-cell>
          <table:table-cell office:value-type="string">
            <text:p>WHITE</text:p>
          </table:table-cell>
          <table:table-cell office:value-type="string">
            <text:p>Unterebner Pinot Grigio</text:p>
          </table:table-cell>
          <table:table-cell office:value-type="string">
            <text:p>Tramin</text:p>
          </table:table-cell>
          <table:table-cell office:value-type="float" office:value="45.202538">
            <text:p>45.202538</text:p>
          </table:table-cell>
        </table:table-row>
        <table:table-row>
          <table:table-cell office:value-type="string"/>
          <table:table-cell office:value-type="float" office:value="47">
            <text:p>47</text:p>
          </table:table-cell>
          <table:table-cell office:value-type="string">
            <text:p>WHITE</text:p>
          </table:table-cell>
          <table:table-cell office:value-type="string">
            <text:p>WEISSBURGUNDER - ANDI SÖLVA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3400">
            <text:p>34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cwsykgrjs0qeh6ekf751mah</text:p>
          </table:table-cell>
          <table:table-cell office:value-type="string">
            <text:p>WHITE</text:p>
          </table:table-cell>
          <table:table-cell office:value-type="string">
            <text:p>Weissburgunder</text:p>
          </table:table-cell>
          <table:table-cell office:value-type="string">
            <text:p>Peter Sölva</text:p>
          </table:table-cell>
          <table:table-cell office:value-type="float" office:value="23.823603">
            <text:p>23.823603</text:p>
          </table:table-cell>
        </table:table-row>
        <table:table-row>
          <table:table-cell office:value-type="string"/>
          <table:table-cell office:value-type="float" office:value="48">
            <text:p>48</text:p>
          </table:table-cell>
          <table:table-cell office:value-type="string">
            <text:p>WHITE</text:p>
          </table:table-cell>
          <table:table-cell office:value-type="string">
            <text:p>Weissb. Vorberg Te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yj9f3adjf8eqj5727qp5j96</text:p>
          </table:table-cell>
          <table:table-cell office:value-type="string">
            <text:p>WHITE</text:p>
          </table:table-cell>
          <table:table-cell office:value-type="string">
            <text:p>Pinot Bianco Vorberg</text:p>
          </table:table-cell>
          <table:table-cell office:value-type="string">
            <text:p>Terlan (Terlano)</text:p>
          </table:table-cell>
          <table:table-cell office:value-type="float" office:value="46.11953">
            <text:p>46.11953</text:p>
          </table:table-cell>
        </table:table-row>
        <table:table-row>
          <table:table-cell office:value-type="string"/>
          <table:table-cell office:value-type="float" office:value="49">
            <text:p>49</text:p>
          </table:table-cell>
          <table:table-cell office:value-type="string">
            <text:p>WHITE</text:p>
          </table:table-cell>
          <table:table-cell office:value-type="string">
            <text:p>Weissb. Praesulis Gump 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zm1tfsa2r791abqhxexke</text:p>
          </table:table-cell>
          <table:table-cell office:value-type="string">
            <text:p>WHITE</text:p>
          </table:table-cell>
          <table:table-cell office:value-type="string">
            <text:p>Praesulis Gewürztraminer</text:p>
          </table:table-cell>
          <table:table-cell office:value-type="string">
            <text:p>Markus Prackwieser Gump Hof</text:p>
          </table:table-cell>
          <table:table-cell office:value-type="float" office:value="39.093884">
            <text:p>39.093884</text:p>
          </table:table-cell>
        </table:table-row>
        <table:table-row>
          <table:table-cell office:value-type="string"/>
          <table:table-cell office:value-type="float" office:value="50">
            <text:p>50</text:p>
          </table:table-cell>
          <table:table-cell office:value-type="string">
            <text:p>WHITE</text:p>
          </table:table-cell>
          <table:table-cell office:value-type="string">
            <text:p>Weissburgunder “Sirmian” Kellerei Nals Margreid </text:p>
          </table:table-cell>
          <table:table-cell office:value-type="string"/>
          <table:table-cell office:value-type="string">
            <text:p>Gambero Rosso 3 Bicchieri, James Suckling 95 Punkte</text:p>
          </table:table-cell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4200">
            <text:p>42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pdtf36964px55qxyer</text:p>
          </table:table-cell>
          <table:table-cell office:value-type="string">
            <text:p>WHITE</text:p>
          </table:table-cell>
          <table:table-cell office:value-type="string">
            <text:p>Sirmian Pinot Bianco</text:p>
          </table:table-cell>
          <table:table-cell office:value-type="string">
            <text:p>Nals Margreid</text:p>
          </table:table-cell>
          <table:table-cell office:value-type="float" office:value="48.194134">
            <text:p>48.194134</text:p>
          </table:table-cell>
        </table:table-row>
        <table:table-row>
          <table:table-cell office:value-type="string"/>
          <table:table-cell office:value-type="float" office:value="52">
            <text:p>52</text:p>
          </table:table-cell>
          <table:table-cell office:value-type="string">
            <text:p>WHITE</text:p>
          </table:table-cell>
          <table:table-cell office:value-type="string">
            <text:p>Weissburgunder „Tecum“ Weingut Castelfeder nur Magnum 1,50 l -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8900">
            <text:p>89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sxmwg9rwheq6gt9kqzdh6</text:p>
          </table:table-cell>
          <table:table-cell office:value-type="string">
            <text:p>WHITE</text:p>
          </table:table-cell>
          <table:table-cell office:value-type="string">
            <text:p>Tecum Pinot Bianco</text:p>
          </table:table-cell>
          <table:table-cell office:value-type="string">
            <text:p>Castelfeder</text:p>
          </table:table-cell>
          <table:table-cell office:value-type="float" office:value="36.70165">
            <text:p>36.70165</text:p>
          </table:table-cell>
        </table:table-row>
        <table:table-row>
          <table:table-cell office:value-type="string"/>
          <table:table-cell office:value-type="float" office:value="54">
            <text:p>54</text:p>
          </table:table-cell>
          <table:table-cell office:value-type="string">
            <text:p>WHITE</text:p>
          </table:table-cell>
          <table:table-cell office:value-type="string">
            <text:p>SYLVANER „PRAEPOSITUS“ - NEUSTIFT </text:p>
          </table:table-cell>
          <table:table-cell office:value-type="string"/>
          <table:table-cell office:value-type="string">
            <text:p> Gambero Rosso</text:p>
          </table:table-cell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3600">
            <text:p>36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bq4tyhyes4vcm6w3c3</text:p>
          </table:table-cell>
          <table:table-cell office:value-type="string">
            <text:p>WHITE</text:p>
          </table:table-cell>
          <table:table-cell office:value-type="string">
            <text:p>Praepositus Sylvaner</text:p>
          </table:table-cell>
          <table:table-cell office:value-type="string">
            <text:p>Abbazia di Novacella (Stiftskellerei Neustift)</text:p>
          </table:table-cell>
          <table:table-cell office:value-type="float" office:value="32.457306">
            <text:p>32.457306</text:p>
          </table:table-cell>
        </table:table-row>
        <table:table-row>
          <table:table-cell office:value-type="string"/>
          <table:table-cell office:value-type="float" office:value="55">
            <text:p>55</text:p>
          </table:table-cell>
          <table:table-cell office:value-type="string">
            <text:p>WHITE</text:p>
          </table:table-cell>
          <table:table-cell office:value-type="string">
            <text:p>Sylvaner „Alte Reben“ Pacher Hof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4600">
            <text:p>46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cwvb3nkjegn3j0s5rgr1246</text:p>
          </table:table-cell>
          <table:table-cell office:value-type="string">
            <text:p>WHITE</text:p>
          </table:table-cell>
          <table:table-cell office:value-type="string">
            <text:p>Alte Reben Sylvaner</text:p>
          </table:table-cell>
          <table:table-cell office:value-type="string">
            <text:p>Hof Bangerth</text:p>
          </table:table-cell>
          <table:table-cell office:value-type="float" office:value="32.199303">
            <text:p>32.199303</text:p>
          </table:table-cell>
        </table:table-row>
        <table:table-row>
          <table:table-cell office:value-type="string"/>
          <table:table-cell office:value-type="float" office:value="55">
            <text:p>55</text:p>
          </table:table-cell>
          <table:table-cell office:value-type="string">
            <text:p>WHITE</text:p>
          </table:table-cell>
          <table:table-cell office:value-type="string">
            <text:p>Sylvaner „Alte Reben“ Pacher Hof 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string">
            <text:p>0</text:p>
          </table:table-cell>
          <table:table-cell office:value-type="float" office:value="4600">
            <text:p>46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cwvb3nkjegn3j0s5rgr1246</text:p>
          </table:table-cell>
          <table:table-cell office:value-type="string">
            <text:p>WHITE</text:p>
          </table:table-cell>
          <table:table-cell office:value-type="string">
            <text:p>Alte Reben Sylvaner</text:p>
          </table:table-cell>
          <table:table-cell office:value-type="string">
            <text:p>Hof Bangerth</text:p>
          </table:table-cell>
          <table:table-cell office:value-type="float" office:value="32.199303">
            <text:p>32.199303</text:p>
          </table:table-cell>
        </table:table-row>
        <table:table-row>
          <table:table-cell office:value-type="string"/>
          <table:table-cell office:value-type="float" office:value="56">
            <text:p>56</text:p>
          </table:table-cell>
          <table:table-cell office:value-type="string">
            <text:p>WHITE</text:p>
          </table:table-cell>
          <table:table-cell office:value-type="string">
            <text:p>RIESLING DÖNNHOFF „TONSCHIEFER“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3700">
            <text:p>3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4pmmh3cx444k5r00xkf8cm3</text:p>
          </table:table-cell>
          <table:table-cell office:value-type="string">
            <text:p>WHITE</text:p>
          </table:table-cell>
          <table:table-cell office:value-type="string">
            <text:p>Tonschiefer Riesling Trocken</text:p>
          </table:table-cell>
          <table:table-cell office:value-type="string">
            <text:p>Dönnhoff</text:p>
          </table:table-cell>
          <table:table-cell office:value-type="float" office:value="37.984505">
            <text:p>37.984505</text:p>
          </table:table-cell>
        </table:table-row>
        <table:table-row>
          <table:table-cell office:value-type="string"/>
          <table:table-cell office:value-type="float" office:value="57">
            <text:p>57</text:p>
          </table:table-cell>
          <table:table-cell office:value-type="string">
            <text:p>WHITE</text:p>
          </table:table-cell>
          <table:table-cell office:value-type="string">
            <text:p>RIESLING „VINSCHGAU“ - FALKENSTEIN (trebicchieri, Gambero Rosso) </text:p>
          </table:table-cell>
          <table:table-cell office:value-type="string"/>
          <table:table-cell office:value-type="string">
            <text:p>trebicchieri, Gambero Rosso</text:p>
          </table:table-cell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3800">
            <text:p>3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zm0ay4zbkrhchknmkzn6p</text:p>
          </table:table-cell>
          <table:table-cell office:value-type="string">
            <text:p>WHITE</text:p>
          </table:table-cell>
          <table:table-cell office:value-type="string">
            <text:p>Falkensteiner Hofberg Riesling Auslese</text:p>
          </table:table-cell>
          <table:table-cell office:value-type="string">
            <text:p>Hofgut Falkenstein</text:p>
          </table:table-cell>
          <table:table-cell office:value-type="float" office:value="30.045355">
            <text:p>30.045355</text:p>
          </table:table-cell>
        </table:table-row>
        <table:table-row>
          <table:table-cell office:value-type="string"/>
          <table:table-cell office:value-type="float" office:value="58">
            <text:p>58</text:p>
          </table:table-cell>
          <table:table-cell office:value-type="string">
            <text:p>WHITE</text:p>
          </table:table-cell>
          <table:table-cell office:value-type="string">
            <text:p>Riesling „Geieregg“ Weingut Himmelreich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4000">
            <text:p>4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zm1varmm99zfg3da00wnm</text:p>
          </table:table-cell>
          <table:table-cell office:value-type="string">
            <text:p>WHITE</text:p>
          </table:table-cell>
          <table:table-cell office:value-type="string">
            <text:p>Geieregg Riesling</text:p>
          </table:table-cell>
          <table:table-cell office:value-type="string">
            <text:p>Himmelreich-Hof</text:p>
          </table:table-cell>
          <table:table-cell office:value-type="float" office:value="37.975166">
            <text:p>37.975166</text:p>
          </table:table-cell>
        </table:table-row>
        <table:table-row>
          <table:table-cell office:value-type="string"/>
          <table:table-cell office:value-type="float" office:value="59">
            <text:p>59</text:p>
          </table:table-cell>
          <table:table-cell office:value-type="string">
            <text:p>WHITE</text:p>
          </table:table-cell>
          <table:table-cell office:value-type="string">
            <text:p>Riesling Anaduron Falkenstein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zm23nxaya3bq0t3h5h9f5</text:p>
          </table:table-cell>
          <table:table-cell office:value-type="string">
            <text:p>WHITE</text:p>
          </table:table-cell>
          <table:table-cell office:value-type="string">
            <text:p>Kartell Cuvée Riesling Halbtrocken</text:p>
          </table:table-cell>
          <table:table-cell office:value-type="string">
            <text:p>Das Riesling Kartell</text:p>
          </table:table-cell>
          <table:table-cell office:value-type="float" office:value="23.73763">
            <text:p>23.73763</text:p>
          </table:table-cell>
        </table:table-row>
        <table:table-row>
          <table:table-cell office:value-type="string"/>
          <table:table-cell office:value-type="float" office:value="60">
            <text:p>60</text:p>
          </table:table-cell>
          <table:table-cell office:value-type="string">
            <text:p>WHITE</text:p>
          </table:table-cell>
          <table:table-cell office:value-type="string">
            <text:p>KERNER „PRAEPOSITUS“ - KLOSTER NEUSTIFT </text:p>
          </table:table-cell>
          <table:table-cell office:value-type="string"/>
          <table:table-cell office:value-type="string">
            <text:p> Wine Hunter Award Platinum &amp; Gold</text:p>
          </table:table-cell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3600">
            <text:p>36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bqpkdt1kxf4qvpa0ev</text:p>
          </table:table-cell>
          <table:table-cell office:value-type="string">
            <text:p>WHITE</text:p>
          </table:table-cell>
          <table:table-cell office:value-type="string">
            <text:p>Praepositus Kerner</text:p>
          </table:table-cell>
          <table:table-cell office:value-type="string">
            <text:p>Abbazia di Novacella (Stiftskellerei Neustift)</text:p>
          </table:table-cell>
          <table:table-cell office:value-type="float" office:value="32.804077">
            <text:p>32.804077</text:p>
          </table:table-cell>
        </table:table-row>
        <table:table-row>
          <table:table-cell office:value-type="string"/>
          <table:table-cell office:value-type="float" office:value="61">
            <text:p>61</text:p>
          </table:table-cell>
          <table:table-cell office:value-type="string">
            <text:p>WHITE</text:p>
          </table:table-cell>
          <table:table-cell office:value-type="string">
            <text:p>MÜLLER THURGAU „FELDMARSCHALL“ TIEFENBRUNNER </text:p>
          </table:table-cell>
          <table:table-cell office:value-type="string"/>
          <table:table-cell office:value-type="string">
            <text:p>Trebicchieri Gambero Rosso</text:p>
          </table:table-cell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6000">
            <text:p>6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sq47vfhaks7wmyw4zr68ye</text:p>
          </table:table-cell>
          <table:table-cell office:value-type="string">
            <text:p>DESSERT</text:p>
          </table:table-cell>
          <table:table-cell office:value-type="string">
            <text:p>Grappa Feldmarschall</text:p>
          </table:table-cell>
          <table:table-cell office:value-type="string">
            <text:p>Tiefenbrunner</text:p>
          </table:table-cell>
          <table:table-cell office:value-type="float" office:value="38.52005">
            <text:p>38.52005</text:p>
          </table:table-cell>
        </table:table-row>
        <table:table-row>
          <table:table-cell office:value-type="string"/>
          <table:table-cell office:value-type="float" office:value="62">
            <text:p>62</text:p>
          </table:table-cell>
          <table:table-cell office:value-type="string">
            <text:p>WHITE</text:p>
          </table:table-cell>
          <table:table-cell office:value-type="string">
            <text:p>Chardonnay „Magred“ Kellerei Nals Margreid </text:p>
          </table:table-cell>
          <table:table-cell office:value-type="string"/>
          <table:table-cell office:value-type="string">
            <text:p>James Suckling 92 Punkte</text:p>
          </table:table-cell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3000">
            <text:p>3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pdz7npg54r64bbttkg</text:p>
          </table:table-cell>
          <table:table-cell office:value-type="string">
            <text:p>WHITE</text:p>
          </table:table-cell>
          <table:table-cell office:value-type="string">
            <text:p>Magred Chardonnay</text:p>
          </table:table-cell>
          <table:table-cell office:value-type="string">
            <text:p>Nals Margreid</text:p>
          </table:table-cell>
          <table:table-cell office:value-type="float" office:value="64.4836">
            <text:p>64.4836</text:p>
          </table:table-cell>
        </table:table-row>
        <table:table-row>
          <table:table-cell office:value-type="string"/>
          <table:table-cell office:value-type="float" office:value="63">
            <text:p>63</text:p>
          </table:table-cell>
          <table:table-cell office:value-type="string">
            <text:p>WHITE</text:p>
          </table:table-cell>
          <table:table-cell office:value-type="string">
            <text:p>Chardonnay „Bioland“ Riedingerhof Mera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3500">
            <text:p>3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cw4dg7645shfpc7k0p9fhv7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Riedingerhof</text:p>
          </table:table-cell>
          <table:table-cell office:value-type="float" office:value="35.13333">
            <text:p>35.13333</text:p>
          </table:table-cell>
        </table:table-row>
        <table:table-row>
          <table:table-cell office:value-type="string"/>
          <table:table-cell office:value-type="float" office:value="64">
            <text:p>64</text:p>
          </table:table-cell>
          <table:table-cell office:value-type="string">
            <text:p>WHITE</text:p>
          </table:table-cell>
          <table:table-cell office:value-type="string">
            <text:p>CHARDONNAY „KREUTH“ KELLEREI TERLA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3700">
            <text:p>3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n58b7921b25az154dy</text:p>
          </table:table-cell>
          <table:table-cell office:value-type="string">
            <text:p>WHITE</text:p>
          </table:table-cell>
          <table:table-cell office:value-type="string">
            <text:p>Chardonnay Kreuth</text:p>
          </table:table-cell>
          <table:table-cell office:value-type="string">
            <text:p>Terlan (Terlano)</text:p>
          </table:table-cell>
          <table:table-cell office:value-type="float" office:value="51.752426">
            <text:p>51.752426</text:p>
          </table:table-cell>
        </table:table-row>
        <table:table-row>
          <table:table-cell office:value-type="string"/>
          <table:table-cell office:value-type="float" office:value="65">
            <text:p>65</text:p>
          </table:table-cell>
          <table:table-cell office:value-type="string">
            <text:p>WHITE</text:p>
          </table:table-cell>
          <table:table-cell office:value-type="string">
            <text:p>Chardonnay Riserva „Baron Salvadori“ Kellerei Nals Margreid </text:p>
          </table:table-cell>
          <table:table-cell office:value-type="string"/>
          <table:table-cell office:value-type="string">
            <text:p>James Suckling 95 Punkte</text:p>
          </table:table-cell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5200">
            <text:p>52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pd7wgwjpn9sr6pybcb</text:p>
          </table:table-cell>
          <table:table-cell office:value-type="string">
            <text:p>WHITE</text:p>
          </table:table-cell>
          <table:table-cell office:value-type="string">
            <text:p>Baron Salvadori Chardonnay Riserva</text:p>
          </table:table-cell>
          <table:table-cell office:value-type="string">
            <text:p>Nals Margreid</text:p>
          </table:table-cell>
          <table:table-cell office:value-type="float" office:value="60.039192">
            <text:p>60.039192</text:p>
          </table:table-cell>
        </table:table-row>
        <table:table-row>
          <table:table-cell office:value-type="string"/>
          <table:table-cell office:value-type="float" office:value="66">
            <text:p>66</text:p>
          </table:table-cell>
          <table:table-cell office:value-type="string">
            <text:p>WHITE</text:p>
          </table:table-cell>
          <table:table-cell office:value-type="string">
            <text:p>Chardonnay „Troy“ Kellerei Trami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9800">
            <text:p>9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sq47xg5dqfvxezrrmbb289</text:p>
          </table:table-cell>
          <table:table-cell office:value-type="string">
            <text:p>WHITE</text:p>
          </table:table-cell>
          <table:table-cell office:value-type="string">
            <text:p>Troy Reserva Chardonnay</text:p>
          </table:table-cell>
          <table:table-cell office:value-type="string">
            <text:p>Tramin</text:p>
          </table:table-cell>
          <table:table-cell office:value-type="float" office:value="35.437332">
            <text:p>35.437332</text:p>
          </table:table-cell>
        </table:table-row>
        <table:table-row>
          <table:table-cell office:value-type="string"/>
          <table:table-cell office:value-type="float" office:value="67">
            <text:p>67</text:p>
          </table:table-cell>
          <table:table-cell office:value-type="string">
            <text:p>WHITE</text:p>
          </table:table-cell>
          <table:table-cell office:value-type="string">
            <text:p>Sauvignon “Myra” Ansitz Waldgries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3600">
            <text:p>36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jsm3nxqjhebp455ypt</text:p>
          </table:table-cell>
          <table:table-cell office:value-type="string">
            <text:p>WHITE</text:p>
          </table:table-cell>
          <table:table-cell office:value-type="string">
            <text:p>Myra</text:p>
          </table:table-cell>
          <table:table-cell office:value-type="string">
            <text:p>Ansitz Waldgries</text:p>
          </table:table-cell>
          <table:table-cell office:value-type="float" office:value="54.90472">
            <text:p>54.90472</text:p>
          </table:table-cell>
        </table:table-row>
        <table:table-row>
          <table:table-cell office:value-type="string"/>
          <table:table-cell office:value-type="float" office:value="68">
            <text:p>68</text:p>
          </table:table-cell>
          <table:table-cell office:value-type="string">
            <text:p>WHITE</text:p>
          </table:table-cell>
          <table:table-cell office:value-type="string">
            <text:p>SAUVIGNON „MANTELE“ KELLEREI NALS MARGREID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3800">
            <text:p>3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pdwvzvssy1bgtbbagw</text:p>
          </table:table-cell>
          <table:table-cell office:value-type="string">
            <text:p>WHITE</text:p>
          </table:table-cell>
          <table:table-cell office:value-type="string">
            <text:p>Mantele Sauvignon</text:p>
          </table:table-cell>
          <table:table-cell office:value-type="string">
            <text:p>Nals Margreid</text:p>
          </table:table-cell>
          <table:table-cell office:value-type="float" office:value="53.250618">
            <text:p>53.250618</text:p>
          </table:table-cell>
        </table:table-row>
        <table:table-row>
          <table:table-cell office:value-type="string"/>
          <table:table-cell office:value-type="float" office:value="69">
            <text:p>69</text:p>
          </table:table-cell>
          <table:table-cell office:value-type="string">
            <text:p>WHITE</text:p>
          </table:table-cell>
          <table:table-cell office:value-type="string">
            <text:p>Sauvignon “Lafoa” Kellerei Schreckbichl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4400">
            <text:p>44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d91kx6d5rhyzts8a62</text:p>
          </table:table-cell>
          <table:table-cell office:value-type="string">
            <text:p>WHITE</text:p>
          </table:table-cell>
          <table:table-cell office:value-type="string">
            <text:p>Lafóa Sauvignon</text:p>
          </table:table-cell>
          <table:table-cell office:value-type="string">
            <text:p>Colterenzio (Schreckbichl)</text:p>
          </table:table-cell>
          <table:table-cell office:value-type="float" office:value="33.937553">
            <text:p>33.937553</text:p>
          </table:table-cell>
        </table:table-row>
        <table:table-row>
          <table:table-cell office:value-type="string"/>
          <table:table-cell office:value-type="float" office:value="70">
            <text:p>70</text:p>
          </table:table-cell>
          <table:table-cell office:value-type="string">
            <text:p>WHITE</text:p>
          </table:table-cell>
          <table:table-cell office:value-type="string">
            <text:p>Sauvignon Exclusiv der „Vollendete“ Ploner Marling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6700">
            <text:p>6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sdfevgab8g251fmfjq</text:p>
          </table:table-cell>
          <table:table-cell office:value-type="string">
            <text:p>WHITE</text:p>
          </table:table-cell>
          <table:table-cell office:value-type="string">
            <text:p>Marlborough Sauvignon Blanc</text:p>
          </table:table-cell>
          <table:table-cell office:value-type="string">
            <text:p>Sauvignon Republic</text:p>
          </table:table-cell>
          <table:table-cell office:value-type="float" office:value="29.878153">
            <text:p>29.878153</text:p>
          </table:table-cell>
        </table:table-row>
        <table:table-row>
          <table:table-cell office:value-type="string"/>
          <table:table-cell office:value-type="float" office:value="71">
            <text:p>71</text:p>
          </table:table-cell>
          <table:table-cell office:value-type="string">
            <text:p>WHITE</text:p>
          </table:table-cell>
          <table:table-cell office:value-type="string">
            <text:p>SAUVIGNON “QUARZ” Kellerei Terla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8400">
            <text:p>84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Quarz Sauvignon</text:p>
          </table:table-cell>
          <table:table-cell office:value-type="string">
            <text:p>Terlan (Terlano)</text:p>
          </table:table-cell>
          <table:table-cell office:value-type="float" office:value="51.522858">
            <text:p>51.522858</text:p>
          </table:table-cell>
        </table:table-row>
        <table:table-row>
          <table:table-cell office:value-type="string"/>
          <table:table-cell office:value-type="float" office:value="71">
            <text:p>71</text:p>
          </table:table-cell>
          <table:table-cell office:value-type="string">
            <text:p>WHITE</text:p>
          </table:table-cell>
          <table:table-cell office:value-type="string">
            <text:p>SAUVIGNON “QUARZ” Kellerei Terlan 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string">
            <text:p>0</text:p>
          </table:table-cell>
          <table:table-cell office:value-type="float" office:value="8400">
            <text:p>84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Quarz Sauvignon</text:p>
          </table:table-cell>
          <table:table-cell office:value-type="string">
            <text:p>Terlan (Terlano)</text:p>
          </table:table-cell>
          <table:table-cell office:value-type="float" office:value="51.522858">
            <text:p>51.522858</text:p>
          </table:table-cell>
        </table:table-row>
        <table:table-row>
          <table:table-cell office:value-type="string"/>
          <table:table-cell office:value-type="float" office:value="71">
            <text:p>71</text:p>
          </table:table-cell>
          <table:table-cell office:value-type="string">
            <text:p>WHITE</text:p>
          </table:table-cell>
          <table:table-cell office:value-type="string">
            <text:p>SAUVIGNON “QUARZ” Kellerei Terlan 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string">
            <text:p>0</text:p>
          </table:table-cell>
          <table:table-cell office:value-type="float" office:value="8400">
            <text:p>84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Quarz Sauvignon</text:p>
          </table:table-cell>
          <table:table-cell office:value-type="string">
            <text:p>Terlan (Terlano)</text:p>
          </table:table-cell>
          <table:table-cell office:value-type="float" office:value="51.522858">
            <text:p>51.522858</text:p>
          </table:table-cell>
        </table:table-row>
        <table:table-row>
          <table:table-cell office:value-type="string"/>
          <table:table-cell office:value-type="float" office:value="72">
            <text:p>72</text:p>
          </table:table-cell>
          <table:table-cell office:value-type="string">
            <text:p>WHITE</text:p>
          </table:table-cell>
          <table:table-cell office:value-type="string">
            <text:p>GEWÜRZTRAMINER “SELIDA” KELLEREI TRAMI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3000">
            <text:p>3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sq47xgbgzxzhnp2khrrwws</text:p>
          </table:table-cell>
          <table:table-cell office:value-type="string">
            <text:p>WHITE</text:p>
          </table:table-cell>
          <table:table-cell office:value-type="string">
            <text:p>Selida Gewürztraminer</text:p>
          </table:table-cell>
          <table:table-cell office:value-type="string">
            <text:p>Tramin</text:p>
          </table:table-cell>
          <table:table-cell office:value-type="float" office:value="41.08855">
            <text:p>41.08855</text:p>
          </table:table-cell>
        </table:table-row>
        <table:table-row>
          <table:table-cell office:value-type="string"/>
          <table:table-cell office:value-type="float" office:value="73">
            <text:p>73</text:p>
          </table:table-cell>
          <table:table-cell office:value-type="string">
            <text:p>WHITE</text:p>
          </table:table-cell>
          <table:table-cell office:value-type="string">
            <text:p>GEWÜRZTRAMINER “CONCERTO” ELENA WALCH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4400">
            <text:p>44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16r3bs9rtscwvae7kt</text:p>
          </table:table-cell>
          <table:table-cell office:value-type="string">
            <text:p>WHITE</text:p>
          </table:table-cell>
          <table:table-cell office:value-type="string">
            <text:p>Concerto Grosso Gewürztraminer</text:p>
          </table:table-cell>
          <table:table-cell office:value-type="string">
            <text:p>Elena Walch</text:p>
          </table:table-cell>
          <table:table-cell office:value-type="float" office:value="50.288765">
            <text:p>50.288765</text:p>
          </table:table-cell>
        </table:table-row>
        <table:table-row>
          <table:table-cell office:value-type="string"/>
          <table:table-cell office:value-type="float" office:value="74">
            <text:p>74</text:p>
          </table:table-cell>
          <table:table-cell office:value-type="string">
            <text:p>WHITE</text:p>
          </table:table-cell>
          <table:table-cell office:value-type="string">
            <text:p>Gewürztraminer “Nussbaumer” Kellerei Trami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4700">
            <text:p>4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sq47xgwvqvqhjhsn8v8t7z</text:p>
          </table:table-cell>
          <table:table-cell office:value-type="string">
            <text:p>WHITE</text:p>
          </table:table-cell>
          <table:table-cell office:value-type="string">
            <text:p>Nussbaumer Gewürztraminer</text:p>
          </table:table-cell>
          <table:table-cell office:value-type="string">
            <text:p>Tramin</text:p>
          </table:table-cell>
          <table:table-cell office:value-type="float" office:value="42.89746">
            <text:p>42.89746</text:p>
          </table:table-cell>
        </table:table-row>
        <table:table-row>
          <table:table-cell office:value-type="string"/>
          <table:table-cell office:value-type="float" office:value="75">
            <text:p>75</text:p>
          </table:table-cell>
          <table:table-cell office:value-type="string">
            <text:p>WHITE</text:p>
          </table:table-cell>
          <table:table-cell office:value-type="string">
            <text:p>Terlaner Klassich Cuvee - Kellerei Terla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3300">
            <text:p>33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n50zrsanx71j9ts3e4</text:p>
          </table:table-cell>
          <table:table-cell office:value-type="string">
            <text:p>WHITE</text:p>
          </table:table-cell>
          <table:table-cell office:value-type="string">
            <text:p>Cuvée Terlaner (Classico)</text:p>
          </table:table-cell>
          <table:table-cell office:value-type="string">
            <text:p>Terlan (Terlano)</text:p>
          </table:table-cell>
          <table:table-cell office:value-type="float" office:value="53.601616">
            <text:p>53.601616</text:p>
          </table:table-cell>
        </table:table-row>
        <table:table-row>
          <table:table-cell office:value-type="string"/>
          <table:table-cell office:value-type="float" office:value="76">
            <text:p>76</text:p>
          </table:table-cell>
          <table:table-cell office:value-type="string">
            <text:p>WHITE</text:p>
          </table:table-cell>
          <table:table-cell office:value-type="string">
            <text:p>„Giovo“ Cuvee Bergkellerei Passeier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5100">
            <text:p>51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sq494wbjx6m6h8k0rc3zyx</text:p>
          </table:table-cell>
          <table:table-cell office:value-type="string">
            <text:p>WHITE</text:p>
          </table:table-cell>
          <table:table-cell office:value-type="string">
            <text:p>Giovo</text:p>
          </table:table-cell>
          <table:table-cell office:value-type="string">
            <text:p>Bergkellerei Passeier</text:p>
          </table:table-cell>
          <table:table-cell office:value-type="float" office:value="60.461937">
            <text:p>60.461937</text:p>
          </table:table-cell>
        </table:table-row>
        <table:table-row>
          <table:table-cell office:value-type="string"/>
          <table:table-cell office:value-type="float" office:value="77">
            <text:p>77</text:p>
          </table:table-cell>
          <table:table-cell office:value-type="string">
            <text:p>WHITE</text:p>
          </table:table-cell>
          <table:table-cell office:value-type="string">
            <text:p>“Nova Domus” Riserva Kellerei Terla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6300">
            <text:p>63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Riserva Nova Domus Terlaner</text:p>
          </table:table-cell>
          <table:table-cell office:value-type="string">
            <text:p>Terlan (Terlano)</text:p>
          </table:table-cell>
          <table:table-cell office:value-type="float" office:value="56.6123">
            <text:p>56.6123</text:p>
          </table:table-cell>
        </table:table-row>
        <table:table-row>
          <table:table-cell office:value-type="string"/>
          <table:table-cell office:value-type="float" office:value="78">
            <text:p>78</text:p>
          </table:table-cell>
          <table:table-cell office:value-type="string">
            <text:p>WHITE</text:p>
          </table:table-cell>
          <table:table-cell office:value-type="string">
            <text:p>„Dolomytos“ Weisswein Cuvee Weingut Dolomytos </text:p>
          </table:table-cell>
          <table:table-cell office:value-type="string"/>
          <table:table-cell office:value-type="string">
            <text:p> Cuvee aus Südtiroler und Griechischen Rebsorten</text:p>
          </table:table-cell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6400">
            <text:p>64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jsy280zdn8ek2ebhzp</text:p>
          </table:table-cell>
          <table:table-cell office:value-type="string">
            <text:p>WHITE</text:p>
          </table:table-cell>
          <table:table-cell office:value-type="string">
            <text:p>Dolomytos Weißwein</text:p>
          </table:table-cell>
          <table:table-cell office:value-type="string">
            <text:p>Ansitz Dolomytos</text:p>
          </table:table-cell>
          <table:table-cell office:value-type="float" office:value="82.78138">
            <text:p>82.78138</text:p>
          </table:table-cell>
        </table:table-row>
        <table:table-row>
          <table:table-cell office:value-type="string"/>
          <table:table-cell office:value-type="float" office:value="79">
            <text:p>79</text:p>
          </table:table-cell>
          <table:table-cell office:value-type="string">
            <text:p>WHITE</text:p>
          </table:table-cell>
          <table:table-cell office:value-type="string">
            <text:p>“Beyond The Clouds” Cuvee Weingut Elena Walch </text:p>
          </table:table-cell>
          <table:table-cell office:value-type="string"/>
          <table:table-cell office:value-type="string">
            <text:p> GamberoRosso . Veronelli . Bibenda</text:p>
          </table:table-cell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9000">
            <text:p>9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16x7xf11p195ys5yks</text:p>
          </table:table-cell>
          <table:table-cell office:value-type="string">
            <text:p>WHITE</text:p>
          </table:table-cell>
          <table:table-cell office:value-type="string">
            <text:p>Beyond the Clouds</text:p>
          </table:table-cell>
          <table:table-cell office:value-type="string">
            <text:p>Elena Walch</text:p>
          </table:table-cell>
          <table:table-cell office:value-type="float" office:value="57.006565">
            <text:p>57.006565</text:p>
          </table:table-cell>
        </table:table-row>
        <table:table-row>
          <table:table-cell office:value-type="string"/>
          <table:table-cell office:value-type="float" office:value="80">
            <text:p>80</text:p>
          </table:table-cell>
          <table:table-cell office:value-type="string">
            <text:p>WHITE</text:p>
          </table:table-cell>
          <table:table-cell office:value-type="string">
            <text:p>„LR“ Cuvee Kellerei Schreckbichl </text:p>
          </table:table-cell>
          <table:table-cell office:value-type="string"/>
          <table:table-cell office:value-type="string">
            <text:p> Falstaff : 95 Punkte</text:p>
          </table:table-cell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12400">
            <text:p>124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492fr5ca6kj4bcg3qk</text:p>
          </table:table-cell>
          <table:table-cell office:value-type="string">
            <text:p>WHITE</text:p>
          </table:table-cell>
          <table:table-cell office:value-type="string">
            <text:p>LR</text:p>
          </table:table-cell>
          <table:table-cell office:value-type="string">
            <text:p>Colterenzio (Schreckbichl)</text:p>
          </table:table-cell>
          <table:table-cell office:value-type="float" office:value="34.598526">
            <text:p>34.598526</text:p>
          </table:table-cell>
        </table:table-row>
        <table:table-row>
          <table:table-cell office:value-type="string"/>
          <table:table-cell office:value-type="float" office:value="81">
            <text:p>81</text:p>
          </table:table-cell>
          <table:table-cell office:value-type="string">
            <text:p>WHITE</text:p>
          </table:table-cell>
          <table:table-cell office:value-type="string">
            <text:p>„Nama“ Cuvee Kellerei Nals Margreid </text:p>
          </table:table-cell>
          <table:table-cell office:value-type="string"/>
          <table:table-cell office:value-type="string">
            <text:p> Robert Parker 96 Punkte, James Suckling 97 Punkte</text:p>
          </table:table-cell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14300">
            <text:p>143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j337pq3rg2ys5snjqz</text:p>
          </table:table-cell>
          <table:table-cell office:value-type="string">
            <text:p>WHITE</text:p>
          </table:table-cell>
          <table:table-cell office:value-type="string">
            <text:p>Nama</text:p>
          </table:table-cell>
          <table:table-cell office:value-type="string">
            <text:p>Nals Margreid</text:p>
          </table:table-cell>
          <table:table-cell office:value-type="float" office:value="48.86843">
            <text:p>48.86843</text:p>
          </table:table-cell>
        </table:table-row>
        <table:table-row>
          <table:table-cell office:value-type="string"/>
          <table:table-cell office:value-type="float" office:value="82">
            <text:p>82</text:p>
          </table:table-cell>
          <table:table-cell office:value-type="string">
            <text:p>WHITE</text:p>
          </table:table-cell>
          <table:table-cell office:value-type="string">
            <text:p>„Appius“ Cuvee Kellerei St. Michael - Eppan </text:p>
          </table:table-cell>
          <table:table-cell office:value-type="string"/>
          <table:table-cell office:value-type="string">
            <text:p> Robert Parker 95+ Punkte</text:p>
          </table:table-cell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16500">
            <text:p>16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myxxe6zv6hev5pa5j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St. Michael-Eppan</text:p>
          </table:table-cell>
          <table:table-cell office:value-type="float" office:value="49.299347">
            <text:p>49.299347</text:p>
          </table:table-cell>
        </table:table-row>
        <table:table-row>
          <table:table-cell office:value-type="string"/>
          <table:table-cell office:value-type="float" office:value="83">
            <text:p>83</text:p>
          </table:table-cell>
          <table:table-cell office:value-type="string">
            <text:p>WHITE</text:p>
          </table:table-cell>
          <table:table-cell office:value-type="string">
            <text:p>PRIMO TERLANER “I -Grande” Cuvèe </text:p>
          </table:table-cell>
          <table:table-cell office:value-type="string"/>
          <table:table-cell office:value-type="string">
            <text:p> Gambero Rosso</text:p>
          </table:table-cell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24000">
            <text:p>24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4pmmh3vv8478e4qtv6bhn97</text:p>
          </table:table-cell>
          <table:table-cell office:value-type="string">
            <text:p>WHITE</text:p>
          </table:table-cell>
          <table:table-cell office:value-type="string">
            <text:p>Primo Grigio</text:p>
          </table:table-cell>
          <table:table-cell office:value-type="string">
            <text:p>Primo Estate</text:p>
          </table:table-cell>
          <table:table-cell office:value-type="float" office:value="26.523722">
            <text:p>26.523722</text:p>
          </table:table-cell>
        </table:table-row>
        <table:table-row>
          <table:table-cell office:value-type="string"/>
          <table:table-cell office:value-type="float" office:value="84">
            <text:p>84</text:p>
          </table:table-cell>
          <table:table-cell office:value-type="string">
            <text:p>RED</text:p>
          </table:table-cell>
          <table:table-cell office:value-type="string">
            <text:p>Vernatsch Muri </text:p>
          </table:table-cell>
          <table:table-cell office:value-type="string"/>
          <table:table-cell office:value-type="string"/>
          <table:table-cell office:value-type="string">
            <text:p>LITER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zm1jhr3n81sardfmp9s0v</text:p>
          </table:table-cell>
          <table:table-cell office:value-type="string">
            <text:p>RED</text:p>
          </table:table-cell>
          <table:table-cell office:value-type="string">
            <text:p>I5 Mori Rosso</text:p>
          </table:table-cell>
          <table:table-cell office:value-type="string">
            <text:p>Giacomo Mori</text:p>
          </table:table-cell>
          <table:table-cell office:value-type="float" office:value="20.773373">
            <text:p>20.773373</text:p>
          </table:table-cell>
        </table:table-row>
        <table:table-row>
          <table:table-cell office:value-type="string"/>
          <table:table-cell office:value-type="float" office:value="85">
            <text:p>85</text:p>
          </table:table-cell>
          <table:table-cell office:value-type="string">
            <text:p>RED</text:p>
          </table:table-cell>
          <table:table-cell office:value-type="string">
            <text:p>VERNATSCH „SCHICKENBURG“ - KELLEREI MERA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2600">
            <text:p>26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r2pq1mqv62ngwhn5zcqtte</text:p>
          </table:table-cell>
          <table:table-cell office:value-type="string">
            <text:p>RED</text:p>
          </table:table-cell>
          <table:table-cell office:value-type="string">
            <text:p>Graf von Meran Schickenburg</text:p>
          </table:table-cell>
          <table:table-cell office:value-type="string">
            <text:p>Kellerei Meran</text:p>
          </table:table-cell>
          <table:table-cell office:value-type="float" office:value="50.688896">
            <text:p>50.688896</text:p>
          </table:table-cell>
        </table:table-row>
        <table:table-row>
          <table:table-cell office:value-type="string"/>
          <table:table-cell office:value-type="float" office:value="86">
            <text:p>86</text:p>
          </table:table-cell>
          <table:table-cell office:value-type="string">
            <text:p>RED</text:p>
          </table:table-cell>
          <table:table-cell office:value-type="string">
            <text:p>ST.MAGDALENER CLASSICO - KELLEREI WALDGRIES </text:p>
          </table:table-cell>
          <table:table-cell office:value-type="string"/>
          <table:table-cell office:value-type="string">
            <text:p>Gambero Rosso 3 bicchieri</text:p>
          </table:table-cell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2900">
            <text:p>29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mxmrh60e659pcec82r</text:p>
          </table:table-cell>
          <table:table-cell office:value-type="string">
            <text:p>RED</text:p>
          </table:table-cell>
          <table:table-cell office:value-type="string">
            <text:p>St.Magdalener Classico</text:p>
          </table:table-cell>
          <table:table-cell office:value-type="string">
            <text:p>Ansitz Waldgries</text:p>
          </table:table-cell>
          <table:table-cell office:value-type="float" office:value="40.762783">
            <text:p>40.762783</text:p>
          </table:table-cell>
        </table:table-row>
        <table:table-row>
          <table:table-cell office:value-type="string"/>
          <table:table-cell office:value-type="float" office:value="87">
            <text:p>87</text:p>
          </table:table-cell>
          <table:table-cell office:value-type="string">
            <text:p>RED</text:p>
          </table:table-cell>
          <table:table-cell office:value-type="string">
            <text:p>Kalterersee „Bischofsleiten“ Castel Sallegg </text:p>
          </table:table-cell>
          <table:table-cell office:value-type="string"/>
          <table:table-cell office:value-type="string">
            <text:p>Gambero Rosso 3 bicchieri, VERNATSCH-CUP: Vernatsch des Jahres</text:p>
          </table:table-cell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3200">
            <text:p>32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r1xeqa7qjghh7edfz2</text:p>
          </table:table-cell>
          <table:table-cell office:value-type="string">
            <text:p>RED</text:p>
          </table:table-cell>
          <table:table-cell office:value-type="string">
            <text:p>Bischofsleiten</text:p>
          </table:table-cell>
          <table:table-cell office:value-type="string">
            <text:p>Castel Sallegg</text:p>
          </table:table-cell>
          <table:table-cell office:value-type="float" office:value="52.2974">
            <text:p>52.2974</text:p>
          </table:table-cell>
        </table:table-row>
        <table:table-row>
          <table:table-cell office:value-type="string"/>
          <table:table-cell office:value-type="float" office:value="88">
            <text:p>88</text:p>
          </table:table-cell>
          <table:table-cell office:value-type="string">
            <text:p>RED</text:p>
          </table:table-cell>
          <table:table-cell office:value-type="string">
            <text:p>Vernatsch „Gschleier“ Alte Reben Kellerei Girlan </text:p>
          </table:table-cell>
          <table:table-cell office:value-type="string"/>
          <table:table-cell office:value-type="string">
            <text:p> FALSTAFF : 93 Pkt., VERNATSCH-CUP: Vernatsch des Jahres</text:p>
          </table:table-cell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3500">
            <text:p>3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b4rjgxsqh9zf0h82pxmsgh</text:p>
          </table:table-cell>
          <table:table-cell office:value-type="string">
            <text:p>RED</text:p>
          </table:table-cell>
          <table:table-cell office:value-type="string">
            <text:p>Gschleier Vernatsch Alte Reben</text:p>
          </table:table-cell>
          <table:table-cell office:value-type="string">
            <text:p>Girlan</text:p>
          </table:table-cell>
          <table:table-cell office:value-type="float" office:value="55.21714">
            <text:p>55.21714</text:p>
          </table:table-cell>
        </table:table-row>
        <table:table-row>
          <table:table-cell office:value-type="string"/>
          <table:table-cell office:value-type="float" office:value="89">
            <text:p>89</text:p>
          </table:table-cell>
          <table:table-cell office:value-type="string">
            <text:p>RED</text:p>
          </table:table-cell>
          <table:table-cell office:value-type="string">
            <text:p>St. Magdalener „Der Pfannenstiel“ Pfannenstielhof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7900">
            <text:p>79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n07qrknrg486gmvw52</text:p>
          </table:table-cell>
          <table:table-cell office:value-type="string">
            <text:p>RED</text:p>
          </table:table-cell>
          <table:table-cell office:value-type="string">
            <text:p>St. Magdalener Classico</text:p>
          </table:table-cell>
          <table:table-cell office:value-type="string">
            <text:p>Pfannenstielhof</text:p>
          </table:table-cell>
          <table:table-cell office:value-type="float" office:value="46.2422">
            <text:p>46.2422</text:p>
          </table:table-cell>
        </table:table-row>
        <table:table-row>
          <table:table-cell office:value-type="string"/>
          <table:table-cell office:value-type="float" office:value="90">
            <text:p>90</text:p>
          </table:table-cell>
          <table:table-cell office:value-type="string">
            <text:p>RED</text:p>
          </table:table-cell>
          <table:table-cell office:value-type="string">
            <text:p>Blaub. Anrar Andri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hs4297dbhyg8ngnv6y</text:p>
          </table:table-cell>
          <table:table-cell office:value-type="string">
            <text:p>RED</text:p>
          </table:table-cell>
          <table:table-cell office:value-type="string">
            <text:p>Anrar Pinot Noir</text:p>
          </table:table-cell>
          <table:table-cell office:value-type="string">
            <text:p>Andrian</text:p>
          </table:table-cell>
          <table:table-cell office:value-type="float" office:value="34.247448">
            <text:p>34.247448</text:p>
          </table:table-cell>
        </table:table-row>
        <table:table-row>
          <table:table-cell office:value-type="string"/>
          <table:table-cell office:value-type="float" office:value="91">
            <text:p>91</text:p>
          </table:table-cell>
          <table:table-cell office:value-type="string">
            <text:p>RED</text:p>
          </table:table-cell>
          <table:table-cell office:value-type="string">
            <text:p>Blaub. Baltasius schloss engla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awwcz6g9k7q7t7t06j26tpd</text:p>
          </table:table-cell>
          <table:table-cell office:value-type="string">
            <text:p>RED</text:p>
          </table:table-cell>
          <table:table-cell office:value-type="string">
            <text:p>Baltasius Pinot Noir Riserva</text:p>
          </table:table-cell>
          <table:table-cell office:value-type="string">
            <text:p>Schloss Englar</text:p>
          </table:table-cell>
          <table:table-cell office:value-type="float" office:value="49.043873">
            <text:p>49.043873</text:p>
          </table:table-cell>
        </table:table-row>
        <table:table-row>
          <table:table-cell office:value-type="string"/>
          <table:table-cell office:value-type="float" office:value="94">
            <text:p>94</text:p>
          </table:table-cell>
          <table:table-cell office:value-type="string">
            <text:p>RED</text:p>
          </table:table-cell>
          <table:table-cell office:value-type="string">
            <text:p>BLAUBURGUNDER RISERVA „MONTICOL“ - TERLA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4700">
            <text:p>4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n5agw365140he6yvs3</text:p>
          </table:table-cell>
          <table:table-cell office:value-type="string">
            <text:p>RED</text:p>
          </table:table-cell>
          <table:table-cell office:value-type="string">
            <text:p>Pinot Noir Riserva Monticol</text:p>
          </table:table-cell>
          <table:table-cell office:value-type="string">
            <text:p>Terlan (Terlano)</text:p>
          </table:table-cell>
          <table:table-cell office:value-type="float" office:value="51.307217">
            <text:p>51.307217</text:p>
          </table:table-cell>
        </table:table-row>
        <table:table-row>
          <table:table-cell office:value-type="string"/>
          <table:table-cell office:value-type="float" office:value="95">
            <text:p>95</text:p>
          </table:table-cell>
          <table:table-cell office:value-type="string">
            <text:p>RED</text:p>
          </table:table-cell>
          <table:table-cell office:value-type="string">
            <text:p>Blauburgunder Riserva „Valpitan“ WEINGUT PFÖSTL Schenna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4800">
            <text:p>4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4pmmg365tt1bdgna30887rz</text:p>
          </table:table-cell>
          <table:table-cell office:value-type="string">
            <text:p>RED</text:p>
          </table:table-cell>
          <table:table-cell office:value-type="string">
            <text:p>Valpitan Lagrein Riserva</text:p>
          </table:table-cell>
          <table:table-cell office:value-type="string">
            <text:p>Weingut Pfostl</text:p>
          </table:table-cell>
          <table:table-cell office:value-type="float" office:value="45.936493">
            <text:p>45.936493</text:p>
          </table:table-cell>
        </table:table-row>
        <table:table-row>
          <table:table-cell office:value-type="string"/>
          <table:table-cell office:value-type="float" office:value="96">
            <text:p>96</text:p>
          </table:table-cell>
          <table:table-cell office:value-type="string">
            <text:p>RED</text:p>
          </table:table-cell>
          <table:table-cell office:value-type="string">
            <text:p>Pinot Nair Aton Elena Wal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16rbg23ev9fdyw7ar0</text:p>
          </table:table-cell>
          <table:table-cell office:value-type="string">
            <text:p>RED</text:p>
          </table:table-cell>
          <table:table-cell office:value-type="string">
            <text:p>Aton Pinot Noir Riserva</text:p>
          </table:table-cell>
          <table:table-cell office:value-type="string">
            <text:p>Elena Walch</text:p>
          </table:table-cell>
          <table:table-cell office:value-type="float" office:value="51.980625">
            <text:p>51.980625</text:p>
          </table:table-cell>
        </table:table-row>
        <table:table-row>
          <table:table-cell office:value-type="string"/>
          <table:table-cell office:value-type="float" office:value="97">
            <text:p>97</text:p>
          </table:table-cell>
          <table:table-cell office:value-type="string">
            <text:p>RED</text:p>
          </table:table-cell>
          <table:table-cell office:value-type="string">
            <text:p>Pinot Nero Mason di mason manincor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k78jz57rmx7y4yqhqq</text:p>
          </table:table-cell>
          <table:table-cell office:value-type="string">
            <text:p>RED</text:p>
          </table:table-cell>
          <table:table-cell office:value-type="string">
            <text:p>Mason di Mason</text:p>
          </table:table-cell>
          <table:table-cell office:value-type="string">
            <text:p>Manincor</text:p>
          </table:table-cell>
          <table:table-cell office:value-type="float" office:value="48.061855">
            <text:p>48.061855</text:p>
          </table:table-cell>
        </table:table-row>
        <table:table-row>
          <table:table-cell office:value-type="string"/>
          <table:table-cell office:value-type="float" office:value="98">
            <text:p>98</text:p>
          </table:table-cell>
          <table:table-cell office:value-type="string">
            <text:p>RED</text:p>
          </table:table-cell>
          <table:table-cell office:value-type="string">
            <text:p>pinot Noir Riserva „Trattmann“ Kellerei Girlan </text:p>
          </table:table-cell>
          <table:table-cell office:value-type="string"/>
          <table:table-cell office:value-type="string">
            <text:p>Gambero Rosso 3 bicchieri, Robert Parker 94 Punkte</text:p>
          </table:table-cell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6000">
            <text:p>6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ktxgmhcw3y7x327kxd</text:p>
          </table:table-cell>
          <table:table-cell office:value-type="string">
            <text:p>RED</text:p>
          </table:table-cell>
          <table:table-cell office:value-type="string">
            <text:p>Trattmann Pinot Noir Riserva</text:p>
          </table:table-cell>
          <table:table-cell office:value-type="string">
            <text:p>Girlan</text:p>
          </table:table-cell>
          <table:table-cell office:value-type="float" office:value="44.360096">
            <text:p>44.360096</text:p>
          </table:table-cell>
        </table:table-row>
        <table:table-row>
          <table:table-cell office:value-type="string"/>
          <table:table-cell office:value-type="float" office:value="99">
            <text:p>99</text:p>
          </table:table-cell>
          <table:table-cell office:value-type="string">
            <text:p>RED</text:p>
          </table:table-cell>
          <table:table-cell office:value-type="string">
            <text:p>Blauburgunder “Ludwig” Weingut Elena Walch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6100">
            <text:p>61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163y4xhj4xhmpssq3w</text:p>
          </table:table-cell>
          <table:table-cell office:value-type="string">
            <text:p>RED</text:p>
          </table:table-cell>
          <table:table-cell office:value-type="string">
            <text:p>Ludwig Pinot Nero</text:p>
          </table:table-cell>
          <table:table-cell office:value-type="string">
            <text:p>Elena Walch</text:p>
          </table:table-cell>
          <table:table-cell office:value-type="float" office:value="48.786385">
            <text:p>48.786385</text:p>
          </table:table-cell>
        </table:table-row>
        <table:table-row>
          <table:table-cell office:value-type="string"/>
          <table:table-cell office:value-type="float" office:value="100">
            <text:p>100</text:p>
          </table:table-cell>
          <table:table-cell office:value-type="string">
            <text:p>RED</text:p>
          </table:table-cell>
          <table:table-cell office:value-type="string">
            <text:p>Blauburgunder „Exclusiv seine Exzellenz“ Ploner Marling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6600">
            <text:p>66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sxn26kqh6z08fcbcj2q97</text:p>
          </table:table-cell>
          <table:table-cell office:value-type="string">
            <text:p>RED</text:p>
          </table:table-cell>
          <table:table-cell office:value-type="string">
            <text:p>Sir Charles Darling</text:p>
          </table:table-cell>
          <table:table-cell office:value-type="string">
            <text:p>Darling Cellars</text:p>
          </table:table-cell>
          <table:table-cell office:value-type="float" office:value="24.971596">
            <text:p>24.971596</text:p>
          </table:table-cell>
        </table:table-row>
        <table:table-row>
          <table:table-cell office:value-type="string"/>
          <table:table-cell office:value-type="float" office:value="101">
            <text:p>101</text:p>
          </table:table-cell>
          <table:table-cell office:value-type="string">
            <text:p>RED</text:p>
          </table:table-cell>
          <table:table-cell office:value-type="string">
            <text:p>Pinot Noir Riserva “Renaissance” Gump Hof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8000">
            <text:p>8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awwcz6ybdn4p3n24a180rwm</text:p>
          </table:table-cell>
          <table:table-cell office:value-type="string">
            <text:p>RED</text:p>
          </table:table-cell>
          <table:table-cell office:value-type="string">
            <text:p>Renaissance Pinot Noir Riserva</text:p>
          </table:table-cell>
          <table:table-cell office:value-type="string">
            <text:p>Markus Prackwieser Gump Hof</text:p>
          </table:table-cell>
          <table:table-cell office:value-type="float" office:value="43.276">
            <text:p>43.276</text:p>
          </table:table-cell>
        </table:table-row>
        <table:table-row>
          <table:table-cell office:value-type="string"/>
          <table:table-cell office:value-type="float" office:value="102">
            <text:p>102</text:p>
          </table:table-cell>
          <table:table-cell office:value-type="string">
            <text:p>RED</text:p>
          </table:table-cell>
          <table:table-cell office:value-type="string">
            <text:p>Pinot Nero “Ponkler” Franz Haas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10800">
            <text:p>10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zm1c5qb5cetv3jrpkk8pm</text:p>
          </table:table-cell>
          <table:table-cell office:value-type="string">
            <text:p>RED</text:p>
          </table:table-cell>
          <table:table-cell office:value-type="string">
            <text:p>Pònkler</text:p>
          </table:table-cell>
          <table:table-cell office:value-type="string">
            <text:p>Franz Haas</text:p>
          </table:table-cell>
          <table:table-cell office:value-type="float" office:value="43.524548">
            <text:p>43.524548</text:p>
          </table:table-cell>
        </table:table-row>
        <table:table-row>
          <table:table-cell office:value-type="string"/>
          <table:table-cell office:value-type="float" office:value="103">
            <text:p>103</text:p>
          </table:table-cell>
          <table:table-cell office:value-type="string">
            <text:p>RED</text:p>
          </table:table-cell>
          <table:table-cell office:value-type="string">
            <text:p>pinot Noir Riserva „Curlan” Kellerei Girlan </text:p>
          </table:table-cell>
          <table:table-cell office:value-type="string"/>
          <table:table-cell office:value-type="string">
            <text:p>Robert Parker 93 Punkte Falstaff 95 Punkte</text:p>
          </table:table-cell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11900">
            <text:p>119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zm1pm7p3pekabgw88zacw</text:p>
          </table:table-cell>
          <table:table-cell office:value-type="string">
            <text:p>RED</text:p>
          </table:table-cell>
          <table:table-cell office:value-type="string">
            <text:p>Curlan Pinot Noir Riserva</text:p>
          </table:table-cell>
          <table:table-cell office:value-type="string">
            <text:p>Girlan</text:p>
          </table:table-cell>
          <table:table-cell office:value-type="float" office:value="49.491077">
            <text:p>49.491077</text:p>
          </table:table-cell>
        </table:table-row>
        <table:table-row>
          <table:table-cell office:value-type="string"/>
          <table:table-cell office:value-type="float" office:value="104">
            <text:p>104</text:p>
          </table:table-cell>
          <table:table-cell office:value-type="string">
            <text:p>RED</text:p>
          </table:table-cell>
          <table:table-cell office:value-type="string">
            <text:p>BLAUBURGUNDER “THE WINE COLLECTION” St. Michael Eppa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15500">
            <text:p>15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n5scs5qg8h77qnc1rs</text:p>
          </table:table-cell>
          <table:table-cell office:value-type="string">
            <text:p>RED</text:p>
          </table:table-cell>
          <table:table-cell office:value-type="string">
            <text:p>The Wine Collection Pinot Noir Riserva</text:p>
          </table:table-cell>
          <table:table-cell office:value-type="string">
            <text:p>St. Michael-Eppan</text:p>
          </table:table-cell>
          <table:table-cell office:value-type="float" office:value="47.689754">
            <text:p>47.689754</text:p>
          </table:table-cell>
        </table:table-row>
        <table:table-row>
          <table:table-cell office:value-type="string"/>
          <table:table-cell office:value-type="float" office:value="105">
            <text:p>105</text:p>
          </table:table-cell>
          <table:table-cell office:value-type="string">
            <text:p>RED</text:p>
          </table:table-cell>
          <table:table-cell office:value-type="string">
            <text:p>pinot Noir Riserva „Vigna Ganger“ Kellerei Girlan </text:p>
          </table:table-cell>
          <table:table-cell office:value-type="string"/>
          <table:table-cell office:value-type="string">
            <text:p> Robert Parker 95+ Punkte Falstaff 97 Punkte</text:p>
          </table:table-cell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15800">
            <text:p>15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zm1pmtysvk48mrdbc8n5b</text:p>
          </table:table-cell>
          <table:table-cell office:value-type="string">
            <text:p>RED</text:p>
          </table:table-cell>
          <table:table-cell office:value-type="string">
            <text:p>Vigna Ganger Pinot Noir Riserva</text:p>
          </table:table-cell>
          <table:table-cell office:value-type="string">
            <text:p>Girlan</text:p>
          </table:table-cell>
          <table:table-cell office:value-type="float" office:value="44.54304">
            <text:p>44.54304</text:p>
          </table:table-cell>
        </table:table-row>
        <table:table-row>
          <table:table-cell office:value-type="string"/>
          <table:table-cell office:value-type="float" office:value="106">
            <text:p>106</text:p>
          </table:table-cell>
          <table:table-cell office:value-type="string">
            <text:p>RED</text:p>
          </table:table-cell>
          <table:table-cell office:value-type="string">
            <text:p>Merlot „Levad“ Kellerei Nals Margreid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3700">
            <text:p>3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pdbqsw4vswax6agr8k</text:p>
          </table:table-cell>
          <table:table-cell office:value-type="string">
            <text:p>RED</text:p>
          </table:table-cell>
          <table:table-cell office:value-type="string">
            <text:p>Levad Merlot</text:p>
          </table:table-cell>
          <table:table-cell office:value-type="string">
            <text:p>Nals Margreid</text:p>
          </table:table-cell>
          <table:table-cell office:value-type="float" office:value="56.82724">
            <text:p>56.82724</text:p>
          </table:table-cell>
        </table:table-row>
        <table:table-row>
          <table:table-cell office:value-type="string"/>
          <table:table-cell office:value-type="float" office:value="107">
            <text:p>107</text:p>
          </table:table-cell>
          <table:table-cell office:value-type="string">
            <text:p>RED</text:p>
          </table:table-cell>
          <table:table-cell office:value-type="string">
            <text:p>merlot brenntal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zm1v03g64rzcatxnbg9f8</text:p>
          </table:table-cell>
          <table:table-cell office:value-type="string">
            <text:p>RED</text:p>
          </table:table-cell>
          <table:table-cell office:value-type="string">
            <text:p>Brenntal Merlot</text:p>
          </table:table-cell>
          <table:table-cell office:value-type="string">
            <text:p>Cantina Kurtatsch</text:p>
          </table:table-cell>
          <table:table-cell office:value-type="float" office:value="37.024437">
            <text:p>37.024437</text:p>
          </table:table-cell>
        </table:table-row>
        <table:table-row>
          <table:table-cell office:value-type="string"/>
          <table:table-cell office:value-type="float" office:value="108">
            <text:p>108</text:p>
          </table:table-cell>
          <table:table-cell office:value-type="string">
            <text:p>RED</text:p>
          </table:table-cell>
          <table:table-cell office:value-type="string">
            <text:p>Merlot Siebeneich kellerei boz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kpg4py5d7tbkjynb34</text:p>
          </table:table-cell>
          <table:table-cell office:value-type="string">
            <text:p>RED</text:p>
          </table:table-cell>
          <table:table-cell office:value-type="string">
            <text:p>Merlot Riserva Siebeneich</text:p>
          </table:table-cell>
          <table:table-cell office:value-type="string">
            <text:p>Cantina Bolzano / Kellerei Bozen</text:p>
          </table:table-cell>
          <table:table-cell office:value-type="float" office:value="40.18326">
            <text:p>40.18326</text:p>
          </table:table-cell>
        </table:table-row>
        <table:table-row>
          <table:table-cell office:value-type="string"/>
          <table:table-cell office:value-type="float" office:value="109">
            <text:p>109</text:p>
          </table:table-cell>
          <table:table-cell office:value-type="string">
            <text:p>RED</text:p>
          </table:table-cell>
          <table:table-cell office:value-type="string">
            <text:p>MERLOT Riserva „Valpitan“ WEINGUT PFÖSTL Schenna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5000">
            <text:p>5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avweezfgt6j22j4fnghqksk</text:p>
          </table:table-cell>
          <table:table-cell office:value-type="string">
            <text:p>RED</text:p>
          </table:table-cell>
          <table:table-cell office:value-type="string">
            <text:p>Valpitan Merlot Riserva</text:p>
          </table:table-cell>
          <table:table-cell office:value-type="string">
            <text:p>Weingut Pfostl</text:p>
          </table:table-cell>
          <table:table-cell office:value-type="float" office:value="49.590443">
            <text:p>49.590443</text:p>
          </table:table-cell>
        </table:table-row>
        <table:table-row>
          <table:table-cell office:value-type="string"/>
          <table:table-cell office:value-type="float" office:value="110">
            <text:p>110</text:p>
          </table:table-cell>
          <table:table-cell office:value-type="string">
            <text:p>RED</text:p>
          </table:table-cell>
          <table:table-cell office:value-type="string">
            <text:p>Merlot „Gand“ Kellerei Andrian </text:p>
          </table:table-cell>
          <table:table-cell office:value-type="string"/>
          <table:table-cell office:value-type="string">
            <text:p>Robert Parker 93 Punkte</text:p>
          </table:table-cell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6400">
            <text:p>64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4pmmfh81000dkhjr5nycrc7</text:p>
          </table:table-cell>
          <table:table-cell office:value-type="string">
            <text:p>RED</text:p>
          </table:table-cell>
          <table:table-cell office:value-type="string">
            <text:p>Merlot Riserva Gant</text:p>
          </table:table-cell>
          <table:table-cell office:value-type="string">
            <text:p>Andrian</text:p>
          </table:table-cell>
          <table:table-cell office:value-type="float" office:value="28.599382">
            <text:p>28.599382</text:p>
          </table:table-cell>
        </table:table-row>
        <table:table-row>
          <table:table-cell office:value-type="string"/>
          <table:table-cell office:value-type="float" office:value="111">
            <text:p>111</text:p>
          </table:table-cell>
          <table:table-cell office:value-type="string">
            <text:p>RED</text:p>
          </table:table-cell>
          <table:table-cell office:value-type="string">
            <text:p>Merlot Riserva „Nussleiten“ Castel Sallegg </text:p>
          </table:table-cell>
          <table:table-cell office:value-type="string"/>
          <table:table-cell office:value-type="string">
            <text:p>Gambero Rosso 3 bicchieri</text:p>
          </table:table-cell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6500">
            <text:p>6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sxmw60741s5xf8a7g1yv2</text:p>
          </table:table-cell>
          <table:table-cell office:value-type="string">
            <text:p>RED</text:p>
          </table:table-cell>
          <table:table-cell office:value-type="string">
            <text:p>Nussleiten</text:p>
          </table:table-cell>
          <table:table-cell office:value-type="string">
            <text:p>Castel Sallegg</text:p>
          </table:table-cell>
          <table:table-cell office:value-type="float" office:value="53.01084">
            <text:p>53.01084</text:p>
          </table:table-cell>
        </table:table-row>
        <table:table-row>
          <table:table-cell office:value-type="string"/>
          <table:table-cell office:value-type="float" office:value="112">
            <text:p>112</text:p>
          </table:table-cell>
          <table:table-cell office:value-type="string">
            <text:p>RED</text:p>
          </table:table-cell>
          <table:table-cell office:value-type="string">
            <text:p>MERLOT RISERVA „KRESSFELD“ - WEINGUT KORNELL </text:p>
          </table:table-cell>
          <table:table-cell office:value-type="string"/>
          <table:table-cell office:value-type="string">
            <text:p> Gambero Rosso 3 bicchieri
+ 1,5 l</text:p>
          </table:table-cell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8500">
            <text:p>8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avweezez7xbwrgwrh61zpah</text:p>
          </table:table-cell>
          <table:table-cell office:value-type="string">
            <text:p>RED</text:p>
          </table:table-cell>
          <table:table-cell office:value-type="string">
            <text:p>Kressfeld Merlot Riserva</text:p>
          </table:table-cell>
          <table:table-cell office:value-type="string">
            <text:p>Kornell</text:p>
          </table:table-cell>
          <table:table-cell office:value-type="float" office:value="46.051365">
            <text:p>46.051365</text:p>
          </table:table-cell>
        </table:table-row>
        <table:table-row>
          <table:table-cell office:value-type="string"/>
          <table:table-cell office:value-type="float" office:value="112">
            <text:p>112</text:p>
          </table:table-cell>
          <table:table-cell office:value-type="string">
            <text:p>RED</text:p>
          </table:table-cell>
          <table:table-cell office:value-type="string">
            <text:p>MERLOT RISERVA „KRESSFELD“ - WEINGUT KORNELL </text:p>
          </table:table-cell>
          <table:table-cell office:value-type="string"/>
          <table:table-cell office:value-type="string">
            <text:p> Gambero Rosso 3 bicchieri
+ 1,5 l</text:p>
          </table:table-cell>
          <table:table-cell office:value-type="string">
            <text:p>MAGNUM</text:p>
          </table:table-cell>
          <table:table-cell office:value-type="string">
            <text:p>0</text:p>
          </table:table-cell>
          <table:table-cell office:value-type="float" office:value="8500">
            <text:p>8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avweezez7xbwrgwrh61zpah</text:p>
          </table:table-cell>
          <table:table-cell office:value-type="string">
            <text:p>RED</text:p>
          </table:table-cell>
          <table:table-cell office:value-type="string">
            <text:p>Kressfeld Merlot Riserva</text:p>
          </table:table-cell>
          <table:table-cell office:value-type="string">
            <text:p>Kornell</text:p>
          </table:table-cell>
          <table:table-cell office:value-type="float" office:value="46.051365">
            <text:p>46.051365</text:p>
          </table:table-cell>
        </table:table-row>
        <table:table-row>
          <table:table-cell office:value-type="string"/>
          <table:table-cell office:value-type="float" office:value="113">
            <text:p>113</text:p>
          </table:table-cell>
          <table:table-cell office:value-type="string">
            <text:p>RED</text:p>
          </table:table-cell>
          <table:table-cell office:value-type="string">
            <text:p>CABERNET „CAMPANER“ - KELLEREI KALTER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3400">
            <text:p>34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dg8terh0mgz2f03eeq</text:p>
          </table:table-cell>
          <table:table-cell office:value-type="string">
            <text:p>RED</text:p>
          </table:table-cell>
          <table:table-cell office:value-type="string">
            <text:p>Campaner Cabernet Sauvignon Riserva</text:p>
          </table:table-cell>
          <table:table-cell office:value-type="string">
            <text:p>Kaltern</text:p>
          </table:table-cell>
          <table:table-cell office:value-type="float" office:value="32.714386">
            <text:p>32.714386</text:p>
          </table:table-cell>
        </table:table-row>
        <table:table-row>
          <table:table-cell office:value-type="string"/>
          <table:table-cell office:value-type="float" office:value="114">
            <text:p>114</text:p>
          </table:table-cell>
          <table:table-cell office:value-type="string">
            <text:p>RED</text:p>
          </table:table-cell>
          <table:table-cell office:value-type="string">
            <text:p>Cabernet Riserva „Lafot“ Kellerei Nals Margreid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4000">
            <text:p>4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pdy9hn9s2498zg5arb</text:p>
          </table:table-cell>
          <table:table-cell office:value-type="string">
            <text:p>RED</text:p>
          </table:table-cell>
          <table:table-cell office:value-type="string">
            <text:p>Lafot Cabernet Riserva</text:p>
          </table:table-cell>
          <table:table-cell office:value-type="string">
            <text:p>Nals Margreid</text:p>
          </table:table-cell>
          <table:table-cell office:value-type="float" office:value="55.995956">
            <text:p>55.995956</text:p>
          </table:table-cell>
        </table:table-row>
        <table:table-row>
          <table:table-cell office:value-type="string"/>
          <table:table-cell office:value-type="float" office:value="116">
            <text:p>116</text:p>
          </table:table-cell>
          <table:table-cell office:value-type="string">
            <text:p>RED</text:p>
          </table:table-cell>
          <table:table-cell office:value-type="string">
            <text:p>CABERNET „FREIENFELD“ KELLEREI KURTATSCH (trebicchieri, Gambero Rosso) </text:p>
          </table:table-cell>
          <table:table-cell office:value-type="string"/>
          <table:table-cell office:value-type="string">
            <text:p>trebicchieri, Gambero Rosso</text:p>
          </table:table-cell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7100">
            <text:p>71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js8rshj1vbhpgcwdyt</text:p>
          </table:table-cell>
          <table:table-cell office:value-type="string">
            <text:p>RED</text:p>
          </table:table-cell>
          <table:table-cell office:value-type="string">
            <text:p>Ansitz Freienfeld Cabernet</text:p>
          </table:table-cell>
          <table:table-cell office:value-type="string">
            <text:p>Cantina Kurtatsch</text:p>
          </table:table-cell>
          <table:table-cell office:value-type="float" office:value="34.828575">
            <text:p>34.828575</text:p>
          </table:table-cell>
        </table:table-row>
        <table:table-row>
          <table:table-cell office:value-type="string"/>
          <table:table-cell office:value-type="float" office:value="116">
            <text:p>116</text:p>
          </table:table-cell>
          <table:table-cell office:value-type="string">
            <text:p>RED</text:p>
          </table:table-cell>
          <table:table-cell office:value-type="string">
            <text:p>CABERNET „FREIENFELD“ KELLEREI KURTATSCH (trebicchieri, Gambero Rosso) </text:p>
          </table:table-cell>
          <table:table-cell office:value-type="string"/>
          <table:table-cell office:value-type="string">
            <text:p>trebicchieri, Gambero Rosso</text:p>
          </table:table-cell>
          <table:table-cell office:value-type="string">
            <text:p>MAGNUM</text:p>
          </table:table-cell>
          <table:table-cell office:value-type="string">
            <text:p>0</text:p>
          </table:table-cell>
          <table:table-cell office:value-type="float" office:value="7100">
            <text:p>71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js8rshj1vbhpgcwdyt</text:p>
          </table:table-cell>
          <table:table-cell office:value-type="string">
            <text:p>RED</text:p>
          </table:table-cell>
          <table:table-cell office:value-type="string">
            <text:p>Ansitz Freienfeld Cabernet</text:p>
          </table:table-cell>
          <table:table-cell office:value-type="string">
            <text:p>Cantina Kurtatsch</text:p>
          </table:table-cell>
          <table:table-cell office:value-type="float" office:value="34.828575">
            <text:p>34.828575</text:p>
          </table:table-cell>
        </table:table-row>
        <table:table-row>
          <table:table-cell office:value-type="string"/>
          <table:table-cell office:value-type="float" office:value="117">
            <text:p>117</text:p>
          </table:table-cell>
          <table:table-cell office:value-type="string">
            <text:p>RED</text:p>
          </table:table-cell>
          <table:table-cell office:value-type="string">
            <text:p>CABERNET „TOREN“ TIEFENBRUNNER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11500">
            <text:p>11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sq47vfhs28y8xmmryes74t</text:p>
          </table:table-cell>
          <table:table-cell office:value-type="string">
            <text:p>RED</text:p>
          </table:table-cell>
          <table:table-cell office:value-type="string">
            <text:p>Toren</text:p>
          </table:table-cell>
          <table:table-cell office:value-type="string">
            <text:p>Tiefenbrunner</text:p>
          </table:table-cell>
          <table:table-cell office:value-type="float" office:value="40.882755">
            <text:p>40.882755</text:p>
          </table:table-cell>
        </table:table-row>
        <table:table-row>
          <table:table-cell office:value-type="string"/>
          <table:table-cell office:value-type="float" office:value="119">
            <text:p>119</text:p>
          </table:table-cell>
          <table:table-cell office:value-type="string">
            <text:p>RED</text:p>
          </table:table-cell>
          <table:table-cell office:value-type="string">
            <text:p>Lagrein Riserva „Valpitan“ Weingut Pföstl Schenna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5000">
            <text:p>5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4pmmg365tt1bdgna30887rz</text:p>
          </table:table-cell>
          <table:table-cell office:value-type="string">
            <text:p>RED</text:p>
          </table:table-cell>
          <table:table-cell office:value-type="string">
            <text:p>Valpitan Lagrein Riserva</text:p>
          </table:table-cell>
          <table:table-cell office:value-type="string">
            <text:p>Weingut Pfostl</text:p>
          </table:table-cell>
          <table:table-cell office:value-type="float" office:value="52.886665">
            <text:p>52.886665</text:p>
          </table:table-cell>
        </table:table-row>
        <table:table-row>
          <table:table-cell office:value-type="string"/>
          <table:table-cell office:value-type="float" office:value="120">
            <text:p>120</text:p>
          </table:table-cell>
          <table:table-cell office:value-type="string">
            <text:p>RED</text:p>
          </table:table-cell>
          <table:table-cell office:value-type="string">
            <text:p>Lagrein „Mirell“ Ansitz Waldgries </text:p>
          </table:table-cell>
          <table:table-cell office:value-type="string"/>
          <table:table-cell office:value-type="string">
            <text:p>Gambero Rosso 3 bicchieri, Falstaff 93 Punkte</text:p>
          </table:table-cell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6200">
            <text:p>62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jsjmc5trft3fn3tf0d</text:p>
          </table:table-cell>
          <table:table-cell office:value-type="string">
            <text:p>RED</text:p>
          </table:table-cell>
          <table:table-cell office:value-type="string">
            <text:p>Mirell</text:p>
          </table:table-cell>
          <table:table-cell office:value-type="string">
            <text:p>Ansitz Waldgries</text:p>
          </table:table-cell>
          <table:table-cell office:value-type="float" office:value="57.666893">
            <text:p>57.666893</text:p>
          </table:table-cell>
        </table:table-row>
        <table:table-row>
          <table:table-cell office:value-type="string"/>
          <table:table-cell office:value-type="float" office:value="121">
            <text:p>121</text:p>
          </table:table-cell>
          <table:table-cell office:value-type="string">
            <text:p>RED</text:p>
          </table:table-cell>
          <table:table-cell office:value-type="string">
            <text:p>LAGREIN RISERVA „TABER“ KELLEREI BOZEN </text:p>
          </table:table-cell>
          <table:table-cell office:value-type="string"/>
          <table:table-cell office:value-type="string">
            <text:p>Gambero Rosso 3 bicchieri
+ 1,5 l + 3 l + 6 l</text:p>
          </table:table-cell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7100">
            <text:p>71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Cantina Bolzano / Kellerei Bozen</text:p>
          </table:table-cell>
          <table:table-cell office:value-type="float" office:value="46.200737">
            <text:p>46.200737</text:p>
          </table:table-cell>
        </table:table-row>
        <table:table-row>
          <table:table-cell office:value-type="string"/>
          <table:table-cell office:value-type="float" office:value="121">
            <text:p>121</text:p>
          </table:table-cell>
          <table:table-cell office:value-type="string">
            <text:p>RED</text:p>
          </table:table-cell>
          <table:table-cell office:value-type="string">
            <text:p>LAGREIN RISERVA „TABER“ KELLEREI BOZEN </text:p>
          </table:table-cell>
          <table:table-cell office:value-type="string"/>
          <table:table-cell office:value-type="string">
            <text:p>Gambero Rosso 3 bicchieri
+ 1,5 l + 3 l + 6 l</text:p>
          </table:table-cell>
          <table:table-cell office:value-type="string">
            <text:p>MAGNUM</text:p>
          </table:table-cell>
          <table:table-cell office:value-type="string">
            <text:p>0</text:p>
          </table:table-cell>
          <table:table-cell office:value-type="float" office:value="7100">
            <text:p>71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Cantina Bolzano / Kellerei Bozen</text:p>
          </table:table-cell>
          <table:table-cell office:value-type="float" office:value="46.200737">
            <text:p>46.200737</text:p>
          </table:table-cell>
        </table:table-row>
        <table:table-row>
          <table:table-cell office:value-type="string"/>
          <table:table-cell office:value-type="float" office:value="121">
            <text:p>121</text:p>
          </table:table-cell>
          <table:table-cell office:value-type="string">
            <text:p>RED</text:p>
          </table:table-cell>
          <table:table-cell office:value-type="string">
            <text:p>LAGREIN RISERVA „TABER“ KELLEREI BOZEN </text:p>
          </table:table-cell>
          <table:table-cell office:value-type="string"/>
          <table:table-cell office:value-type="string">
            <text:p>Gambero Rosso 3 bicchieri
+ 1,5 l + 3 l + 6 l</text:p>
          </table:table-cell>
          <table:table-cell office:value-type="string">
            <text:p>JEROBOAM</text:p>
          </table:table-cell>
          <table:table-cell office:value-type="string">
            <text:p>0</text:p>
          </table:table-cell>
          <table:table-cell office:value-type="float" office:value="7100">
            <text:p>71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Cantina Bolzano / Kellerei Bozen</text:p>
          </table:table-cell>
          <table:table-cell office:value-type="float" office:value="46.200737">
            <text:p>46.200737</text:p>
          </table:table-cell>
        </table:table-row>
        <table:table-row>
          <table:table-cell office:value-type="string"/>
          <table:table-cell office:value-type="float" office:value="121">
            <text:p>121</text:p>
          </table:table-cell>
          <table:table-cell office:value-type="string">
            <text:p>RED</text:p>
          </table:table-cell>
          <table:table-cell office:value-type="string">
            <text:p>LAGREIN RISERVA „TABER“ KELLEREI BOZEN </text:p>
          </table:table-cell>
          <table:table-cell office:value-type="string"/>
          <table:table-cell office:value-type="string">
            <text:p>Gambero Rosso 3 bicchieri
+ 1,5 l + 3 l + 6 l</text:p>
          </table:table-cell>
          <table:table-cell office:value-type="string">
            <text:p>MATHUSALEM</text:p>
          </table:table-cell>
          <table:table-cell office:value-type="string">
            <text:p>0</text:p>
          </table:table-cell>
          <table:table-cell office:value-type="float" office:value="7100">
            <text:p>71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Cantina Bolzano / Kellerei Bozen</text:p>
          </table:table-cell>
          <table:table-cell office:value-type="float" office:value="46.200737">
            <text:p>46.200737</text:p>
          </table:table-cell>
        </table:table-row>
        <table:table-row>
          <table:table-cell office:value-type="string"/>
          <table:table-cell office:value-type="float" office:value="122">
            <text:p>122</text:p>
          </table:table-cell>
          <table:table-cell office:value-type="string">
            <text:p>RED</text:p>
          </table:table-cell>
          <table:table-cell office:value-type="string">
            <text:p>LAGREIN RISERVA “PORPHYR” KELLEREI TERLA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7500">
            <text:p>7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Terlan (Terlano)</text:p>
          </table:table-cell>
          <table:table-cell office:value-type="float" office:value="59.154896">
            <text:p>59.154896</text:p>
          </table:table-cell>
        </table:table-row>
        <table:table-row>
          <table:table-cell office:value-type="string"/>
          <table:table-cell office:value-type="float" office:value="123">
            <text:p>123</text:p>
          </table:table-cell>
          <table:table-cell office:value-type="string">
            <text:p>RED</text:p>
          </table:table-cell>
          <table:table-cell office:value-type="string">
            <text:p>Lagrein “Gloria” Weingut Nusserhof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8600">
            <text:p>86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r2pppesdk19cfa35xnp8h1</text:p>
          </table:table-cell>
          <table:table-cell office:value-type="string">
            <text:p>RED</text:p>
          </table:table-cell>
          <table:table-cell office:value-type="string">
            <text:p>Gloria</text:p>
          </table:table-cell>
          <table:table-cell office:value-type="string">
            <text:p>Nusserhof (Heinrich Mayr)</text:p>
          </table:table-cell>
          <table:table-cell office:value-type="float" office:value="33.35996">
            <text:p>33.35996</text:p>
          </table:table-cell>
        </table:table-row>
        <table:table-row>
          <table:table-cell office:value-type="string"/>
          <table:table-cell office:value-type="float" office:value="123">
            <text:p>123</text:p>
          </table:table-cell>
          <table:table-cell office:value-type="string">
            <text:p>RED</text:p>
          </table:table-cell>
          <table:table-cell office:value-type="string">
            <text:p>Lagrein “Gloria” Weingut Nusserhof 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string">
            <text:p>0</text:p>
          </table:table-cell>
          <table:table-cell office:value-type="float" office:value="8600">
            <text:p>86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r2pppesdk19cfa35xnp8h1</text:p>
          </table:table-cell>
          <table:table-cell office:value-type="string">
            <text:p>RED</text:p>
          </table:table-cell>
          <table:table-cell office:value-type="string">
            <text:p>Gloria</text:p>
          </table:table-cell>
          <table:table-cell office:value-type="string">
            <text:p>Nusserhof (Heinrich Mayr)</text:p>
          </table:table-cell>
          <table:table-cell office:value-type="float" office:value="33.35996">
            <text:p>33.35996</text:p>
          </table:table-cell>
        </table:table-row>
        <table:table-row>
          <table:table-cell office:value-type="string"/>
          <table:table-cell office:value-type="float" office:value="125">
            <text:p>125</text:p>
          </table:table-cell>
          <table:table-cell office:value-type="string">
            <text:p>RED</text:p>
          </table:table-cell>
          <table:table-cell office:value-type="string">
            <text:p>„Lamarein“ ERBHOF Unterganzner „RARITÄT“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9600">
            <text:p>96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n5agsqx1htnk7swsa8</text:p>
          </table:table-cell>
          <table:table-cell office:value-type="string">
            <text:p>RED</text:p>
          </table:table-cell>
          <table:table-cell office:value-type="string">
            <text:p>Lamarein</text:p>
          </table:table-cell>
          <table:table-cell office:value-type="string">
            <text:p>Erbhof Unterganzner</text:p>
          </table:table-cell>
          <table:table-cell office:value-type="float" office:value="51.252876">
            <text:p>51.252876</text:p>
          </table:table-cell>
        </table:table-row>
        <table:table-row>
          <table:table-cell office:value-type="string"/>
          <table:table-cell office:value-type="float" office:value="125">
            <text:p>125</text:p>
          </table:table-cell>
          <table:table-cell office:value-type="string">
            <text:p>RED</text:p>
          </table:table-cell>
          <table:table-cell office:value-type="string">
            <text:p>„Lamarein“ ERBHOF Unterganzner „RARITÄT“ 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string">
            <text:p>0</text:p>
          </table:table-cell>
          <table:table-cell office:value-type="float" office:value="9600">
            <text:p>96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n5agsqx1htnk7swsa8</text:p>
          </table:table-cell>
          <table:table-cell office:value-type="string">
            <text:p>RED</text:p>
          </table:table-cell>
          <table:table-cell office:value-type="string">
            <text:p>Lamarein</text:p>
          </table:table-cell>
          <table:table-cell office:value-type="string">
            <text:p>Erbhof Unterganzner</text:p>
          </table:table-cell>
          <table:table-cell office:value-type="float" office:value="51.252876">
            <text:p>51.252876</text:p>
          </table:table-cell>
        </table:table-row>
        <table:table-row>
          <table:table-cell office:value-type="string"/>
          <table:table-cell office:value-type="float" office:value="126">
            <text:p>126</text:p>
          </table:table-cell>
          <table:table-cell office:value-type="string">
            <text:p>RED</text:p>
          </table:table-cell>
          <table:table-cell office:value-type="string">
            <text:p>lagrein Perflabiluis Griesbauer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r2pqe7swjrs3trks81fdrf</text:p>
          </table:table-cell>
          <table:table-cell office:value-type="string">
            <text:p>RED</text:p>
          </table:table-cell>
          <table:table-cell office:value-type="string">
            <text:p>Perflabilis</text:p>
          </table:table-cell>
          <table:table-cell office:value-type="string">
            <text:p>Griesbauerhof</text:p>
          </table:table-cell>
          <table:table-cell office:value-type="float" office:value="44.87175">
            <text:p>44.87175</text:p>
          </table:table-cell>
        </table:table-row>
        <table:table-row>
          <table:table-cell office:value-type="string"/>
          <table:table-cell office:value-type="float" office:value="127">
            <text:p>127</text:p>
          </table:table-cell>
          <table:table-cell office:value-type="string">
            <text:p>RED</text:p>
          </table:table-cell>
          <table:table-cell office:value-type="string">
            <text:p>“TORILAN” KELLEREI TERLA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3300">
            <text:p>33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n5krczaydj3qa1wznz</text:p>
          </table:table-cell>
          <table:table-cell office:value-type="string">
            <text:p>RED</text:p>
          </table:table-cell>
          <table:table-cell office:value-type="string">
            <text:p>Torilan</text:p>
          </table:table-cell>
          <table:table-cell office:value-type="string">
            <text:p>Terlan (Terlano)</text:p>
          </table:table-cell>
          <table:table-cell office:value-type="float" office:value="53.496376">
            <text:p>53.496376</text:p>
          </table:table-cell>
        </table:table-row>
        <table:table-row>
          <table:table-cell office:value-type="string"/>
          <table:table-cell office:value-type="float" office:value="128">
            <text:p>128</text:p>
          </table:table-cell>
          <table:table-cell office:value-type="string">
            <text:p>RED</text:p>
          </table:table-cell>
          <table:table-cell office:value-type="string">
            <text:p>“CASSIANO” BIO MANINCOR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5300">
            <text:p>53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k7b0pcbwmmy0vdycnb</text:p>
          </table:table-cell>
          <table:table-cell office:value-type="string">
            <text:p>RED</text:p>
          </table:table-cell>
          <table:table-cell office:value-type="string">
            <text:p>Cassiano</text:p>
          </table:table-cell>
          <table:table-cell office:value-type="string">
            <text:p>Manincor</text:p>
          </table:table-cell>
          <table:table-cell office:value-type="float" office:value="41.773994">
            <text:p>41.773994</text:p>
          </table:table-cell>
        </table:table-row>
        <table:table-row>
          <table:table-cell office:value-type="string"/>
          <table:table-cell office:value-type="float" office:value="129">
            <text:p>129</text:p>
          </table:table-cell>
          <table:table-cell office:value-type="string">
            <text:p>RED</text:p>
          </table:table-cell>
          <table:table-cell office:value-type="string">
            <text:p>„Anticus“ Riserva Cuvee Kellerei Nals Margreid (Falstaff 93 Punkte) </text:p>
          </table:table-cell>
          <table:table-cell office:value-type="string"/>
          <table:table-cell office:value-type="string">
            <text:p>Falstaff 93 Punkte</text:p>
          </table:table-cell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6200">
            <text:p>62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pdnc1xqb9twv6da1tz</text:p>
          </table:table-cell>
          <table:table-cell office:value-type="string">
            <text:p>RED</text:p>
          </table:table-cell>
          <table:table-cell office:value-type="string">
            <text:p>Anticus Riserva</text:p>
          </table:table-cell>
          <table:table-cell office:value-type="string">
            <text:p>Nals Margreid</text:p>
          </table:table-cell>
          <table:table-cell office:value-type="float" office:value="53.2009">
            <text:p>53.2009</text:p>
          </table:table-cell>
        </table:table-row>
        <table:table-row>
          <table:table-cell office:value-type="string"/>
          <table:table-cell office:value-type="float" office:value="129">
            <text:p>129</text:p>
          </table:table-cell>
          <table:table-cell office:value-type="string">
            <text:p>RED</text:p>
          </table:table-cell>
          <table:table-cell office:value-type="string">
            <text:p>„Anticus“ Riserva Cuvee Kellerei Nals Margreid (Falstaff 93 Punkte) </text:p>
          </table:table-cell>
          <table:table-cell office:value-type="string"/>
          <table:table-cell office:value-type="string">
            <text:p>Falstaff 93 Punkte</text:p>
          </table:table-cell>
          <table:table-cell office:value-type="string">
            <text:p>MAGNUM</text:p>
          </table:table-cell>
          <table:table-cell office:value-type="string">
            <text:p>0</text:p>
          </table:table-cell>
          <table:table-cell office:value-type="float" office:value="6200">
            <text:p>62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pdnc1xqb9twv6da1tz</text:p>
          </table:table-cell>
          <table:table-cell office:value-type="string">
            <text:p>RED</text:p>
          </table:table-cell>
          <table:table-cell office:value-type="string">
            <text:p>Anticus Riserva</text:p>
          </table:table-cell>
          <table:table-cell office:value-type="string">
            <text:p>Nals Margreid</text:p>
          </table:table-cell>
          <table:table-cell office:value-type="float" office:value="53.2009">
            <text:p>53.2009</text:p>
          </table:table-cell>
        </table:table-row>
        <table:table-row>
          <table:table-cell office:value-type="string"/>
          <table:table-cell office:value-type="float" office:value="130">
            <text:p>130</text:p>
          </table:table-cell>
          <table:table-cell office:value-type="string">
            <text:p>RED</text:p>
          </table:table-cell>
          <table:table-cell office:value-type="string">
            <text:p>“Athos” Ansitz Dolomytos Sacker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6800">
            <text:p>6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jsgn8q9afa20srmmzp</text:p>
          </table:table-cell>
          <table:table-cell office:value-type="string">
            <text:p>RED</text:p>
          </table:table-cell>
          <table:table-cell office:value-type="string">
            <text:p>Athos</text:p>
          </table:table-cell>
          <table:table-cell office:value-type="string">
            <text:p>Ansitz Dolomytos</text:p>
          </table:table-cell>
          <table:table-cell office:value-type="float" office:value="59.58343">
            <text:p>59.58343</text:p>
          </table:table-cell>
        </table:table-row>
        <table:table-row>
          <table:table-cell office:value-type="string"/>
          <table:table-cell office:value-type="float" office:value="131">
            <text:p>131</text:p>
          </table:table-cell>
          <table:table-cell office:value-type="string">
            <text:p>RED</text:p>
          </table:table-cell>
          <table:table-cell office:value-type="string">
            <text:p>“Lacus” Weingut Walter Schullia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7100">
            <text:p>71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sq48fj911n5ws1zbwtsxry</text:p>
          </table:table-cell>
          <table:table-cell office:value-type="string">
            <text:p>RED</text:p>
          </table:table-cell>
          <table:table-cell office:value-type="string">
            <text:p>Walters Spätburgunder Trocken</text:p>
          </table:table-cell>
          <table:table-cell office:value-type="string">
            <text:p>Weingut Josef Walter</text:p>
          </table:table-cell>
          <table:table-cell office:value-type="float" office:value="27.70618">
            <text:p>27.70618</text:p>
          </table:table-cell>
        </table:table-row>
        <table:table-row>
          <table:table-cell office:value-type="string"/>
          <table:table-cell office:value-type="float" office:value="131">
            <text:p>131</text:p>
          </table:table-cell>
          <table:table-cell office:value-type="string">
            <text:p>RED</text:p>
          </table:table-cell>
          <table:table-cell office:value-type="string">
            <text:p>“Lacus” Weingut Walter Schullian 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string">
            <text:p>0</text:p>
          </table:table-cell>
          <table:table-cell office:value-type="float" office:value="7100">
            <text:p>71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sq48fj911n5ws1zbwtsxry</text:p>
          </table:table-cell>
          <table:table-cell office:value-type="string">
            <text:p>RED</text:p>
          </table:table-cell>
          <table:table-cell office:value-type="string">
            <text:p>Walters Spätburgunder Trocken</text:p>
          </table:table-cell>
          <table:table-cell office:value-type="string">
            <text:p>Weingut Josef Walter</text:p>
          </table:table-cell>
          <table:table-cell office:value-type="float" office:value="27.70618">
            <text:p>27.70618</text:p>
          </table:table-cell>
        </table:table-row>
        <table:table-row>
          <table:table-cell office:value-type="string"/>
          <table:table-cell office:value-type="float" office:value="132">
            <text:p>132</text:p>
          </table:table-cell>
          <table:table-cell office:value-type="string">
            <text:p>RED</text:p>
          </table:table-cell>
          <table:table-cell office:value-type="string">
            <text:p>“CASTEL CAMPAN” MANINCOR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9700">
            <text:p>9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k7fteyvmd67b82hxx7</text:p>
          </table:table-cell>
          <table:table-cell office:value-type="string">
            <text:p>RED</text:p>
          </table:table-cell>
          <table:table-cell office:value-type="string">
            <text:p>Castel Campan Merlot</text:p>
          </table:table-cell>
          <table:table-cell office:value-type="string">
            <text:p>Manincor</text:p>
          </table:table-cell>
          <table:table-cell office:value-type="float" office:value="42.668278">
            <text:p>42.668278</text:p>
          </table:table-cell>
        </table:table-row>
        <table:table-row>
          <table:table-cell office:value-type="string"/>
          <table:table-cell office:value-type="float" office:value="133">
            <text:p>133</text:p>
          </table:table-cell>
          <table:table-cell office:value-type="string">
            <text:p>RED</text:p>
          </table:table-cell>
          <table:table-cell office:value-type="string">
            <text:p>Tres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zm1v0sxqtmdxtqmth8chv</text:p>
          </table:table-cell>
          <table:table-cell office:value-type="string">
            <text:p>RED</text:p>
          </table:table-cell>
          <table:table-cell office:value-type="string">
            <text:p>Tres</text:p>
          </table:table-cell>
          <table:table-cell office:value-type="string">
            <text:p>Cantina Kurtatsch</text:p>
          </table:table-cell>
          <table:table-cell office:value-type="float" office:value="30.549747">
            <text:p>30.549747</text:p>
          </table:table-cell>
        </table:table-row>
        <table:table-row>
          <table:table-cell office:value-type="string"/>
          <table:table-cell office:value-type="float" office:value="134">
            <text:p>134</text:p>
          </table:table-cell>
          <table:table-cell office:value-type="string">
            <text:p>RED</text:p>
          </table:table-cell>
          <table:table-cell office:value-type="string">
            <text:p>“Zweigelt” Weingut HimmelreicH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3500">
            <text:p>3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zm1vadywn4w51482yq1fd</text:p>
          </table:table-cell>
          <table:table-cell office:value-type="string">
            <text:p>RED</text:p>
          </table:table-cell>
          <table:table-cell office:value-type="string">
            <text:p>Himmelreich</text:p>
          </table:table-cell>
          <table:table-cell office:value-type="string">
            <text:p>Himmelreich-Hof</text:p>
          </table:table-cell>
          <table:table-cell office:value-type="float" office:value="33.91184">
            <text:p>33.91184</text:p>
          </table:table-cell>
        </table:table-row>
        <table:table-row>
          <table:table-cell office:value-type="string"/>
          <table:table-cell office:value-type="float" office:value="135">
            <text:p>135</text:p>
          </table:table-cell>
          <table:table-cell office:value-type="string">
            <text:p>RED</text:p>
          </table:table-cell>
          <table:table-cell office:value-type="string">
            <text:p>“Saperaia” Kellerei Meran sehr “limitiert”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7000">
            <text:p>7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q47w415nv7n8w3shhg</text:p>
          </table:table-cell>
          <table:table-cell office:value-type="string">
            <text:p>RED</text:p>
          </table:table-cell>
          <table:table-cell office:value-type="string">
            <text:p>Saperaia</text:p>
          </table:table-cell>
          <table:table-cell office:value-type="string">
            <text:p>Kellerei Meran</text:p>
          </table:table-cell>
          <table:table-cell office:value-type="float" office:value="43.871895">
            <text:p>43.871895</text:p>
          </table:table-cell>
        </table:table-row>
        <table:table-row>
          <table:table-cell office:value-type="string"/>
          <table:table-cell office:value-type="float" office:value="136">
            <text:p>136</text:p>
          </table:table-cell>
          <table:table-cell office:value-type="string">
            <text:p>RED</text:p>
          </table:table-cell>
          <table:table-cell office:value-type="string">
            <text:p>Spätburgunder „N°2“ Weingut Adenauer Ahrweiler Deutschland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4300">
            <text:p>43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awwczedpya4b7wf0h0h6twm</text:p>
          </table:table-cell>
          <table:table-cell office:value-type="string">
            <text:p>RED</text:p>
          </table:table-cell>
          <table:table-cell office:value-type="string">
            <text:p>Ahrweiler Spätburgunder</text:p>
          </table:table-cell>
          <table:table-cell office:value-type="string">
            <text:p>J.J. Adeneuer</text:p>
          </table:table-cell>
          <table:table-cell office:value-type="float" office:value="40.577217">
            <text:p>40.577217</text:p>
          </table:table-cell>
        </table:table-row>
        <table:table-row>
          <table:table-cell office:value-type="string"/>
          <table:table-cell office:value-type="float" office:value="137">
            <text:p>137</text:p>
          </table:table-cell>
          <table:table-cell office:value-type="string">
            <text:p>RED</text:p>
          </table:table-cell>
          <table:table-cell office:value-type="string">
            <text:p>Spätburgunder „Kleine Kammer“ Weingut Adenauer Ahrweiler Deutschland</text:p>
          </table:table-cell>
          <table:table-cell office:value-type="string"/>
          <table:table-cell office:value-type="string">
            <text:p> + 0,75 l - 63 €</text:p>
          </table:table-cell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6300">
            <text:p>63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awwczedpya4b7wf0h0h6twm</text:p>
          </table:table-cell>
          <table:table-cell office:value-type="string">
            <text:p>RED</text:p>
          </table:table-cell>
          <table:table-cell office:value-type="string">
            <text:p>Ahrweiler Spätburgunder</text:p>
          </table:table-cell>
          <table:table-cell office:value-type="string">
            <text:p>J.J. Adeneuer</text:p>
          </table:table-cell>
          <table:table-cell office:value-type="float" office:value="40.577217">
            <text:p>40.577217</text:p>
          </table:table-cell>
        </table:table-row>
        <table:table-row>
          <table:table-cell office:value-type="string"/>
          <table:table-cell office:value-type="float" office:value="138">
            <text:p>138</text:p>
          </table:table-cell>
          <table:table-cell office:value-type="string">
            <text:p>RED</text:p>
          </table:table-cell>
          <table:table-cell office:value-type="string">
            <text:p>Spätburgunder „Rosenthal“ Weingut Adenauer Ahrweiler Deutschland</text:p>
          </table:table-cell>
          <table:table-cell office:value-type="string"/>
          <table:table-cell office:value-type="string">
            <text:p> + 0,75 l - 83 €</text:p>
          </table:table-cell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8300">
            <text:p>83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awwczedpya4b7wf0h0h6twm</text:p>
          </table:table-cell>
          <table:table-cell office:value-type="string">
            <text:p>RED</text:p>
          </table:table-cell>
          <table:table-cell office:value-type="string">
            <text:p>Ahrweiler Spätburgunder</text:p>
          </table:table-cell>
          <table:table-cell office:value-type="string">
            <text:p>J.J. Adeneuer</text:p>
          </table:table-cell>
          <table:table-cell office:value-type="float" office:value="40.577217">
            <text:p>40.577217</text:p>
          </table:table-cell>
        </table:table-row>
        <table:table-row>
          <table:table-cell office:value-type="string"/>
          <table:table-cell office:value-type="float" office:value="139">
            <text:p>139</text:p>
          </table:table-cell>
          <table:table-cell office:value-type="string">
            <text:p>RED</text:p>
          </table:table-cell>
          <table:table-cell office:value-type="string">
            <text:p>RIPASSA - ZENATO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3700">
            <text:p>3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d1fnr67jf8jfan1y6x</text:p>
          </table:table-cell>
          <table:table-cell office:value-type="string">
            <text:p>RED</text:p>
          </table:table-cell>
          <table:table-cell office:value-type="string">
            <text:p>Ripassa Valpolicella Ripasso Superiore</text:p>
          </table:table-cell>
          <table:table-cell office:value-type="string">
            <text:p>Zenato</text:p>
          </table:table-cell>
          <table:table-cell office:value-type="float" office:value="32.55292">
            <text:p>32.55292</text:p>
          </table:table-cell>
        </table:table-row>
        <table:table-row>
          <table:table-cell office:value-type="string"/>
          <table:table-cell office:value-type="float" office:value="140">
            <text:p>140</text:p>
          </table:table-cell>
          <table:table-cell office:value-type="string">
            <text:p>RED</text:p>
          </table:table-cell>
          <table:table-cell office:value-type="string">
            <text:p>CHIANTI NOZZOLE - FOLONARI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3000">
            <text:p>3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84510z7t51yh4wewdh</text:p>
          </table:table-cell>
          <table:table-cell office:value-type="string">
            <text:p>RED</text:p>
          </table:table-cell>
          <table:table-cell office:value-type="string">
            <text:p>Villa Nozzole Chianti Classico</text:p>
          </table:table-cell>
          <table:table-cell office:value-type="string">
            <text:p>Tenuta di Nozzole</text:p>
          </table:table-cell>
          <table:table-cell office:value-type="float" office:value="33.82708">
            <text:p>33.82708</text:p>
          </table:table-cell>
        </table:table-row>
        <table:table-row>
          <table:table-cell office:value-type="string"/>
          <table:table-cell office:value-type="float" office:value="141">
            <text:p>141</text:p>
          </table:table-cell>
          <table:table-cell office:value-type="string">
            <text:p>RED</text:p>
          </table:table-cell>
          <table:table-cell office:value-type="string">
            <text:p>Chianti Classico Riserva Antinori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3700">
            <text:p>3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swndtayhsp089ks5c1</text:p>
          </table:table-cell>
          <table:table-cell office:value-type="string">
            <text:p>RED</text:p>
          </table:table-cell>
          <table:table-cell office:value-type="string">
            <text:p>Villa Antinori Chianti Classico Riserva</text:p>
          </table:table-cell>
          <table:table-cell office:value-type="string">
            <text:p>Antinori</text:p>
          </table:table-cell>
          <table:table-cell office:value-type="float" office:value="42.407734">
            <text:p>42.407734</text:p>
          </table:table-cell>
        </table:table-row>
        <table:table-row>
          <table:table-cell office:value-type="string"/>
          <table:table-cell office:value-type="float" office:value="142">
            <text:p>142</text:p>
          </table:table-cell>
          <table:table-cell office:value-type="string">
            <text:p>RED</text:p>
          </table:table-cell>
          <table:table-cell office:value-type="string">
            <text:p>Lodai Kellerei Fertuna toscana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3600">
            <text:p>36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es5agcj68hd5gda8tv</text:p>
          </table:table-cell>
          <table:table-cell office:value-type="string">
            <text:p>RED</text:p>
          </table:table-cell>
          <table:table-cell office:value-type="string">
            <text:p>Lodai Maremma Toscana</text:p>
          </table:table-cell>
          <table:table-cell office:value-type="string">
            <text:p>Fertuna</text:p>
          </table:table-cell>
          <table:table-cell office:value-type="float" office:value="39.20594">
            <text:p>39.20594</text:p>
          </table:table-cell>
        </table:table-row>
        <table:table-row>
          <table:table-cell office:value-type="string"/>
          <table:table-cell office:value-type="float" office:value="143">
            <text:p>143</text:p>
          </table:table-cell>
          <table:table-cell office:value-type="string">
            <text:p>RED</text:p>
          </table:table-cell>
          <table:table-cell office:value-type="string">
            <text:p>Le Difese San Guido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4800">
            <text:p>4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d26w035f1fyngbtc2g</text:p>
          </table:table-cell>
          <table:table-cell office:value-type="string">
            <text:p>RED</text:p>
          </table:table-cell>
          <table:table-cell office:value-type="string">
            <text:p>Le Difese</text:p>
          </table:table-cell>
          <table:table-cell office:value-type="string">
            <text:p>Tenuta San Guido</text:p>
          </table:table-cell>
          <table:table-cell office:value-type="float" office:value="40.307587">
            <text:p>40.307587</text:p>
          </table:table-cell>
        </table:table-row>
        <table:table-row>
          <table:table-cell office:value-type="string"/>
          <table:table-cell office:value-type="float" office:value="144">
            <text:p>144</text:p>
          </table:table-cell>
          <table:table-cell office:value-type="string">
            <text:p>RED</text:p>
          </table:table-cell>
          <table:table-cell office:value-type="string">
            <text:p>GUIDALBERTO SAN Guido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7800">
            <text:p>7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nx8asdj89jfbepz68c</text:p>
          </table:table-cell>
          <table:table-cell office:value-type="string">
            <text:p>RED</text:p>
          </table:table-cell>
          <table:table-cell office:value-type="string">
            <text:p>Guidalberto</text:p>
          </table:table-cell>
          <table:table-cell office:value-type="string">
            <text:p>Tenuta San Guido</text:p>
          </table:table-cell>
          <table:table-cell office:value-type="float" office:value="40.16155">
            <text:p>40.16155</text:p>
          </table:table-cell>
        </table:table-row>
        <table:table-row>
          <table:table-cell office:value-type="string"/>
          <table:table-cell office:value-type="float" office:value="144">
            <text:p>144</text:p>
          </table:table-cell>
          <table:table-cell office:value-type="string">
            <text:p>RED</text:p>
          </table:table-cell>
          <table:table-cell office:value-type="string">
            <text:p>GUIDALBERTO SAN Guido 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string">
            <text:p>0</text:p>
          </table:table-cell>
          <table:table-cell office:value-type="float" office:value="7800">
            <text:p>7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nx8asdj89jfbepz68c</text:p>
          </table:table-cell>
          <table:table-cell office:value-type="string">
            <text:p>RED</text:p>
          </table:table-cell>
          <table:table-cell office:value-type="string">
            <text:p>Guidalberto</text:p>
          </table:table-cell>
          <table:table-cell office:value-type="string">
            <text:p>Tenuta San Guido</text:p>
          </table:table-cell>
          <table:table-cell office:value-type="float" office:value="40.16155">
            <text:p>40.16155</text:p>
          </table:table-cell>
        </table:table-row>
        <table:table-row>
          <table:table-cell office:value-type="string"/>
          <table:table-cell office:value-type="float" office:value="147">
            <text:p>147</text:p>
          </table:table-cell>
          <table:table-cell office:value-type="string">
            <text:p>RED</text:p>
          </table:table-cell>
          <table:table-cell office:value-type="string">
            <text:p>Brunello di M. Casanova di Neri Tenuta Nuova </text:p>
          </table:table-cell>
          <table:table-cell office:value-type="string"/>
          <table:table-cell office:value-type="string">
            <text:p>James Suckling 99/100 , Robert Parker 98/100</text:p>
          </table:table-cell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13000">
            <text:p>13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fgsnd47xs02ye7gr6g</text:p>
          </table:table-cell>
          <table:table-cell office:value-type="string">
            <text:p>RED</text:p>
          </table:table-cell>
          <table:table-cell office:value-type="string">
            <text:p>Tenuta Nuova Brunello di Montalcino</text:p>
          </table:table-cell>
          <table:table-cell office:value-type="string">
            <text:p>Casanova di Neri</text:p>
          </table:table-cell>
          <table:table-cell office:value-type="float" office:value="62.615414">
            <text:p>62.615414</text:p>
          </table:table-cell>
        </table:table-row>
        <table:table-row>
          <table:table-cell office:value-type="string"/>
          <table:table-cell office:value-type="float" office:value="149">
            <text:p>149</text:p>
          </table:table-cell>
          <table:table-cell office:value-type="string">
            <text:p>RED</text:p>
          </table:table-cell>
          <table:table-cell office:value-type="string">
            <text:p>“TESTAMATTA” BIBI GRAETZ (Robert Parker 96 Punkte) </text:p>
          </table:table-cell>
          <table:table-cell office:value-type="string"/>
          <table:table-cell office:value-type="string">
            <text:p>Robert Parker 96 Punkte</text:p>
          </table:table-cell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10900">
            <text:p>109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d6hxayhxgx9bvd6ge3</text:p>
          </table:table-cell>
          <table:table-cell office:value-type="string">
            <text:p>RED</text:p>
          </table:table-cell>
          <table:table-cell office:value-type="string">
            <text:p>Testamatta Toscana</text:p>
          </table:table-cell>
          <table:table-cell office:value-type="string">
            <text:p>Bibi Graetz</text:p>
          </table:table-cell>
          <table:table-cell office:value-type="float" office:value="55.35928">
            <text:p>55.35928</text:p>
          </table:table-cell>
        </table:table-row>
        <table:table-row>
          <table:table-cell office:value-type="string"/>
          <table:table-cell office:value-type="float" office:value="150">
            <text:p>150</text:p>
          </table:table-cell>
          <table:table-cell office:value-type="string">
            <text:p>RED</text:p>
          </table:table-cell>
          <table:table-cell office:value-type="string">
            <text:p>“TIGNANELLO” - Tignanello - ANTINOri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11800">
            <text:p>11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</text:p>
          </table:table-cell>
          <table:table-cell office:value-type="float" office:value="54.704067">
            <text:p>54.704067</text:p>
          </table:table-cell>
        </table:table-row>
        <table:table-row>
          <table:table-cell office:value-type="string"/>
          <table:table-cell office:value-type="float" office:value="150">
            <text:p>150</text:p>
          </table:table-cell>
          <table:table-cell office:value-type="string">
            <text:p>RED</text:p>
          </table:table-cell>
          <table:table-cell office:value-type="string">
            <text:p>“TIGNANELLO” - Tignanello - ANTINOri 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string">
            <text:p>0</text:p>
          </table:table-cell>
          <table:table-cell office:value-type="float" office:value="11800">
            <text:p>11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</text:p>
          </table:table-cell>
          <table:table-cell office:value-type="float" office:value="54.704067">
            <text:p>54.704067</text:p>
          </table:table-cell>
        </table:table-row>
        <table:table-row>
          <table:table-cell office:value-type="string"/>
          <table:table-cell office:value-type="float" office:value="151">
            <text:p>151</text:p>
          </table:table-cell>
          <table:table-cell office:value-type="string">
            <text:p>RED</text:p>
          </table:table-cell>
          <table:table-cell office:value-type="string">
            <text:p>“Luce” Tenuta Luce (James Suckling 99 Punkte) </text:p>
          </table:table-cell>
          <table:table-cell office:value-type="string"/>
          <table:table-cell office:value-type="string">
            <text:p>James Suckling 99 Punkte</text:p>
          </table:table-cell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15800">
            <text:p>15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m9jp96emkssr3n64wy</text:p>
          </table:table-cell>
          <table:table-cell office:value-type="string">
            <text:p>RED</text:p>
          </table:table-cell>
          <table:table-cell office:value-type="string">
            <text:p>Luce</text:p>
          </table:table-cell>
          <table:table-cell office:value-type="string">
            <text:p>Tenuta Luce</text:p>
          </table:table-cell>
          <table:table-cell office:value-type="float" office:value="62.028584">
            <text:p>62.028584</text:p>
          </table:table-cell>
        </table:table-row>
        <table:table-row>
          <table:table-cell office:value-type="string"/>
          <table:table-cell office:value-type="float" office:value="152">
            <text:p>152</text:p>
          </table:table-cell>
          <table:table-cell office:value-type="string">
            <text:p>RED</text:p>
          </table:table-cell>
          <table:table-cell office:value-type="string">
            <text:p>“ORNELLAIA” IL VIGORE BOLGHERI SUPERIORE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25500">
            <text:p>25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84z2nc5cd3spjanz4t</text:p>
          </table:table-cell>
          <table:table-cell office:value-type="string">
            <text:p>RED</text:p>
          </table:table-cell>
          <table:table-cell office:value-type="string">
            <text:p>Il Vigore</text:p>
          </table:table-cell>
          <table:table-cell office:value-type="string">
            <text:p>Ornellaia</text:p>
          </table:table-cell>
          <table:table-cell office:value-type="float" office:value="41.922043">
            <text:p>41.922043</text:p>
          </table:table-cell>
        </table:table-row>
        <table:table-row>
          <table:table-cell office:value-type="string"/>
          <table:table-cell office:value-type="float" office:value="152">
            <text:p>152</text:p>
          </table:table-cell>
          <table:table-cell office:value-type="string">
            <text:p>RED</text:p>
          </table:table-cell>
          <table:table-cell office:value-type="string">
            <text:p>“ORNELLAIA” IL VIGORE BOLGHERI SUPERIORE 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string">
            <text:p>0</text:p>
          </table:table-cell>
          <table:table-cell office:value-type="float" office:value="25500">
            <text:p>25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84z2nc5cd3spjanz4t</text:p>
          </table:table-cell>
          <table:table-cell office:value-type="string">
            <text:p>RED</text:p>
          </table:table-cell>
          <table:table-cell office:value-type="string">
            <text:p>Il Vigore</text:p>
          </table:table-cell>
          <table:table-cell office:value-type="string">
            <text:p>Ornellaia</text:p>
          </table:table-cell>
          <table:table-cell office:value-type="float" office:value="41.922043">
            <text:p>41.922043</text:p>
          </table:table-cell>
        </table:table-row>
        <table:table-row>
          <table:table-cell office:value-type="string"/>
          <table:table-cell office:value-type="float" office:value="152">
            <text:p>152</text:p>
          </table:table-cell>
          <table:table-cell office:value-type="string">
            <text:p>RED</text:p>
          </table:table-cell>
          <table:table-cell office:value-type="string">
            <text:p>“ORNELLAIA” IL VIGORE BOLGHERI SUPERIORE 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string">
            <text:p>0</text:p>
          </table:table-cell>
          <table:table-cell office:value-type="float" office:value="25500">
            <text:p>25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84z2nc5cd3spjanz4t</text:p>
          </table:table-cell>
          <table:table-cell office:value-type="string">
            <text:p>RED</text:p>
          </table:table-cell>
          <table:table-cell office:value-type="string">
            <text:p>Il Vigore</text:p>
          </table:table-cell>
          <table:table-cell office:value-type="string">
            <text:p>Ornellaia</text:p>
          </table:table-cell>
          <table:table-cell office:value-type="float" office:value="41.922043">
            <text:p>41.922043</text:p>
          </table:table-cell>
        </table:table-row>
        <table:table-row>
          <table:table-cell office:value-type="string"/>
          <table:table-cell office:value-type="float" office:value="153">
            <text:p>153</text:p>
          </table:table-cell>
          <table:table-cell office:value-type="string">
            <text:p>RED</text:p>
          </table:table-cell>
          <table:table-cell office:value-type="string">
            <text:p>“Solaia” Antinori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36500">
            <text:p>36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d1h92b8zw54j1dbj0q</text:p>
          </table:table-cell>
          <table:table-cell office:value-type="string">
            <text:p>RED</text:p>
          </table:table-cell>
          <table:table-cell office:value-type="string">
            <text:p>Villa Antinori Rosso</text:p>
          </table:table-cell>
          <table:table-cell office:value-type="string">
            <text:p>Antinori</text:p>
          </table:table-cell>
          <table:table-cell office:value-type="float" office:value="33.989075">
            <text:p>33.989075</text:p>
          </table:table-cell>
        </table:table-row>
        <table:table-row>
          <table:table-cell office:value-type="string"/>
          <table:table-cell office:value-type="float" office:value="154">
            <text:p>154</text:p>
          </table:table-cell>
          <table:table-cell office:value-type="string">
            <text:p>RED</text:p>
          </table:table-cell>
          <table:table-cell office:value-type="string">
            <text:p>“Sito Moresco” Nebbiolo Barbera - Merlot Gaja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7900">
            <text:p>79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pp5ck3gwm5w4617e7m</text:p>
          </table:table-cell>
          <table:table-cell office:value-type="string">
            <text:p>RED</text:p>
          </table:table-cell>
          <table:table-cell office:value-type="string">
            <text:p>Sito Moresco Langhe</text:p>
          </table:table-cell>
          <table:table-cell office:value-type="string">
            <text:p>Gaja</text:p>
          </table:table-cell>
          <table:table-cell office:value-type="float" office:value="42.069366">
            <text:p>42.069366</text:p>
          </table:table-cell>
        </table:table-row>
        <table:table-row>
          <table:table-cell office:value-type="string"/>
          <table:table-cell office:value-type="float" office:value="156">
            <text:p>156</text:p>
          </table:table-cell>
          <table:table-cell office:value-type="string">
            <text:p>RED</text:p>
          </table:table-cell>
          <table:table-cell office:value-type="string">
            <text:p>CABERNET SAUVIGNON DARMAGI - GAJA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29000">
            <text:p>29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ppdm8hwsp2wvphad1q</text:p>
          </table:table-cell>
          <table:table-cell office:value-type="string">
            <text:p>RED</text:p>
          </table:table-cell>
          <table:table-cell office:value-type="string">
            <text:p>Darmagi Langhe</text:p>
          </table:table-cell>
          <table:table-cell office:value-type="string">
            <text:p>Gaja</text:p>
          </table:table-cell>
          <table:table-cell office:value-type="float" office:value="36.93362">
            <text:p>36.93362</text:p>
          </table:table-cell>
        </table:table-row>
        <table:table-row>
          <table:table-cell office:value-type="string"/>
          <table:table-cell office:value-type="float" office:value="157">
            <text:p>157</text:p>
          </table:table-cell>
          <table:table-cell office:value-type="string">
            <text:p>RED</text:p>
          </table:table-cell>
          <table:table-cell office:value-type="string">
            <text:p>AMARONE DELLA VALPOLICELLA - PIETRO DEL CERO CA DEI FRATI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11800">
            <text:p>11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g38xhhverb8hjn93qb</text:p>
          </table:table-cell>
          <table:table-cell office:value-type="string">
            <text:p>RED</text:p>
          </table:table-cell>
          <table:table-cell office:value-type="string">
            <text:p>Pietro Dal Cero Amarone della Valpolicella</text:p>
          </table:table-cell>
          <table:table-cell office:value-type="string">
            <text:p>Cà dei Frati</text:p>
          </table:table-cell>
          <table:table-cell office:value-type="float" office:value="56.100227">
            <text:p>56.100227</text:p>
          </table:table-cell>
        </table:table-row>
        <table:table-row>
          <table:table-cell office:value-type="string"/>
          <table:table-cell office:value-type="float" office:value="158">
            <text:p>158</text:p>
          </table:table-cell>
          <table:table-cell office:value-type="string">
            <text:p>RED</text:p>
          </table:table-cell>
          <table:table-cell office:value-type="string">
            <text:p>rosso dogato Merott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mnpz53trpyg2j9wbsn</text:p>
          </table:table-cell>
          <table:table-cell office:value-type="string">
            <text:p>RED</text:p>
          </table:table-cell>
          <table:table-cell office:value-type="string">
            <text:p>Rosso Dogato Cabernet Sauvignon</text:p>
          </table:table-cell>
          <table:table-cell office:value-type="string">
            <text:p>Merotto</text:p>
          </table:table-cell>
          <table:table-cell office:value-type="float" office:value="33.417118">
            <text:p>33.417118</text:p>
          </table:table-cell>
        </table:table-row>
        <table:table-row>
          <table:table-cell office:value-type="string"/>
          <table:table-cell office:value-type="float" office:value="158">
            <text:p>158</text:p>
          </table:table-cell>
          <table:table-cell office:value-type="string">
            <text:p>RED</text:p>
          </table:table-cell>
          <table:table-cell office:value-type="string">
            <text:p>rosso dogato Merotto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mnpz53trpyg2j9wbsn</text:p>
          </table:table-cell>
          <table:table-cell office:value-type="string">
            <text:p>RED</text:p>
          </table:table-cell>
          <table:table-cell office:value-type="string">
            <text:p>Rosso Dogato Cabernet Sauvignon</text:p>
          </table:table-cell>
          <table:table-cell office:value-type="string">
            <text:p>Merotto</text:p>
          </table:table-cell>
          <table:table-cell office:value-type="float" office:value="33.417118">
            <text:p>33.417118</text:p>
          </table:table-cell>
        </table:table-row>
        <table:table-row>
          <table:table-cell office:value-type="string"/>
          <table:table-cell office:value-type="float" office:value="158">
            <text:p>158</text:p>
          </table:table-cell>
          <table:table-cell office:value-type="string">
            <text:p>RED</text:p>
          </table:table-cell>
          <table:table-cell office:value-type="string">
            <text:p>rosso dogato Merotto</text:p>
          </table:table-cell>
          <table:table-cell office:value-type="string"/>
          <table:table-cell office:value-type="string"/>
          <table:table-cell office:value-type="string">
            <text:p>MATHUSALEM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mnpz53trpyg2j9wbsn</text:p>
          </table:table-cell>
          <table:table-cell office:value-type="string">
            <text:p>RED</text:p>
          </table:table-cell>
          <table:table-cell office:value-type="string">
            <text:p>Rosso Dogato Cabernet Sauvignon</text:p>
          </table:table-cell>
          <table:table-cell office:value-type="string">
            <text:p>Merotto</text:p>
          </table:table-cell>
          <table:table-cell office:value-type="float" office:value="33.417118">
            <text:p>33.417118</text:p>
          </table:table-cell>
        </table:table-row>
        <table:table-row>
          <table:table-cell office:value-type="string"/>
          <table:table-cell office:value-type="float" office:value="159">
            <text:p>159</text:p>
          </table:table-cell>
          <table:table-cell office:value-type="string">
            <text:p>RED</text:p>
          </table:table-cell>
          <table:table-cell office:value-type="string">
            <text:p>le pergole tor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zm2rdmnzjhg9mkfy79qf3</text:p>
          </table:table-cell>
          <table:table-cell office:value-type="string">
            <text:p>RED</text:p>
          </table:table-cell>
          <table:table-cell office:value-type="string">
            <text:p>Torre Rossa</text:p>
          </table:table-cell>
          <table:table-cell office:value-type="string">
            <text:p>Torre la Passeri</text:p>
          </table:table-cell>
          <table:table-cell office:value-type="float" office:value="17.93942">
            <text:p>17.93942</text:p>
          </table:table-cell>
        </table:table-row>
        <table:table-row>
          <table:table-cell office:value-type="string"/>
          <table:table-cell office:value-type="float" office:value="160">
            <text:p>160</text:p>
          </table:table-cell>
          <table:table-cell office:value-type="string">
            <text:p>RED</text:p>
          </table:table-cell>
          <table:table-cell office:value-type="string">
            <text:p>luce Brunello di montalci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d495jd2nppw10k2cyz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antina di Montalcino</text:p>
          </table:table-cell>
          <table:table-cell office:value-type="float" office:value="38.65188">
            <text:p>38.65188</text:p>
          </table:table-cell>
        </table:table-row>
        <table:table-row>
          <table:table-cell office:value-type="string"/>
          <table:table-cell office:value-type="float" office:value="161">
            <text:p>161</text:p>
          </table:table-cell>
          <table:table-cell office:value-type="string">
            <text:p>RED</text:p>
          </table:table-cell>
          <table:table-cell office:value-type="string">
            <text:p>contrada diciassettesalme etna cattane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hqgny88c4v2vf0vw05</text:p>
          </table:table-cell>
          <table:table-cell office:value-type="string">
            <text:p>RED</text:p>
          </table:table-cell>
          <table:table-cell office:value-type="string">
            <text:p>Etna Contrada Diciassettesalme Rosso</text:p>
          </table:table-cell>
          <table:table-cell office:value-type="string">
            <text:p>Cottanera</text:p>
          </table:table-cell>
          <table:table-cell office:value-type="float" office:value="51.31506">
            <text:p>51.31506</text:p>
          </table:table-cell>
        </table:table-row>
        <table:table-row>
          <table:table-cell office:value-type="string"/>
          <table:table-cell office:value-type="float" office:value="162">
            <text:p>162</text:p>
          </table:table-cell>
          <table:table-cell office:value-type="string">
            <text:p>RED</text:p>
          </table:table-cell>
          <table:table-cell office:value-type="string">
            <text:p>syrah calle al fico pet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852mghyjybtvaxx7p0</text:p>
          </table:table-cell>
          <table:table-cell office:value-type="string">
            <text:p>RED</text:p>
          </table:table-cell>
          <table:table-cell office:value-type="string">
            <text:p>Colle Al Fico Toscana</text:p>
          </table:table-cell>
          <table:table-cell office:value-type="string">
            <text:p>Petra</text:p>
          </table:table-cell>
          <table:table-cell office:value-type="float" office:value="39.268456">
            <text:p>39.268456</text:p>
          </table:table-cell>
        </table:table-row>
        <table:table-row>
          <table:table-cell office:value-type="string"/>
          <table:table-cell office:value-type="float" office:value="163">
            <text:p>163</text:p>
          </table:table-cell>
          <table:table-cell office:value-type="string">
            <text:p>RED</text:p>
          </table:table-cell>
          <table:table-cell office:value-type="string">
            <text:p>SASSICAIA - TENUTA SAN GUIDO 2004 2011 2012 2016 2017 2018 2019 2020</text:p>
          </table:table-cell>
          <table:table-cell office:value-type="string"/>
          <table:table-cell office:value-type="string">
            <text:p>Wir führen verschiedene Jahrgänge vom Kultwein Sassicaia. Preise auf Anfrage
Abbiamo anche dirverse annate del supertuscan Sassicaia. Prezzo su richiesta
 </text:p>
          </table:table-cell>
          <table:table-cell office:value-type="string">
            <text:p>BOTTLE</text:p>
          </table:table-cell>
          <table:table-cell office:value-type="string">
            <text:p>['2004', '2011', '2012', '2016', '2017', '2018', '2019', '2020']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5.614197">
            <text:p>45.614197</text:p>
          </table:table-cell>
        </table:table-row>
        <table:table-row>
          <table:table-cell office:value-type="string"/>
          <table:table-cell office:value-type="float" office:value="164">
            <text:p>164</text:p>
          </table:table-cell>
          <table:table-cell office:value-type="string"/>
          <table:table-cell office:value-type="string">
            <text:p>Südtiroler Sekt Brut Riserva „36“ Kellerei Meran 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string">
            <text:p>0</text:p>
          </table:table-cell>
          <table:table-cell office:value-type="float" office:value="8800">
            <text:p>8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r2pq1mddt3an3mny3988dd</text:p>
          </table:table-cell>
          <table:table-cell office:value-type="string">
            <text:p>SPARKLING</text:p>
          </table:table-cell>
          <table:table-cell office:value-type="string">
            <text:p>Riserva 36 Brut</text:p>
          </table:table-cell>
          <table:table-cell office:value-type="string">
            <text:p>Kellerei Meran</text:p>
          </table:table-cell>
          <table:table-cell office:value-type="float" office:value="48.857716">
            <text:p>48.857716</text:p>
          </table:table-cell>
        </table:table-row>
        <table:table-row>
          <table:table-cell office:value-type="string"/>
          <table:table-cell office:value-type="float" office:value="165">
            <text:p>165</text:p>
          </table:table-cell>
          <table:table-cell office:value-type="string"/>
          <table:table-cell office:value-type="string">
            <text:p>“Comitissa” Pas Dosé Riserva - Südtirol DOC 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string">
            <text:p>0</text:p>
          </table:table-cell>
          <table:table-cell office:value-type="float" office:value="9600">
            <text:p>96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f3cmbts4w0cgbm09zbfrjy</text:p>
          </table:table-cell>
          <table:table-cell office:value-type="string">
            <text:p>SPARKLING</text:p>
          </table:table-cell>
          <table:table-cell office:value-type="string">
            <text:p>Pas Dosè Riserva</text:p>
          </table:table-cell>
          <table:table-cell office:value-type="string">
            <text:p>Comitissa</text:p>
          </table:table-cell>
          <table:table-cell office:value-type="float" office:value="45.439007">
            <text:p>45.439007</text:p>
          </table:table-cell>
        </table:table-row>
        <table:table-row>
          <table:table-cell office:value-type="string"/>
          <table:table-cell office:value-type="float" office:value="167">
            <text:p>167</text:p>
          </table:table-cell>
          <table:table-cell office:value-type="string"/>
          <table:table-cell office:value-type="string">
            <text:p>“LUGANA” - CA DEI FRATI 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string">
            <text:p>0</text:p>
          </table:table-cell>
          <table:table-cell office:value-type="float" office:value="6400">
            <text:p>64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d21816c7pdatn9v5fq</text:p>
          </table:table-cell>
          <table:table-cell office:value-type="string">
            <text:p>WHITE</text:p>
          </table:table-cell>
          <table:table-cell office:value-type="string">
            <text:p>I Frati Lugana</text:p>
          </table:table-cell>
          <table:table-cell office:value-type="string">
            <text:p>Cà dei Frati</text:p>
          </table:table-cell>
          <table:table-cell office:value-type="float" office:value="47.855896">
            <text:p>47.855896</text:p>
          </table:table-cell>
        </table:table-row>
        <table:table-row>
          <table:table-cell office:value-type="string"/>
          <table:table-cell office:value-type="float" office:value="168">
            <text:p>168</text:p>
          </table:table-cell>
          <table:table-cell office:value-type="string"/>
          <table:table-cell office:value-type="string">
            <text:p>„Stoan“ Kellerei Tramin 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string">
            <text:p>0</text:p>
          </table:table-cell>
          <table:table-cell office:value-type="float" office:value="8400">
            <text:p>84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sq47xgny3zdnmy8t6fhvyr</text:p>
          </table:table-cell>
          <table:table-cell office:value-type="string">
            <text:p>WHITE</text:p>
          </table:table-cell>
          <table:table-cell office:value-type="string">
            <text:p>Stoan</text:p>
          </table:table-cell>
          <table:table-cell office:value-type="string">
            <text:p>Tramin</text:p>
          </table:table-cell>
          <table:table-cell office:value-type="float" office:value="40.096176">
            <text:p>40.096176</text:p>
          </table:table-cell>
        </table:table-row>
        <table:table-row>
          <table:table-cell office:value-type="string"/>
          <table:table-cell office:value-type="float" office:value="170">
            <text:p>170</text:p>
          </table:table-cell>
          <table:table-cell office:value-type="string"/>
          <table:table-cell office:value-type="string">
            <text:p>SAUVIGNON “QUARZ” - TERLAN 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string">
            <text:p>0</text:p>
          </table:table-cell>
          <table:table-cell office:value-type="float" office:value="17000">
            <text:p>17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Quarz Sauvignon</text:p>
          </table:table-cell>
          <table:table-cell office:value-type="string">
            <text:p>Terlan (Terlano)</text:p>
          </table:table-cell>
          <table:table-cell office:value-type="float" office:value="51.522858">
            <text:p>51.522858</text:p>
          </table:table-cell>
        </table:table-row>
        <table:table-row>
          <table:table-cell office:value-type="string"/>
          <table:table-cell office:value-type="float" office:value="171">
            <text:p>171</text:p>
          </table:table-cell>
          <table:table-cell office:value-type="string"/>
          <table:table-cell office:value-type="string">
            <text:p>pino grigio st. michael eppan 3 l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kpj16tf3ed9mnxc7mv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St. Michael-Eppan</text:p>
          </table:table-cell>
          <table:table-cell office:value-type="float" office:value="42.29632">
            <text:p>42.29632</text:p>
          </table:table-cell>
        </table:table-row>
        <table:table-row>
          <table:table-cell office:value-type="string"/>
          <table:table-cell office:value-type="float" office:value="172">
            <text:p>172</text:p>
          </table:table-cell>
          <table:table-cell office:value-type="string"/>
          <table:table-cell office:value-type="string">
            <text:p>“Trattmann” Pinot Noir Riserva Kellerei Girlan 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string">
            <text:p>0</text:p>
          </table:table-cell>
          <table:table-cell office:value-type="float" office:value="12200">
            <text:p>122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ktxgmhcw3y7x327kxd</text:p>
          </table:table-cell>
          <table:table-cell office:value-type="string">
            <text:p>RED</text:p>
          </table:table-cell>
          <table:table-cell office:value-type="string">
            <text:p>Trattmann Pinot Noir Riserva</text:p>
          </table:table-cell>
          <table:table-cell office:value-type="string">
            <text:p>Girlan</text:p>
          </table:table-cell>
          <table:table-cell office:value-type="float" office:value="43.65086">
            <text:p>43.65086</text:p>
          </table:table-cell>
        </table:table-row>
        <table:table-row>
          <table:table-cell office:value-type="string"/>
          <table:table-cell office:value-type="float" office:value="173">
            <text:p>173</text:p>
          </table:table-cell>
          <table:table-cell office:value-type="string"/>
          <table:table-cell office:value-type="string">
            <text:p>Merlot Riserva “Passion Limited Edition” DOC 2016 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string">
            <text:p>['2016']</text:p>
          </table:table-cell>
          <table:table-cell office:value-type="float" office:value="13500">
            <text:p>13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sq485g5cwwqqapbqtbtva5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Passion</text:p>
          </table:table-cell>
          <table:table-cell office:value-type="float" office:value="28.945559">
            <text:p>28.945559</text:p>
          </table:table-cell>
        </table:table-row>
        <table:table-row>
          <table:table-cell office:value-type="string"/>
          <table:table-cell office:value-type="float" office:value="174">
            <text:p>174</text:p>
          </table:table-cell>
          <table:table-cell office:value-type="string"/>
          <table:table-cell office:value-type="string">
            <text:p>MERLOT RISERVA „KRESSFELD“ - WEINGUT KORNELL </text:p>
          </table:table-cell>
          <table:table-cell office:value-type="string"/>
          <table:table-cell office:value-type="string">
            <text:p>Gambero Rosso 3 bicchieri</text:p>
          </table:table-cell>
          <table:table-cell office:value-type="string">
            <text:p>MAGNUM</text:p>
          </table:table-cell>
          <table:table-cell office:value-type="string">
            <text:p>0</text:p>
          </table:table-cell>
          <table:table-cell office:value-type="float" office:value="17200">
            <text:p>172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avweezez7xbwrgwrh61zpah</text:p>
          </table:table-cell>
          <table:table-cell office:value-type="string">
            <text:p>RED</text:p>
          </table:table-cell>
          <table:table-cell office:value-type="string">
            <text:p>Kressfeld Merlot Riserva</text:p>
          </table:table-cell>
          <table:table-cell office:value-type="string">
            <text:p>Kornell</text:p>
          </table:table-cell>
          <table:table-cell office:value-type="float" office:value="45.342125">
            <text:p>45.342125</text:p>
          </table:table-cell>
        </table:table-row>
        <table:table-row>
          <table:table-cell office:value-type="string"/>
          <table:table-cell office:value-type="float" office:value="175">
            <text:p>175</text:p>
          </table:table-cell>
          <table:table-cell office:value-type="string"/>
          <table:table-cell office:value-type="string">
            <text:p>Merlot “KUNST.STÜCK” RISERVA DOC 2018 Kellerei Kaltern 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string">
            <text:p>['2018']</text:p>
          </table:table-cell>
          <table:table-cell office:value-type="float" office:value="17500">
            <text:p>17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zm23n4bsypkqs0cvt08et</text:p>
          </table:table-cell>
          <table:table-cell office:value-type="string">
            <text:p>RED</text:p>
          </table:table-cell>
          <table:table-cell office:value-type="string">
            <text:p>Kunst.Stück Merlot Riserva</text:p>
          </table:table-cell>
          <table:table-cell office:value-type="string">
            <text:p>Kaltern</text:p>
          </table:table-cell>
          <table:table-cell office:value-type="float" office:value="42.020145">
            <text:p>42.020145</text:p>
          </table:table-cell>
        </table:table-row>
        <table:table-row>
          <table:table-cell office:value-type="string"/>
          <table:table-cell office:value-type="float" office:value="176">
            <text:p>176</text:p>
          </table:table-cell>
          <table:table-cell office:value-type="string"/>
          <table:table-cell office:value-type="string">
            <text:p>LAGREIN RISERVA “TABER” - KELLEREI BOZEN </text:p>
          </table:table-cell>
          <table:table-cell office:value-type="string"/>
          <table:table-cell office:value-type="string">
            <text:p>Gambero Rosso 3 bicchieri</text:p>
          </table:table-cell>
          <table:table-cell office:value-type="string">
            <text:p>MAGNUM</text:p>
          </table:table-cell>
          <table:table-cell office:value-type="string">
            <text:p>0</text:p>
          </table:table-cell>
          <table:table-cell office:value-type="float" office:value="14400">
            <text:p>144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Cantina Bolzano / Kellerei Bozen</text:p>
          </table:table-cell>
          <table:table-cell office:value-type="float" office:value="45.4915">
            <text:p>45.4915</text:p>
          </table:table-cell>
        </table:table-row>
        <table:table-row>
          <table:table-cell office:value-type="string"/>
          <table:table-cell office:value-type="float" office:value="177">
            <text:p>177</text:p>
          </table:table-cell>
          <table:table-cell office:value-type="string"/>
          <table:table-cell office:value-type="string">
            <text:p>LAGREIN RISERVA “PORPHYR” - KELLEREI TERLAN 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string">
            <text:p>0</text:p>
          </table:table-cell>
          <table:table-cell office:value-type="float" office:value="15400">
            <text:p>154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Terlan (Terlano)</text:p>
          </table:table-cell>
          <table:table-cell office:value-type="float" office:value="58.44566">
            <text:p>58.44566</text:p>
          </table:table-cell>
        </table:table-row>
        <table:table-row>
          <table:table-cell office:value-type="string"/>
          <table:table-cell office:value-type="float" office:value="178">
            <text:p>178</text:p>
          </table:table-cell>
          <table:table-cell office:value-type="string"/>
          <table:table-cell office:value-type="string">
            <text:p>“AMISTAR” CUVÉE MAGNUM - PETER SÖLVA </text:p>
          </table:table-cell>
          <table:table-cell office:value-type="string"/>
          <table:table-cell office:value-type="string">
            <text:p>WineHunter Award Platinum &amp; Gold</text:p>
          </table:table-cell>
          <table:table-cell office:value-type="string">
            <text:p>MAGNUM</text:p>
          </table:table-cell>
          <table:table-cell office:value-type="string">
            <text:p>0</text:p>
          </table:table-cell>
          <table:table-cell office:value-type="float" office:value="10800">
            <text:p>10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h4696kz0ytbwtarqyc</text:p>
          </table:table-cell>
          <table:table-cell office:value-type="string">
            <text:p>RED</text:p>
          </table:table-cell>
          <table:table-cell office:value-type="string">
            <text:p>Amistar Rosso Cuvèe</text:p>
          </table:table-cell>
          <table:table-cell office:value-type="string">
            <text:p>Peter Sölva</text:p>
          </table:table-cell>
          <table:table-cell office:value-type="float" office:value="43.297096">
            <text:p>43.297096</text:p>
          </table:table-cell>
        </table:table-row>
        <table:table-row>
          <table:table-cell office:value-type="string"/>
          <table:table-cell office:value-type="float" office:value="179">
            <text:p>179</text:p>
          </table:table-cell>
          <table:table-cell office:value-type="string"/>
          <table:table-cell office:value-type="string">
            <text:p>„Anticus“ Merlot Cabernet Riserva Kellerei Nals - Magreid 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string">
            <text:p>0</text:p>
          </table:table-cell>
          <table:table-cell office:value-type="float" office:value="13200">
            <text:p>132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pdnc1xqb9twv6da1tz</text:p>
          </table:table-cell>
          <table:table-cell office:value-type="string">
            <text:p>RED</text:p>
          </table:table-cell>
          <table:table-cell office:value-type="string">
            <text:p>Anticus Riserva</text:p>
          </table:table-cell>
          <table:table-cell office:value-type="string">
            <text:p>Nals Margreid</text:p>
          </table:table-cell>
          <table:table-cell office:value-type="float" office:value="49.774136">
            <text:p>49.774136</text:p>
          </table:table-cell>
        </table:table-row>
        <table:table-row>
          <table:table-cell office:value-type="string"/>
          <table:table-cell office:value-type="float" office:value="180">
            <text:p>180</text:p>
          </table:table-cell>
          <table:table-cell office:value-type="string"/>
          <table:table-cell office:value-type="string">
            <text:p>“Lacus” Weingut Walter Schullian (Jährlich nur 150 Flaschen) </text:p>
          </table:table-cell>
          <table:table-cell office:value-type="string"/>
          <table:table-cell office:value-type="string">
            <text:p>Jährlich nur 150 Flaschen</text:p>
          </table:table-cell>
          <table:table-cell office:value-type="string">
            <text:p>MAGNUM</text:p>
          </table:table-cell>
          <table:table-cell office:value-type="string">
            <text:p>0</text:p>
          </table:table-cell>
          <table:table-cell office:value-type="float" office:value="15500">
            <text:p>15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sq48fpz409a0t4x6q9jnn7</text:p>
          </table:table-cell>
          <table:table-cell office:value-type="string">
            <text:p>SPARKLING</text:p>
          </table:table-cell>
          <table:table-cell office:value-type="string">
            <text:p>Secco Walter Blanc</text:p>
          </table:table-cell>
          <table:table-cell office:value-type="string">
            <text:p>Weingut Walter Wien</text:p>
          </table:table-cell>
          <table:table-cell office:value-type="float" office:value="28.551506">
            <text:p>28.551506</text:p>
          </table:table-cell>
        </table:table-row>
        <table:table-row>
          <table:table-cell office:value-type="string"/>
          <table:table-cell office:value-type="float" office:value="181">
            <text:p>181</text:p>
          </table:table-cell>
          <table:table-cell office:value-type="string"/>
          <table:table-cell office:value-type="string">
            <text:p>le cupole rosso toscana 3 l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st68p7hnh5qyaeg1xzg</text:p>
          </table:table-cell>
          <table:table-cell office:value-type="string">
            <text:p>WHITE</text:p>
          </table:table-cell>
          <table:table-cell office:value-type="string">
            <text:p>Toscana Bianco</text:p>
          </table:table-cell>
          <table:table-cell office:value-type="string">
            <text:p>Collina Toscana</text:p>
          </table:table-cell>
          <table:table-cell office:value-type="float" office:value="27.105713">
            <text:p>27.105713</text:p>
          </table:table-cell>
        </table:table-row>
        <table:table-row>
          <table:table-cell office:value-type="string"/>
          <table:table-cell office:value-type="float" office:value="182">
            <text:p>182</text:p>
          </table:table-cell>
          <table:table-cell office:value-type="string"/>
          <table:table-cell office:value-type="string">
            <text:p>villa antinori chianti classico 3 l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sxjbxzsnqdzshxape2</text:p>
          </table:table-cell>
          <table:table-cell office:value-type="string">
            <text:p>RED</text:p>
          </table:table-cell>
          <table:table-cell office:value-type="string">
            <text:p>Villa Antinori Chianti Classico</text:p>
          </table:table-cell>
          <table:table-cell office:value-type="string">
            <text:p>Antinori</text:p>
          </table:table-cell>
          <table:table-cell office:value-type="float" office:value="46.155254">
            <text:p>46.155254</text:p>
          </table:table-cell>
        </table:table-row>
        <table:table-row>
          <table:table-cell office:value-type="string"/>
          <table:table-cell office:value-type="float" office:value="183">
            <text:p>183</text:p>
          </table:table-cell>
          <table:table-cell office:value-type="string"/>
          <table:table-cell office:value-type="string">
            <text:p>fomtalloro toscana felsina 3 l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803g52eh6v7h6921w3</text:p>
          </table:table-cell>
          <table:table-cell office:value-type="string">
            <text:p>RED</text:p>
          </table:table-cell>
          <table:table-cell office:value-type="string">
            <text:p>Fontalloro</text:p>
          </table:table-cell>
          <table:table-cell office:value-type="string">
            <text:p>Fèlsina</text:p>
          </table:table-cell>
          <table:table-cell office:value-type="float" office:value="41.346043">
            <text:p>41.346043</text:p>
          </table:table-cell>
        </table:table-row>
        <table:table-row>
          <table:table-cell office:value-type="string"/>
          <table:table-cell office:value-type="float" office:value="184">
            <text:p>184</text:p>
          </table:table-cell>
          <table:table-cell office:value-type="string"/>
          <table:table-cell office:value-type="string">
            <text:p>“TIGNANELLO” - ANTInori TOSKANA 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string">
            <text:p>0</text:p>
          </table:table-cell>
          <table:table-cell office:value-type="float" office:value="23800">
            <text:p>23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</text:p>
          </table:table-cell>
          <table:table-cell office:value-type="float" office:value="38.303463">
            <text:p>38.303463</text:p>
          </table:table-cell>
        </table:table-row>
        <table:table-row>
          <table:table-cell office:value-type="string"/>
          <table:table-cell office:value-type="float" office:value="185">
            <text:p>185</text:p>
          </table:table-cell>
          <table:table-cell office:value-type="string"/>
          <table:table-cell office:value-type="string">
            <text:p>podere le ripi Amar d. fallia 6 l toscana rosso</text:p>
          </table:table-cell>
          <table:table-cell office:value-type="string"/>
          <table:table-cell office:value-type="string"/>
          <table:table-cell office:value-type="string">
            <text:p>MATHUSALEM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avwef7ya7xsapjneazpzm2z</text:p>
          </table:table-cell>
          <table:table-cell office:value-type="string">
            <text:p>RED</text:p>
          </table:table-cell>
          <table:table-cell office:value-type="string">
            <text:p>Le Ripi Toscana</text:p>
          </table:table-cell>
          <table:table-cell office:value-type="string">
            <text:p>Podere le Ripi</text:p>
          </table:table-cell>
          <table:table-cell office:value-type="float" office:value="49.726177">
            <text:p>49.726177</text:p>
          </table:table-cell>
        </table:table-row>
        <table:table-row>
          <table:table-cell office:value-type="string"/>
          <table:table-cell office:value-type="float" office:value="186">
            <text:p>186</text:p>
          </table:table-cell>
          <table:table-cell office:value-type="string"/>
          <table:table-cell office:value-type="string">
            <text:p>amarone d. v. sant antonio 6 l</text:p>
          </table:table-cell>
          <table:table-cell office:value-type="string"/>
          <table:table-cell office:value-type="string"/>
          <table:table-cell office:value-type="string">
            <text:p>MATHUSALEM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cwsykz9y1ehgsz4wnz3a0rf</text:p>
          </table:table-cell>
          <table:table-cell office:value-type="string">
            <text:p>RED</text:p>
          </table:table-cell>
          <table:table-cell office:value-type="string">
            <text:p>Les Secrets de Saint Antonin</text:p>
          </table:table-cell>
          <table:table-cell office:value-type="string">
            <text:p>Saint Antonin</text:p>
          </table:table-cell>
          <table:table-cell office:value-type="float" office:value="27.735878">
            <text:p>27.735878</text:p>
          </table:table-cell>
        </table:table-row>
        <table:table-row>
          <table:table-cell office:value-type="string"/>
          <table:table-cell office:value-type="float" office:value="187">
            <text:p>187</text:p>
          </table:table-cell>
          <table:table-cell office:value-type="string">
            <text:p>DESSERT</text:p>
          </table:table-cell>
          <table:table-cell office:value-type="string">
            <text:p>GOLDMUSKATELLER - KELLEREI KALTER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2600">
            <text:p>26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dgjjpdxvted1cpey4d</text:p>
          </table:table-cell>
          <table:table-cell office:value-type="string">
            <text:p>DESSERT</text:p>
          </table:table-cell>
          <table:table-cell office:value-type="string">
            <text:p>Goldmuskateller Moscato Giallo</text:p>
          </table:table-cell>
          <table:table-cell office:value-type="string">
            <text:p>Kaltern</text:p>
          </table:table-cell>
          <table:table-cell office:value-type="float" office:value="31.945658">
            <text:p>31.945658</text:p>
          </table:table-cell>
        </table:table-row>
        <table:table-row>
          <table:table-cell office:value-type="string"/>
          <table:table-cell office:value-type="float" office:value="188">
            <text:p>188</text:p>
          </table:table-cell>
          <table:table-cell office:value-type="string">
            <text:p>DESSERT</text:p>
          </table:table-cell>
          <table:table-cell office:value-type="string">
            <text:p>„Rote Rose“ Kellerei Nals Margreid halbtrocke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2600">
            <text:p>26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pdzb94jpm7t501wmka</text:p>
          </table:table-cell>
          <table:table-cell office:value-type="string">
            <text:p>ROSE</text:p>
          </table:table-cell>
          <table:table-cell office:value-type="string">
            <text:p>Rote Rose</text:p>
          </table:table-cell>
          <table:table-cell office:value-type="string">
            <text:p>Nals Margreid</text:p>
          </table:table-cell>
          <table:table-cell office:value-type="float" office:value="48.1603">
            <text:p>48.1603</text:p>
          </table:table-cell>
        </table:table-row>
        <table:table-row>
          <table:table-cell office:value-type="string"/>
          <table:table-cell office:value-type="float" office:value="189">
            <text:p>189</text:p>
          </table:table-cell>
          <table:table-cell office:value-type="string">
            <text:p>DESSERT</text:p>
          </table:table-cell>
          <table:table-cell office:value-type="string">
            <text:p>PETIT MANSENG - KELLEREI ST. PAULS </text:p>
          </table:table-cell>
          <table:table-cell office:value-type="string"/>
          <table:table-cell office:value-type="string"/>
          <table:table-cell office:value-type="string">
            <text:p>HALF_LITER</text:p>
          </table:table-cell>
          <table:table-cell office:value-type="string">
            <text:p>0</text:p>
          </table:table-cell>
          <table:table-cell office:value-type="float" office:value="4300">
            <text:p>43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sq485hejh7yc294es78d94</text:p>
          </table:table-cell>
          <table:table-cell office:value-type="string">
            <text:p>WHITE</text:p>
          </table:table-cell>
          <table:table-cell office:value-type="string">
            <text:p>Passion Petit Manseng</text:p>
          </table:table-cell>
          <table:table-cell office:value-type="string">
            <text:p>Kellerei St. Pauls</text:p>
          </table:table-cell>
          <table:table-cell office:value-type="float" office:value="43.972588">
            <text:p>43.972588</text:p>
          </table:table-cell>
        </table:table-row>
        <table:table-row>
          <table:table-cell office:value-type="string"/>
          <table:table-cell office:value-type="float" office:value="190">
            <text:p>190</text:p>
          </table:table-cell>
          <table:table-cell office:value-type="string">
            <text:p>DESSERT</text:p>
          </table:table-cell>
          <table:table-cell office:value-type="string">
            <text:p>TRE FILER - CA Dei FRATI 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string">
            <text:p>0</text:p>
          </table:table-cell>
          <table:table-cell office:value-type="float" office:value="3000">
            <text:p>3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d8d13psg195de23bfb</text:p>
          </table:table-cell>
          <table:table-cell office:value-type="string">
            <text:p>SPARKLING</text:p>
          </table:table-cell>
          <table:table-cell office:value-type="string">
            <text:p>Cuvée dei Frati Brut</text:p>
          </table:table-cell>
          <table:table-cell office:value-type="string">
            <text:p>Cà dei Frati</text:p>
          </table:table-cell>
          <table:table-cell office:value-type="float" office:value="43.475803">
            <text:p>43.475803</text:p>
          </table:table-cell>
        </table:table-row>
        <table:table-row>
          <table:table-cell office:value-type="string"/>
          <table:table-cell office:value-type="float" office:value="191">
            <text:p>191</text:p>
          </table:table-cell>
          <table:table-cell office:value-type="string">
            <text:p>DESSERT</text:p>
          </table:table-cell>
          <table:table-cell office:value-type="string">
            <text:p>Rosenmuskateller Abtei Muri gries Limited Edition 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string">
            <text:p>0</text:p>
          </table:table-cell>
          <table:table-cell office:value-type="float" office:value="4400">
            <text:p>44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cycw5gjsaxkj9xmbngcd075</text:p>
          </table:table-cell>
          <table:table-cell office:value-type="string">
            <text:p>WHITE</text:p>
          </table:table-cell>
          <table:table-cell office:value-type="string">
            <text:p>Pinot Gris</text:p>
          </table:table-cell>
          <table:table-cell office:value-type="string">
            <text:p>Domaine Maurice Griss</text:p>
          </table:table-cell>
          <table:table-cell office:value-type="float" office:value="18.30693">
            <text:p>18.30693</text:p>
          </table:table-cell>
        </table:table-row>
        <table:table-row>
          <table:table-cell office:value-type="string"/>
          <table:table-cell office:value-type="float" office:value="192">
            <text:p>192</text:p>
          </table:table-cell>
          <table:table-cell office:value-type="string">
            <text:p>DESSERT</text:p>
          </table:table-cell>
          <table:table-cell office:value-type="string">
            <text:p>Südtiroler Moscato „Rosa“ Castel Salegg Limited Edition 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string">
            <text:p>0</text:p>
          </table:table-cell>
          <table:table-cell office:value-type="float" office:value="5900">
            <text:p>59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sxmw6nhm703kat91s5t3n</text:p>
          </table:table-cell>
          <table:table-cell office:value-type="string">
            <text:p>DESSERT</text:p>
          </table:table-cell>
          <table:table-cell office:value-type="string">
            <text:p>Moscato Rosa</text:p>
          </table:table-cell>
          <table:table-cell office:value-type="string">
            <text:p>Castel Sallegg</text:p>
          </table:table-cell>
          <table:table-cell office:value-type="float" office:value="40.26851">
            <text:p>40.26851</text:p>
          </table:table-cell>
        </table:table-row>
        <table:table-row>
          <table:table-cell office:value-type="string"/>
          <table:table-cell office:value-type="float" office:value="193">
            <text:p>193</text:p>
          </table:table-cell>
          <table:table-cell office:value-type="string">
            <text:p>DESSERT</text:p>
          </table:table-cell>
          <table:table-cell office:value-type="string">
            <text:p>LILIAC &amp; KRACHER ICE WINE Limited Edition 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string">
            <text:p>0</text:p>
          </table:table-cell>
          <table:table-cell office:value-type="float" office:value="7500">
            <text:p>7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cwsykvzaffva3hg8ec3vv3s</text:p>
          </table:table-cell>
          <table:table-cell office:value-type="string">
            <text:p>DESSERT</text:p>
          </table:table-cell>
          <table:table-cell office:value-type="string">
            <text:p>Transylvanian Ice Wine</text:p>
          </table:table-cell>
          <table:table-cell office:value-type="string">
            <text:p>Liliac</text:p>
          </table:table-cell>
          <table:table-cell office:value-type="float" office:value="41.562317">
            <text:p>41.562317</text:p>
          </table:table-cell>
        </table:table-row>
      </table:table>
      <table:table table:name="Manual (DO NOT TOUCH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</table:table-row>
        <table:table-row>
          <table:table-cell table:formula="of:=IF(ISBLANK([.B2]); &quot;&quot;; 1)"/>
          <table:table-cell office:value-type="string"/>
          <table:table-cell office:value-type="float" office:value="51">
            <text:p>51</text:p>
          </table:table-cell>
          <table:table-cell office:value-type="string">
            <text:p>WHITE</text:p>
          </table:table-cell>
          <table:table-cell office:value-type="string">
            <text:p>WEISSBURGUNDER - BERGKELLEREI PASSEIER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4700">
            <text:p>4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</table:table-row>
        <table:table-row>
          <table:table-cell table:formula="of:=IF(ISBLANK([.B3]); &quot;&quot;; 1)"/>
          <table:table-cell office:value-type="string"/>
          <table:table-cell office:value-type="float" office:value="53">
            <text:p>53</text:p>
          </table:table-cell>
          <table:table-cell office:value-type="string">
            <text:p>WHITE</text:p>
          </table:table-cell>
          <table:table-cell office:value-type="string">
            <text:p>Terlaner „Rarity“ 2010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['2010']</text:p>
          </table:table-cell>
          <table:table-cell office:value-type="float" office:value="19500">
            <text:p>19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</table:table-row>
        <table:table-row>
          <table:table-cell table:formula="of:=IF(ISBLANK([.B4]); &quot;&quot;; 1)"/>
          <table:table-cell office:value-type="string"/>
          <table:table-cell office:value-type="float" office:value="93">
            <text:p>93</text:p>
          </table:table-cell>
          <table:table-cell office:value-type="string">
            <text:p>RED</text:p>
          </table:table-cell>
          <table:table-cell office:value-type="string">
            <text:p>BLAUBURGUNDER - PLONER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string">
            <text:p>0</text:p>
          </table:table-cell>
          <table:table-cell office:value-type="float" office:value="3800">
            <text:p>3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